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4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/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17" style:family="table-cell" style:parent-style-name="Default">
      <style:table-cell-properties fo:wrap-option="wrap"/>
      <style:text-properties style:font-name="Arial"/>
    </style:style>
    <style:style style:name="ce7" style:family="table-cell" style:parent-style-name="Default" style:data-style-name="N2">
      <style:table-cell-properties fo:wrap-option="wrap" style:rotation-angle="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rotation-angle="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style:rotation-angle="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21">
      <style:text-properties style:font-name="Arial"/>
    </style:style>
    <style:style style:name="ce21" style:family="table-cell" style:parent-style-name="Default" style:data-style-name="N2"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 Unicode MS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BattleBusLocomotor" table:style-name="ta1">
        <table:shapes>
          <draw:frame draw:z-index="0" draw:style-name="gr1" draw:text-style-name="P1" svg:width="9.7827in" svg:height="6.5138in" svg:x="11.3106in" svg:y="13.9043in">
            <draw:object draw:notify-on-update-of-ranges="BattleBusLocomotor.B74:BattleBusLocomotor.B110 BattleBusLocomotor.C73:BattleBusLocomotor.C73 BattleBusLocomotor.C74:BattleBusLocomotor.C110 BattleBusLocomotor.D73:BattleBusLocomotor.D73 BattleBusLocomotor.D74:BattleBusLocomotor.D1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TestTurnAngle</text:p>
          </table:table-cell>
          <table:table-cell/>
          <table:table-cell table:style-name="ce7" office:value-type="float" office:value="90" calcext:value-type="float">
            <text:p>90.00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TestDriveDuration</text:p>
          </table:table-cell>
          <table:table-cell/>
          <table:table-cell table:style-name="ce7" office:value-type="float" office:value="5" calcext:value-type="float">
            <text:p>5.00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FrameTime</text:p>
          </table:table-cell>
          <table:table-cell/>
          <table:table-cell table:style-name="ce8" table:formula="of:=1/30" office:value-type="float" office:value="0.0333333333333333" calcext:value-type="float">
            <text:p>0.0333333333333333</text:p>
          </table:table-cell>
          <table:table-cell table:style-name="ce8"/>
          <table:table-cell table:number-columns-repeated="1020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BattleBusLocomotor </text:p>
          </table:table-cell>
          <table:table-cell table:style-name="ce9" office:value-type="string" calcext:value-type="string">
            <text:p>BattleBusLocomotor Fixe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peed </text:p>
          </table:table-cell>
          <table:table-cell table:style-name="ce2"/>
          <table:table-cell table:number-columns-repeated="2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edDamaged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nRate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nRateDamaged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leration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lerationDamaged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80" calcext:value-type="float">
            <text:p>2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king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TurnSpe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Time to reach full </text:span><text:span text:style-name="T2">Speed</text:span></text:p>
          </table:table-cell>
          <table:table-cell/>
          <table:table-cell table:style-name="ce10" table:formula="of:=[.C6] / [.C10]" office:value-type="float" office:value="0.07" calcext:value-type="float">
            <text:p>0.070</text:p>
          </table:table-cell>
          <table:table-cell table:style-name="ce10" table:formula="of:=[.D6] / [.D10]" office:value-type="float" office:value="0.175" calcext:value-type="float">
            <text:p>0.1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 to reach full SpeedDamaged</text:p>
          </table:table-cell>
          <table:table-cell/>
          <table:table-cell table:style-name="ce10" table:formula="of:=[.C7] / [.C11]" office:value-type="float" office:value="0.05" calcext:value-type="float">
            <text:p>0.050</text:p>
          </table:table-cell>
          <table:table-cell table:style-name="ce10" table:formula="of:=[.D7] / [.D11]" office:value-type="float" office:value="0.178571428571429" calcext:value-type="float">
            <text:p>0.1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 to reach full Speed after turn</text:p>
          </table:table-cell>
          <table:table-cell/>
          <table:table-cell table:style-name="ce10" table:formula="of:=([.C6] - [.C$13]) / [.C10]" office:value-type="float" office:value="0.07" calcext:value-type="float">
            <text:p>0.070</text:p>
          </table:table-cell>
          <table:table-cell table:style-name="ce10" table:formula="of:=([.D6] - [.D$13]) / [.D10]" office:value-type="float" office:value="0.1125" calcext:value-type="float">
            <text:p>0.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 to reach full SpeedDamaged after turn</text:p>
          </table:table-cell>
          <table:table-cell/>
          <table:table-cell table:style-name="ce10" table:formula="of:=([.C7] - [.C$13]) / [.C11]" office:value-type="float" office:value="0.05" calcext:value-type="float">
            <text:p>0.050</text:p>
          </table:table-cell>
          <table:table-cell table:style-name="ce10" table:formula="of:=([.D7] - [.D$13]) / [.D11]" office:value-type="float" office:value="0.0892857142857143" calcext:value-type="float">
            <text:p>0.0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 to brake from full Speed</text:p>
          </table:table-cell>
          <table:table-cell/>
          <table:table-cell table:style-name="ce10" table:formula="of:=[.C6] / [.C$12]" office:value-type="float" office:value="0.07" calcext:value-type="float">
            <text:p>0.070</text:p>
          </table:table-cell>
          <table:table-cell table:style-name="ce10" table:formula="of:=[.D6] / [.D$12]" office:value-type="float" office:value="0.07" calcext:value-type="float">
            <text:p>0.0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 to brake from full SpeedDamaged</text:p>
          </table:table-cell>
          <table:table-cell/>
          <table:table-cell table:style-name="ce10" table:formula="of:=[.C7] / [.C$12]" office:value-type="float" office:value="0.05" calcext:value-type="float">
            <text:p>0.050</text:p>
          </table:table-cell>
          <table:table-cell table:style-name="ce10" table:formula="of:=[.D7] / [.D$12]" office:value-type="float" office:value="0.05" calcext:value-type="float">
            <text:p>0.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 to turn TestTurnAngle</text:p>
          </table:table-cell>
          <table:table-cell/>
          <table:table-cell table:style-name="ce10" table:formula="of:=[.$C$1] / [.C$8]" office:value-type="float" office:value="1" calcext:value-type="float">
            <text:p>1.000</text:p>
          </table:table-cell>
          <table:table-cell table:style-name="ce10" table:formula="of:=[.$C$1] / [.D$8]" office:value-type="float" office:value="1" calcext:value-type="float">
            <text:p>1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Time to turn TestTurnAngle</text:span> degrees and reach full Speed</text:p>
          </table:table-cell>
          <table:table-cell/>
          <table:table-cell table:style-name="ce10" table:formula="of:=[.C$17] + [.C$21]" office:value-type="float" office:value="1.07" calcext:value-type="float">
            <text:p>1.070</text:p>
          </table:table-cell>
          <table:table-cell table:style-name="ce10" table:formula="of:=[.D$17] + [.D$21]" office:value-type="float" office:value="1.1125" calcext:value-type="float">
            <text:p>1.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Time to turn TestTurnAngle</text:span> degrees and reach full SpeedDamaged</text:p>
          </table:table-cell>
          <table:table-cell/>
          <table:table-cell table:style-name="ce10" table:formula="of:=[.C18] + [.C$21]" office:value-type="float" office:value="1.05" calcext:value-type="float">
            <text:p>1.050</text:p>
          </table:table-cell>
          <table:table-cell table:style-name="ce10" table:formula="of:=[.D18] + [.D$21]" office:value-type="float" office:value="1.08928571428571" calcext:value-type="float">
            <text:p>1.0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istance traveled driving TestDriveDuration with </text:span><text:span text:style-name="T2">Speed from idle</text:span></text:p>
          </table:table-cell>
          <table:table-cell/>
          <table:table-cell table:style-name="ce10" table:formula="of:=(0.5 * [.C10] * ([.C15]^2)) + ([.$C$2] - [.C15]) * [.C6]" office:value-type="float" office:value="347.55" calcext:value-type="float">
            <text:p>347.550</text:p>
          </table:table-cell>
          <table:table-cell table:style-name="ce10" table:formula="of:=(0.5 * [.D10] * ([.D15]^2)) + ([.$C$2] - [.D15]) * [.D6]" office:value-type="float" office:value="343.875" calcext:value-type="float">
            <text:p>343.8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istance traveled driving TestDriveDuration with </text:span><text:span text:style-name="T2">SpeedDamaged from idle</text:span></text:p>
          </table:table-cell>
          <table:table-cell/>
          <table:table-cell table:style-name="ce10" table:formula="of:=(0.5 * [.C11] * ([.C16]^2)) + ([.$C$2] - [.C16]) * [.C7]" office:value-type="float" office:value="248.75" calcext:value-type="float">
            <text:p>248.750</text:p>
          </table:table-cell>
          <table:table-cell table:style-name="ce10" table:formula="of:=(0.5 * [.D11] * ([.D16]^2)) + ([.$C$2] - [.D16]) * [.D7]" office:value-type="float" office:value="245.535714285714" calcext:value-type="float">
            <text:p>245.5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istance traveled driving TestDriveDuration with </text:span><text:span text:style-name="T2">Speed </text:span><text:span text:style-name="T3">after a turn</text:span></text:p>
          </table:table-cell>
          <table:table-cell/>
          <table:table-cell table:style-name="ce10" table:formula="of:=([.C$13] * [.C17]) + (0.5 * [.C10] * ([.C17]^2)) + ([.$C$2] - [.C17]) * [.C6]" office:value-type="float" office:value="347.55" calcext:value-type="float">
            <text:p>347.550</text:p>
          </table:table-cell>
          <table:table-cell table:style-name="ce10" table:formula="of:=([.D$13] * [.D17]) + (0.5 * [.D10] * ([.D17]^2)) + ([.$C$2] - [.D17]) * [.D6]" office:value-type="float" office:value="347.46875" calcext:value-type="float">
            <text:p>347.4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istance traveled driving TestDriveDuration </text:span><text:span text:style-name="T4">with </text:span><text:span text:style-name="T5">SpeedDamaged </text:span><text:span text:style-name="T6">after a turn</text:span></text:p>
          </table:table-cell>
          <table:table-cell/>
          <table:table-cell table:style-name="ce10" table:formula="of:=([.C$13] * [.C18]) + (0.5 * [.C11] * ([.C18]^2)) + ([.$C$2] - [.C18]) * [.C7]" office:value-type="float" office:value="248.75" calcext:value-type="float">
            <text:p>248.750</text:p>
          </table:table-cell>
          <table:table-cell table:style-name="ce10" table:formula="of:=([.D$13] * [.D18]) + (0.5 * [.D11] * ([.D18]^2)) + ([.$C$2] - [.D18]) * [.D7]" office:value-type="float" office:value="248.883928571429" calcext:value-type="float">
            <text:p>248.8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istance traveled turning TestTurnAngle</text:span></text:p>
          </table:table-cell>
          <table:table-cell/>
          <table:table-cell table:style-name="ce10" table:formula="of:=[.C21] * [.C$13]" office:value-type="float" office:value="0" calcext:value-type="float">
            <text:p>0.000</text:p>
          </table:table-cell>
          <table:table-cell table:style-name="ce10" table:formula="of:=[.D21] * [.D$13]" office:value-type="float" office:value="25" calcext:value-type="float">
            <text:p>25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ance traveled turning TestTurnAngle and driving TestDriveDuration with Speed</text:p>
          </table:table-cell>
          <table:table-cell/>
          <table:table-cell table:style-name="ce10" table:formula="of:=[.C$28] + [.C26]" office:value-type="float" office:value="347.55" calcext:value-type="float">
            <text:p>347.550</text:p>
          </table:table-cell>
          <table:table-cell table:style-name="ce10" table:formula="of:=[.D$28] + [.D26]" office:value-type="float" office:value="372.46875" calcext:value-type="float">
            <text:p>372.4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ance traveled turning TestTurnAngle and driving TestDriveDuration with SpeedDamaged</text:p>
          </table:table-cell>
          <table:table-cell/>
          <table:table-cell table:style-name="ce10" table:formula="of:=[.C$28] + [.C27]" office:value-type="float" office:value="248.75" calcext:value-type="float">
            <text:p>248.750</text:p>
          </table:table-cell>
          <table:table-cell table:style-name="ce10" table:formula="of:=[.D$28] + [.D27]" office:value-type="float" office:value="273.883928571429" calcext:value-type="float">
            <text:p>273.884</text:p>
          </table:table-cell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<text:span text:style-name="T1">Distance traveled for DriveDuration with </text:span><text:span text:style-name="T2">Speed from idle</text:span></text:p>
          </table:table-cell>
          <table:table-cell table:style-name="ce3"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Min(1, DriveDuration / t) * 0.5 * Acceleration * sqr(t) + Max(0, DriveDuration – t) * Speed</text:p>
          </table:table-cell>
          <table:table-cell table:style-name="ce3"/>
          <table:table-cell table:style-name="ce10" table:number-columns-repeated="2"/>
          <table:table-cell table:number-columns-repeated="1020"/>
        </table:table-row>
        <table:table-row table:style-name="ro2">
          <table:table-cell table:style-name="Default"/>
          <table:table-cell table:style-name="ce14" office:value-type="string" calcext:value-type="string">
            <text:p>DriveDuration</text:p>
          </table:table-cell>
          <table:table-cell table:style-name="ce9" office:value-type="string" calcext:value-type="string">
            <text:p>BattleBusLocomotor </text:p>
          </table:table-cell>
          <table:table-cell table:style-name="ce9" office:value-type="string" calcext:value-type="string">
            <text:p>BattleBusLocomotor Fixed</text:p>
          </table:table-cell>
          <table:table-cell table:number-columns-repeated="102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5" table:formula="of:=[.$A38] * [.$C$3]" office:value-type="float" office:value="0.0333333333333333" calcext:value-type="float">
            <text:p>0.03</text:p>
          </table:table-cell>
          <table:table-cell table:style-name="ce21" table:formula="of:=MIN(1; [.$B38] / [.C$15]) * (0.5 * [.C$10] * [.C$15]^2) + MAX(0; [.$B38] - [.C$15]) * [.C$6]" office:value-type="float" office:value="1.16666666666667" calcext:value-type="float">
            <text:p>1.17</text:p>
          </table:table-cell>
          <table:table-cell table:style-name="ce21" table:formula="of:=MIN(1; [.$B38] / [.D$15]) * (0.5 * [.D$10] * [.D$15]^2) + MAX(0; [.$B38] - [.D$15]) * [.D$6]" office:value-type="float" office:value="1.16666666666667" calcext:value-type="float">
            <text:p>1.17</text:p>
          </table:table-cell>
          <table:table-cell table:number-columns-repeated="102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5" table:formula="of:=[.$A39] * [.$C$3]" office:value-type="float" office:value="0.0666666666666667" calcext:value-type="float">
            <text:p>0.07</text:p>
          </table:table-cell>
          <table:table-cell table:style-name="ce21" table:formula="of:=MIN(1; [.$B39] / [.C$15]) * (0.5 * [.C$10] * [.C$15]^2) + MAX(0; [.$B39] - [.C$15]) * [.C$6]" office:value-type="float" office:value="2.33333333333333" calcext:value-type="float">
            <text:p>2.33</text:p>
          </table:table-cell>
          <table:table-cell table:style-name="ce21" table:formula="of:=MIN(1; [.$B39] / [.D$15]) * (0.5 * [.D$10] * [.D$15]^2) + MAX(0; [.$B39] - [.D$15]) * [.D$6]" office:value-type="float" office:value="2.33333333333333" calcext:value-type="float">
            <text:p>2.33</text:p>
          </table:table-cell>
          <table:table-cell table:number-columns-repeated="102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5" table:formula="of:=[.$A40] * [.$C$3]" office:value-type="float" office:value="0.1" calcext:value-type="float">
            <text:p>0.10</text:p>
          </table:table-cell>
          <table:table-cell table:style-name="ce21" table:formula="of:=MIN(1; [.$B40] / [.C$15]) * (0.5 * [.C$10] * [.C$15]^2) + MAX(0; [.$B40] - [.C$15]) * [.C$6]" office:value-type="float" office:value="4.55" calcext:value-type="float">
            <text:p>4.55</text:p>
          </table:table-cell>
          <table:table-cell table:style-name="ce21" table:formula="of:=MIN(1; [.$B40] / [.D$15]) * (0.5 * [.D$10] * [.D$15]^2) + MAX(0; [.$B40] - [.D$15]) * [.D$6]" office:value-type="float" office:value="3.5" calcext:value-type="float">
            <text:p>3.50</text:p>
          </table:table-cell>
          <table:table-cell table:number-columns-repeated="1020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5" table:formula="of:=[.$A41] * [.$C$3]" office:value-type="float" office:value="0.133333333333333" calcext:value-type="float">
            <text:p>0.13</text:p>
          </table:table-cell>
          <table:table-cell table:style-name="ce21" table:formula="of:=MIN(1; [.$B41] / [.C$15]) * (0.5 * [.C$10] * [.C$15]^2) + MAX(0; [.$B41] - [.C$15]) * [.C$6]" office:value-type="float" office:value="6.88333333333333" calcext:value-type="float">
            <text:p>6.88</text:p>
          </table:table-cell>
          <table:table-cell table:style-name="ce21" table:formula="of:=MIN(1; [.$B41] / [.D$15]) * (0.5 * [.D$10] * [.D$15]^2) + MAX(0; [.$B41] - [.D$15]) * [.D$6]" office:value-type="float" office:value="4.66666666666667" calcext:value-type="float">
            <text:p>4.67</text:p>
          </table:table-cell>
          <table:table-cell table:number-columns-repeated="1020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5" table:formula="of:=[.$A42] * [.$C$3]" office:value-type="float" office:value="0.166666666666667" calcext:value-type="float">
            <text:p>0.17</text:p>
          </table:table-cell>
          <table:table-cell table:style-name="ce21" table:formula="of:=MIN(1; [.$B42] / [.C$15]) * (0.5 * [.C$10] * [.C$15]^2) + MAX(0; [.$B42] - [.C$15]) * [.C$6]" office:value-type="float" office:value="9.21666666666667" calcext:value-type="float">
            <text:p>9.22</text:p>
          </table:table-cell>
          <table:table-cell table:style-name="ce21" table:formula="of:=MIN(1; [.$B42] / [.D$15]) * (0.5 * [.D$10] * [.D$15]^2) + MAX(0; [.$B42] - [.D$15]) * [.D$6]" office:value-type="float" office:value="5.83333333333333" calcext:value-type="float">
            <text:p>5.83</text:p>
          </table:table-cell>
          <table:table-cell table:number-columns-repeated="1020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5" table:formula="of:=[.$A43] * [.$C$3]" office:value-type="float" office:value="0.2" calcext:value-type="float">
            <text:p>0.20</text:p>
          </table:table-cell>
          <table:table-cell table:style-name="ce21" table:formula="of:=MIN(1; [.$B43] / [.C$15]) * (0.5 * [.C$10] * [.C$15]^2) + MAX(0; [.$B43] - [.C$15]) * [.C$6]" office:value-type="float" office:value="11.55" calcext:value-type="float">
            <text:p>11.55</text:p>
          </table:table-cell>
          <table:table-cell table:style-name="ce21" table:formula="of:=MIN(1; [.$B43] / [.D$15]) * (0.5 * [.D$10] * [.D$15]^2) + MAX(0; [.$B43] - [.D$15]) * [.D$6]" office:value-type="float" office:value="7.875" calcext:value-type="float">
            <text:p>7.88</text:p>
          </table:table-cell>
          <table:table-cell table:number-columns-repeated="1020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5" table:formula="of:=[.$A44] * [.$C$3]" office:value-type="float" office:value="0.233333333333333" calcext:value-type="float">
            <text:p>0.23</text:p>
          </table:table-cell>
          <table:table-cell table:style-name="ce21" table:formula="of:=MIN(1; [.$B44] / [.C$15]) * (0.5 * [.C$10] * [.C$15]^2) + MAX(0; [.$B44] - [.C$15]) * [.C$6]" office:value-type="float" office:value="13.8833333333333" calcext:value-type="float">
            <text:p>13.88</text:p>
          </table:table-cell>
          <table:table-cell table:style-name="ce21" table:formula="of:=MIN(1; [.$B44] / [.D$15]) * (0.5 * [.D$10] * [.D$15]^2) + MAX(0; [.$B44] - [.D$15]) * [.D$6]" office:value-type="float" office:value="10.2083333333333" calcext:value-type="float">
            <text:p>10.21</text:p>
          </table:table-cell>
          <table:table-cell table:number-columns-repeated="1020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5" table:formula="of:=[.$A45] * [.$C$3]" office:value-type="float" office:value="0.266666666666667" calcext:value-type="float">
            <text:p>0.27</text:p>
          </table:table-cell>
          <table:table-cell table:style-name="ce21" table:formula="of:=MIN(1; [.$B45] / [.C$15]) * (0.5 * [.C$10] * [.C$15]^2) + MAX(0; [.$B45] - [.C$15]) * [.C$6]" office:value-type="float" office:value="16.2166666666667" calcext:value-type="float">
            <text:p>16.22</text:p>
          </table:table-cell>
          <table:table-cell table:style-name="ce21" table:formula="of:=MIN(1; [.$B45] / [.D$15]) * (0.5 * [.D$10] * [.D$15]^2) + MAX(0; [.$B45] - [.D$15]) * [.D$6]" office:value-type="float" office:value="12.5416666666667" calcext:value-type="float">
            <text:p>12.54</text:p>
          </table:table-cell>
          <table:table-cell table:number-columns-repeated="1020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ce5" table:formula="of:=[.$A46] * [.$C$3]" office:value-type="float" office:value="0.3" calcext:value-type="float">
            <text:p>0.30</text:p>
          </table:table-cell>
          <table:table-cell table:style-name="ce21" table:formula="of:=MIN(1; [.$B46] / [.C$15]) * (0.5 * [.C$10] * [.C$15]^2) + MAX(0; [.$B46] - [.C$15]) * [.C$6]" office:value-type="float" office:value="18.55" calcext:value-type="float">
            <text:p>18.55</text:p>
          </table:table-cell>
          <table:table-cell table:style-name="ce21" table:formula="of:=MIN(1; [.$B46] / [.D$15]) * (0.5 * [.D$10] * [.D$15]^2) + MAX(0; [.$B46] - [.D$15]) * [.D$6]" office:value-type="float" office:value="14.875" calcext:value-type="float">
            <text:p>14.88</text:p>
          </table:table-cell>
          <table:table-cell table:number-columns-repeated="1020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ce5" table:formula="of:=[.$A47] * [.$C$3]" office:value-type="float" office:value="0.333333333333333" calcext:value-type="float">
            <text:p>0.33</text:p>
          </table:table-cell>
          <table:table-cell table:style-name="ce21" table:formula="of:=MIN(1; [.$B47] / [.C$15]) * (0.5 * [.C$10] * [.C$15]^2) + MAX(0; [.$B47] - [.C$15]) * [.C$6]" office:value-type="float" office:value="20.8833333333333" calcext:value-type="float">
            <text:p>20.88</text:p>
          </table:table-cell>
          <table:table-cell table:style-name="ce21" table:formula="of:=MIN(1; [.$B47] / [.D$15]) * (0.5 * [.D$10] * [.D$15]^2) + MAX(0; [.$B47] - [.D$15]) * [.D$6]" office:value-type="float" office:value="17.2083333333333" calcext:value-type="float">
            <text:p>17.21</text:p>
          </table:table-cell>
          <table:table-cell table:number-columns-repeated="1020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ce5" table:formula="of:=[.$A48] * [.$C$3]" office:value-type="float" office:value="0.366666666666667" calcext:value-type="float">
            <text:p>0.37</text:p>
          </table:table-cell>
          <table:table-cell table:style-name="ce21" table:formula="of:=MIN(1; [.$B48] / [.C$15]) * (0.5 * [.C$10] * [.C$15]^2) + MAX(0; [.$B48] - [.C$15]) * [.C$6]" office:value-type="float" office:value="23.2166666666667" calcext:value-type="float">
            <text:p>23.22</text:p>
          </table:table-cell>
          <table:table-cell table:style-name="ce21" table:formula="of:=MIN(1; [.$B48] / [.D$15]) * (0.5 * [.D$10] * [.D$15]^2) + MAX(0; [.$B48] - [.D$15]) * [.D$6]" office:value-type="float" office:value="19.5416666666667" calcext:value-type="float">
            <text:p>19.54</text:p>
          </table:table-cell>
          <table:table-cell table:number-columns-repeated="1020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ce5" table:formula="of:=[.$A49] * [.$C$3]" office:value-type="float" office:value="0.4" calcext:value-type="float">
            <text:p>0.40</text:p>
          </table:table-cell>
          <table:table-cell table:style-name="ce21" table:formula="of:=MIN(1; [.$B49] / [.C$15]) * (0.5 * [.C$10] * [.C$15]^2) + MAX(0; [.$B49] - [.C$15]) * [.C$6]" office:value-type="float" office:value="25.55" calcext:value-type="float">
            <text:p>25.55</text:p>
          </table:table-cell>
          <table:table-cell table:style-name="ce21" table:formula="of:=MIN(1; [.$B49] / [.D$15]) * (0.5 * [.D$10] * [.D$15]^2) + MAX(0; [.$B49] - [.D$15]) * [.D$6]" office:value-type="float" office:value="21.875" calcext:value-type="float">
            <text:p>21.88</text:p>
          </table:table-cell>
          <table:table-cell table:number-columns-repeated="1020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ce5" table:formula="of:=[.$A50] * [.$C$3]" office:value-type="float" office:value="0.433333333333333" calcext:value-type="float">
            <text:p>0.43</text:p>
          </table:table-cell>
          <table:table-cell table:style-name="ce21" table:formula="of:=MIN(1; [.$B50] / [.C$15]) * (0.5 * [.C$10] * [.C$15]^2) + MAX(0; [.$B50] - [.C$15]) * [.C$6]" office:value-type="float" office:value="27.8833333333333" calcext:value-type="float">
            <text:p>27.88</text:p>
          </table:table-cell>
          <table:table-cell table:style-name="ce21" table:formula="of:=MIN(1; [.$B50] / [.D$15]) * (0.5 * [.D$10] * [.D$15]^2) + MAX(0; [.$B50] - [.D$15]) * [.D$6]" office:value-type="float" office:value="24.2083333333333" calcext:value-type="float">
            <text:p>24.21</text:p>
          </table:table-cell>
          <table:table-cell table:number-columns-repeated="1020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ce5" table:formula="of:=[.$A51] * [.$C$3]" office:value-type="float" office:value="0.466666666666667" calcext:value-type="float">
            <text:p>0.47</text:p>
          </table:table-cell>
          <table:table-cell table:style-name="ce21" table:formula="of:=MIN(1; [.$B51] / [.C$15]) * (0.5 * [.C$10] * [.C$15]^2) + MAX(0; [.$B51] - [.C$15]) * [.C$6]" office:value-type="float" office:value="30.2166666666667" calcext:value-type="float">
            <text:p>30.22</text:p>
          </table:table-cell>
          <table:table-cell table:style-name="ce21" table:formula="of:=MIN(1; [.$B51] / [.D$15]) * (0.5 * [.D$10] * [.D$15]^2) + MAX(0; [.$B51] - [.D$15]) * [.D$6]" office:value-type="float" office:value="26.5416666666667" calcext:value-type="float">
            <text:p>26.54</text:p>
          </table:table-cell>
          <table:table-cell table:number-columns-repeated="1020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ce5" table:formula="of:=[.$A52] * [.$C$3]" office:value-type="float" office:value="0.5" calcext:value-type="float">
            <text:p>0.50</text:p>
          </table:table-cell>
          <table:table-cell table:style-name="ce21" table:formula="of:=MIN(1; [.$B52] / [.C$15]) * (0.5 * [.C$10] * [.C$15]^2) + MAX(0; [.$B52] - [.C$15]) * [.C$6]" office:value-type="float" office:value="32.55" calcext:value-type="float">
            <text:p>32.55</text:p>
          </table:table-cell>
          <table:table-cell table:style-name="ce21" table:formula="of:=MIN(1; [.$B52] / [.D$15]) * (0.5 * [.D$10] * [.D$15]^2) + MAX(0; [.$B52] - [.D$15]) * [.D$6]" office:value-type="float" office:value="28.875" calcext:value-type="float">
            <text:p>28.88</text:p>
          </table:table-cell>
          <table:table-cell table:number-columns-repeated="1020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ce5" table:formula="of:=[.$A53] * [.$C$3]" office:value-type="float" office:value="0.533333333333333" calcext:value-type="float">
            <text:p>0.53</text:p>
          </table:table-cell>
          <table:table-cell table:style-name="ce21" table:formula="of:=MIN(1; [.$B53] / [.C$15]) * (0.5 * [.C$10] * [.C$15]^2) + MAX(0; [.$B53] - [.C$15]) * [.C$6]" office:value-type="float" office:value="34.8833333333333" calcext:value-type="float">
            <text:p>34.88</text:p>
          </table:table-cell>
          <table:table-cell table:style-name="ce21" table:formula="of:=MIN(1; [.$B53] / [.D$15]) * (0.5 * [.D$10] * [.D$15]^2) + MAX(0; [.$B53] - [.D$15]) * [.D$6]" office:value-type="float" office:value="31.2083333333333" calcext:value-type="float">
            <text:p>31.21</text:p>
          </table:table-cell>
          <table:table-cell table:number-columns-repeated="1020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ce5" table:formula="of:=[.$A54] * [.$C$3]" office:value-type="float" office:value="0.566666666666667" calcext:value-type="float">
            <text:p>0.57</text:p>
          </table:table-cell>
          <table:table-cell table:style-name="ce21" table:formula="of:=MIN(1; [.$B54] / [.C$15]) * (0.5 * [.C$10] * [.C$15]^2) + MAX(0; [.$B54] - [.C$15]) * [.C$6]" office:value-type="float" office:value="37.2166666666667" calcext:value-type="float">
            <text:p>37.22</text:p>
          </table:table-cell>
          <table:table-cell table:style-name="ce21" table:formula="of:=MIN(1; [.$B54] / [.D$15]) * (0.5 * [.D$10] * [.D$15]^2) + MAX(0; [.$B54] - [.D$15]) * [.D$6]" office:value-type="float" office:value="33.5416666666667" calcext:value-type="float">
            <text:p>33.54</text:p>
          </table:table-cell>
          <table:table-cell table:number-columns-repeated="1020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style-name="ce5" table:formula="of:=[.$A55] * [.$C$3]" office:value-type="float" office:value="0.6" calcext:value-type="float">
            <text:p>0.60</text:p>
          </table:table-cell>
          <table:table-cell table:style-name="ce21" table:formula="of:=MIN(1; [.$B55] / [.C$15]) * (0.5 * [.C$10] * [.C$15]^2) + MAX(0; [.$B55] - [.C$15]) * [.C$6]" office:value-type="float" office:value="39.55" calcext:value-type="float">
            <text:p>39.55</text:p>
          </table:table-cell>
          <table:table-cell table:style-name="ce21" table:formula="of:=MIN(1; [.$B55] / [.D$15]) * (0.5 * [.D$10] * [.D$15]^2) + MAX(0; [.$B55] - [.D$15]) * [.D$6]" office:value-type="float" office:value="35.875" calcext:value-type="float">
            <text:p>35.88</text:p>
          </table:table-cell>
          <table:table-cell table:number-columns-repeated="1020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ce5" table:formula="of:=[.$A56] * [.$C$3]" office:value-type="float" office:value="0.633333333333333" calcext:value-type="float">
            <text:p>0.63</text:p>
          </table:table-cell>
          <table:table-cell table:style-name="ce21" table:formula="of:=MIN(1; [.$B56] / [.C$15]) * (0.5 * [.C$10] * [.C$15]^2) + MAX(0; [.$B56] - [.C$15]) * [.C$6]" office:value-type="float" office:value="41.8833333333333" calcext:value-type="float">
            <text:p>41.88</text:p>
          </table:table-cell>
          <table:table-cell table:style-name="ce21" table:formula="of:=MIN(1; [.$B56] / [.D$15]) * (0.5 * [.D$10] * [.D$15]^2) + MAX(0; [.$B56] - [.D$15]) * [.D$6]" office:value-type="float" office:value="38.2083333333333" calcext:value-type="float">
            <text:p>38.21</text:p>
          </table:table-cell>
          <table:table-cell table:number-columns-repeated="1020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ce5" table:formula="of:=[.$A57] * [.$C$3]" office:value-type="float" office:value="0.666666666666667" calcext:value-type="float">
            <text:p>0.67</text:p>
          </table:table-cell>
          <table:table-cell table:style-name="ce21" table:formula="of:=MIN(1; [.$B57] / [.C$15]) * (0.5 * [.C$10] * [.C$15]^2) + MAX(0; [.$B57] - [.C$15]) * [.C$6]" office:value-type="float" office:value="44.2166666666667" calcext:value-type="float">
            <text:p>44.22</text:p>
          </table:table-cell>
          <table:table-cell table:style-name="ce21" table:formula="of:=MIN(1; [.$B57] / [.D$15]) * (0.5 * [.D$10] * [.D$15]^2) + MAX(0; [.$B57] - [.D$15]) * [.D$6]" office:value-type="float" office:value="40.5416666666667" calcext:value-type="float">
            <text:p>40.54</text:p>
          </table:table-cell>
          <table:table-cell table:number-columns-repeated="1020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ce5" table:formula="of:=[.$A58] * [.$C$3]" office:value-type="float" office:value="0.7" calcext:value-type="float">
            <text:p>0.70</text:p>
          </table:table-cell>
          <table:table-cell table:style-name="ce21" table:formula="of:=MIN(1; [.$B58] / [.C$15]) * (0.5 * [.C$10] * [.C$15]^2) + MAX(0; [.$B58] - [.C$15]) * [.C$6]" office:value-type="float" office:value="46.55" calcext:value-type="float">
            <text:p>46.55</text:p>
          </table:table-cell>
          <table:table-cell table:style-name="ce21" table:formula="of:=MIN(1; [.$B58] / [.D$15]) * (0.5 * [.D$10] * [.D$15]^2) + MAX(0; [.$B58] - [.D$15]) * [.D$6]" office:value-type="float" office:value="42.875" calcext:value-type="float">
            <text:p>42.88</text:p>
          </table:table-cell>
          <table:table-cell table:number-columns-repeated="1020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ce5" table:formula="of:=[.$A59] * [.$C$3]" office:value-type="float" office:value="0.733333333333333" calcext:value-type="float">
            <text:p>0.73</text:p>
          </table:table-cell>
          <table:table-cell table:style-name="ce21" table:formula="of:=MIN(1; [.$B59] / [.C$15]) * (0.5 * [.C$10] * [.C$15]^2) + MAX(0; [.$B59] - [.C$15]) * [.C$6]" office:value-type="float" office:value="48.8833333333333" calcext:value-type="float">
            <text:p>48.88</text:p>
          </table:table-cell>
          <table:table-cell table:style-name="ce21" table:formula="of:=MIN(1; [.$B59] / [.D$15]) * (0.5 * [.D$10] * [.D$15]^2) + MAX(0; [.$B59] - [.D$15]) * [.D$6]" office:value-type="float" office:value="45.2083333333333" calcext:value-type="float">
            <text:p>45.21</text:p>
          </table:table-cell>
          <table:table-cell table:number-columns-repeated="1020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ce5" table:formula="of:=[.$A60] * [.$C$3]" office:value-type="float" office:value="0.766666666666667" calcext:value-type="float">
            <text:p>0.77</text:p>
          </table:table-cell>
          <table:table-cell table:style-name="ce21" table:formula="of:=MIN(1; [.$B60] / [.C$15]) * (0.5 * [.C$10] * [.C$15]^2) + MAX(0; [.$B60] - [.C$15]) * [.C$6]" office:value-type="float" office:value="51.2166666666667" calcext:value-type="float">
            <text:p>51.22</text:p>
          </table:table-cell>
          <table:table-cell table:style-name="ce21" table:formula="of:=MIN(1; [.$B60] / [.D$15]) * (0.5 * [.D$10] * [.D$15]^2) + MAX(0; [.$B60] - [.D$15]) * [.D$6]" office:value-type="float" office:value="47.5416666666667" calcext:value-type="float">
            <text:p>47.54</text:p>
          </table:table-cell>
          <table:table-cell table:number-columns-repeated="1020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ce5" table:formula="of:=[.$A61] * [.$C$3]" office:value-type="float" office:value="0.8" calcext:value-type="float">
            <text:p>0.80</text:p>
          </table:table-cell>
          <table:table-cell table:style-name="ce21" table:formula="of:=MIN(1; [.$B61] / [.C$15]) * (0.5 * [.C$10] * [.C$15]^2) + MAX(0; [.$B61] - [.C$15]) * [.C$6]" office:value-type="float" office:value="53.55" calcext:value-type="float">
            <text:p>53.55</text:p>
          </table:table-cell>
          <table:table-cell table:style-name="ce21" table:formula="of:=MIN(1; [.$B61] / [.D$15]) * (0.5 * [.D$10] * [.D$15]^2) + MAX(0; [.$B61] - [.D$15]) * [.D$6]" office:value-type="float" office:value="49.875" calcext:value-type="float">
            <text:p>49.88</text:p>
          </table:table-cell>
          <table:table-cell table:number-columns-repeated="1020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ce5" table:formula="of:=[.$A62] * [.$C$3]" office:value-type="float" office:value="0.833333333333333" calcext:value-type="float">
            <text:p>0.83</text:p>
          </table:table-cell>
          <table:table-cell table:style-name="ce21" table:formula="of:=MIN(1; [.$B62] / [.C$15]) * (0.5 * [.C$10] * [.C$15]^2) + MAX(0; [.$B62] - [.C$15]) * [.C$6]" office:value-type="float" office:value="55.8833333333333" calcext:value-type="float">
            <text:p>55.88</text:p>
          </table:table-cell>
          <table:table-cell table:style-name="ce21" table:formula="of:=MIN(1; [.$B62] / [.D$15]) * (0.5 * [.D$10] * [.D$15]^2) + MAX(0; [.$B62] - [.D$15]) * [.D$6]" office:value-type="float" office:value="52.2083333333333" calcext:value-type="float">
            <text:p>52.21</text:p>
          </table:table-cell>
          <table:table-cell table:number-columns-repeated="1020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style-name="ce5" table:formula="of:=[.$A63] * [.$C$3]" office:value-type="float" office:value="0.866666666666667" calcext:value-type="float">
            <text:p>0.87</text:p>
          </table:table-cell>
          <table:table-cell table:style-name="ce21" table:formula="of:=MIN(1; [.$B63] / [.C$15]) * (0.5 * [.C$10] * [.C$15]^2) + MAX(0; [.$B63] - [.C$15]) * [.C$6]" office:value-type="float" office:value="58.2166666666667" calcext:value-type="float">
            <text:p>58.22</text:p>
          </table:table-cell>
          <table:table-cell table:style-name="ce21" table:formula="of:=MIN(1; [.$B63] / [.D$15]) * (0.5 * [.D$10] * [.D$15]^2) + MAX(0; [.$B63] - [.D$15]) * [.D$6]" office:value-type="float" office:value="54.5416666666667" calcext:value-type="float">
            <text:p>54.54</text:p>
          </table:table-cell>
          <table:table-cell table:number-columns-repeated="1020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style-name="ce5" table:formula="of:=[.$A64] * [.$C$3]" office:value-type="float" office:value="0.9" calcext:value-type="float">
            <text:p>0.90</text:p>
          </table:table-cell>
          <table:table-cell table:style-name="ce21" table:formula="of:=MIN(1; [.$B64] / [.C$15]) * (0.5 * [.C$10] * [.C$15]^2) + MAX(0; [.$B64] - [.C$15]) * [.C$6]" office:value-type="float" office:value="60.55" calcext:value-type="float">
            <text:p>60.55</text:p>
          </table:table-cell>
          <table:table-cell table:style-name="ce21" table:formula="of:=MIN(1; [.$B64] / [.D$15]) * (0.5 * [.D$10] * [.D$15]^2) + MAX(0; [.$B64] - [.D$15]) * [.D$6]" office:value-type="float" office:value="56.875" calcext:value-type="float">
            <text:p>56.88</text:p>
          </table:table-cell>
          <table:table-cell table:number-columns-repeated="1020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style-name="ce5" table:formula="of:=[.$A65] * [.$C$3]" office:value-type="float" office:value="0.933333333333333" calcext:value-type="float">
            <text:p>0.93</text:p>
          </table:table-cell>
          <table:table-cell table:style-name="ce21" table:formula="of:=MIN(1; [.$B65] / [.C$15]) * (0.5 * [.C$10] * [.C$15]^2) + MAX(0; [.$B65] - [.C$15]) * [.C$6]" office:value-type="float" office:value="62.8833333333333" calcext:value-type="float">
            <text:p>62.88</text:p>
          </table:table-cell>
          <table:table-cell table:style-name="ce21" table:formula="of:=MIN(1; [.$B65] / [.D$15]) * (0.5 * [.D$10] * [.D$15]^2) + MAX(0; [.$B65] - [.D$15]) * [.D$6]" office:value-type="float" office:value="59.2083333333333" calcext:value-type="float">
            <text:p>59.21</text:p>
          </table:table-cell>
          <table:table-cell table:number-columns-repeated="1020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ce5" table:formula="of:=[.$A66] * [.$C$3]" office:value-type="float" office:value="0.966666666666667" calcext:value-type="float">
            <text:p>0.97</text:p>
          </table:table-cell>
          <table:table-cell table:style-name="ce21" table:formula="of:=MIN(1; [.$B66] / [.C$15]) * (0.5 * [.C$10] * [.C$15]^2) + MAX(0; [.$B66] - [.C$15]) * [.C$6]" office:value-type="float" office:value="65.2166666666667" calcext:value-type="float">
            <text:p>65.22</text:p>
          </table:table-cell>
          <table:table-cell table:style-name="ce21" table:formula="of:=MIN(1; [.$B66] / [.D$15]) * (0.5 * [.D$10] * [.D$15]^2) + MAX(0; [.$B66] - [.D$15]) * [.D$6]" office:value-type="float" office:value="61.5416666666667" calcext:value-type="float">
            <text:p>61.54</text:p>
          </table:table-cell>
          <table:table-cell table:number-columns-repeated="1020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ce5" table:formula="of:=[.$A67] * [.$C$3]" office:value-type="float" office:value="1" calcext:value-type="float">
            <text:p>1.00</text:p>
          </table:table-cell>
          <table:table-cell table:style-name="ce21" table:formula="of:=MIN(1; [.$B67] / [.C$15]) * (0.5 * [.C$10] * [.C$15]^2) + MAX(0; [.$B67] - [.C$15]) * [.C$6]" office:value-type="float" office:value="67.55" calcext:value-type="float">
            <text:p>67.55</text:p>
          </table:table-cell>
          <table:table-cell table:style-name="ce21" table:formula="of:=MIN(1; [.$B67] / [.D$15]) * (0.5 * [.D$10] * [.D$15]^2) + MAX(0; [.$B67] - [.D$15]) * [.D$6]" office:value-type="float" office:value="63.875" calcext:value-type="float">
            <text:p>63.88</text:p>
          </table:table-cell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istance traveled with TurnAngle</text:span> X and driving TestDriveDuration with Speed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MinTurnSpeed * t + 0.5 * Acceleration * sqr(t) + (TestDriveDuration</text:span> – t) * Speed + (TurnAngle / TurnRate * MinTurnSpeed)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TurnAngle</text:p>
          </table:table-cell>
          <table:table-cell table:style-name="ce9" office:value-type="string" calcext:value-type="string">
            <text:p>BattleBusLocomotor </text:p>
          </table:table-cell>
          <table:table-cell table:style-name="ce9" office:value-type="string" calcext:value-type="string">
            <text:p>BattleBusLocomotor Fixed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table:style-name="ce21" table:formula="of:=([.C$13] * [.C$17]) + (0.5 * [.C$10] * ([.C$17]^2)) + ([.$C$2] - [.C$17]) * [.C$6] + ([.$B74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74] / [.D$8] * [.D$13])" office:value-type="float" office:value="347.46875" calcext:value-type="float">
            <text:p>347.47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table:style-name="ce21" table:formula="of:=([.C$13] * [.C$17]) + (0.5 * [.C$10] * ([.C$17]^2)) + ([.$C$2] - [.C$17]) * [.C$6] + ([.$B75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75] / [.D$8] * [.D$13])" office:value-type="float" office:value="348.857638888889" calcext:value-type="float">
            <text:p>348.86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0" calcext:value-type="float">
            <text:p>10</text:p>
          </table:table-cell>
          <table:table-cell table:style-name="ce21" table:formula="of:=([.C$13] * [.C$17]) + (0.5 * [.C$10] * ([.C$17]^2)) + ([.$C$2] - [.C$17]) * [.C$6] + ([.$B76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76] / [.D$8] * [.D$13])" office:value-type="float" office:value="350.246527777778" calcext:value-type="float">
            <text:p>350.25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5" calcext:value-type="float">
            <text:p>15</text:p>
          </table:table-cell>
          <table:table-cell table:style-name="ce21" table:formula="of:=([.C$13] * [.C$17]) + (0.5 * [.C$10] * ([.C$17]^2)) + ([.$C$2] - [.C$17]) * [.C$6] + ([.$B77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77] / [.D$8] * [.D$13])" office:value-type="float" office:value="351.635416666667" calcext:value-type="float">
            <text:p>351.64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20" calcext:value-type="float">
            <text:p>20</text:p>
          </table:table-cell>
          <table:table-cell table:style-name="ce21" table:formula="of:=([.C$13] * [.C$17]) + (0.5 * [.C$10] * ([.C$17]^2)) + ([.$C$2] - [.C$17]) * [.C$6] + ([.$B78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78] / [.D$8] * [.D$13])" office:value-type="float" office:value="353.024305555556" calcext:value-type="float">
            <text:p>353.02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25" calcext:value-type="float">
            <text:p>25</text:p>
          </table:table-cell>
          <table:table-cell table:style-name="ce21" table:formula="of:=([.C$13] * [.C$17]) + (0.5 * [.C$10] * ([.C$17]^2)) + ([.$C$2] - [.C$17]) * [.C$6] + ([.$B79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79] / [.D$8] * [.D$13])" office:value-type="float" office:value="354.413194444444" calcext:value-type="float">
            <text:p>354.41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30" calcext:value-type="float">
            <text:p>30</text:p>
          </table:table-cell>
          <table:table-cell table:style-name="ce21" table:formula="of:=([.C$13] * [.C$17]) + (0.5 * [.C$10] * ([.C$17]^2)) + ([.$C$2] - [.C$17]) * [.C$6] + ([.$B80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80] / [.D$8] * [.D$13])" office:value-type="float" office:value="355.802083333333" calcext:value-type="float">
            <text:p>355.8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35" calcext:value-type="float">
            <text:p>35</text:p>
          </table:table-cell>
          <table:table-cell table:style-name="ce21" table:formula="of:=([.C$13] * [.C$17]) + (0.5 * [.C$10] * ([.C$17]^2)) + ([.$C$2] - [.C$17]) * [.C$6] + ([.$B81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81] / [.D$8] * [.D$13])" office:value-type="float" office:value="357.190972222222" calcext:value-type="float">
            <text:p>357.19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40" calcext:value-type="float">
            <text:p>40</text:p>
          </table:table-cell>
          <table:table-cell table:style-name="ce21" table:formula="of:=([.C$13] * [.C$17]) + (0.5 * [.C$10] * ([.C$17]^2)) + ([.$C$2] - [.C$17]) * [.C$6] + ([.$B82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82] / [.D$8] * [.D$13])" office:value-type="float" office:value="358.579861111111" calcext:value-type="float">
            <text:p>358.58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45" calcext:value-type="float">
            <text:p>45</text:p>
          </table:table-cell>
          <table:table-cell table:style-name="ce21" table:formula="of:=([.C$13] * [.C$17]) + (0.5 * [.C$10] * ([.C$17]^2)) + ([.$C$2] - [.C$17]) * [.C$6] + ([.$B83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83] / [.D$8] * [.D$13])" office:value-type="float" office:value="359.96875" calcext:value-type="float">
            <text:p>359.97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50" calcext:value-type="float">
            <text:p>50</text:p>
          </table:table-cell>
          <table:table-cell table:style-name="ce21" table:formula="of:=([.C$13] * [.C$17]) + (0.5 * [.C$10] * ([.C$17]^2)) + ([.$C$2] - [.C$17]) * [.C$6] + ([.$B84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84] / [.D$8] * [.D$13])" office:value-type="float" office:value="361.357638888889" calcext:value-type="float">
            <text:p>361.36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55" calcext:value-type="float">
            <text:p>55</text:p>
          </table:table-cell>
          <table:table-cell table:style-name="ce21" table:formula="of:=([.C$13] * [.C$17]) + (0.5 * [.C$10] * ([.C$17]^2)) + ([.$C$2] - [.C$17]) * [.C$6] + ([.$B85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85] / [.D$8] * [.D$13])" office:value-type="float" office:value="362.746527777778" calcext:value-type="float">
            <text:p>362.75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60" calcext:value-type="float">
            <text:p>60</text:p>
          </table:table-cell>
          <table:table-cell table:style-name="ce21" table:formula="of:=([.C$13] * [.C$17]) + (0.5 * [.C$10] * ([.C$17]^2)) + ([.$C$2] - [.C$17]) * [.C$6] + ([.$B86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86] / [.D$8] * [.D$13])" office:value-type="float" office:value="364.135416666667" calcext:value-type="float">
            <text:p>364.14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65" calcext:value-type="float">
            <text:p>65</text:p>
          </table:table-cell>
          <table:table-cell table:style-name="ce21" table:formula="of:=([.C$13] * [.C$17]) + (0.5 * [.C$10] * ([.C$17]^2)) + ([.$C$2] - [.C$17]) * [.C$6] + ([.$B87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87] / [.D$8] * [.D$13])" office:value-type="float" office:value="365.524305555556" calcext:value-type="float">
            <text:p>365.52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70" calcext:value-type="float">
            <text:p>70</text:p>
          </table:table-cell>
          <table:table-cell table:style-name="ce21" table:formula="of:=([.C$13] * [.C$17]) + (0.5 * [.C$10] * ([.C$17]^2)) + ([.$C$2] - [.C$17]) * [.C$6] + ([.$B88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88] / [.D$8] * [.D$13])" office:value-type="float" office:value="366.913194444444" calcext:value-type="float">
            <text:p>366.91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75" calcext:value-type="float">
            <text:p>75</text:p>
          </table:table-cell>
          <table:table-cell table:style-name="ce21" table:formula="of:=([.C$13] * [.C$17]) + (0.5 * [.C$10] * ([.C$17]^2)) + ([.$C$2] - [.C$17]) * [.C$6] + ([.$B89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89] / [.D$8] * [.D$13])" office:value-type="float" office:value="368.302083333333" calcext:value-type="float">
            <text:p>368.3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80" calcext:value-type="float">
            <text:p>80</text:p>
          </table:table-cell>
          <table:table-cell table:style-name="ce21" table:formula="of:=([.C$13] * [.C$17]) + (0.5 * [.C$10] * ([.C$17]^2)) + ([.$C$2] - [.C$17]) * [.C$6] + ([.$B90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90] / [.D$8] * [.D$13])" office:value-type="float" office:value="369.690972222222" calcext:value-type="float">
            <text:p>369.69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85" calcext:value-type="float">
            <text:p>85</text:p>
          </table:table-cell>
          <table:table-cell table:style-name="ce21" table:formula="of:=([.C$13] * [.C$17]) + (0.5 * [.C$10] * ([.C$17]^2)) + ([.$C$2] - [.C$17]) * [.C$6] + ([.$B91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91] / [.D$8] * [.D$13])" office:value-type="float" office:value="371.079861111111" calcext:value-type="float">
            <text:p>371.08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90" calcext:value-type="float">
            <text:p>90</text:p>
          </table:table-cell>
          <table:table-cell table:style-name="ce21" table:formula="of:=([.C$13] * [.C$17]) + (0.5 * [.C$10] * ([.C$17]^2)) + ([.$C$2] - [.C$17]) * [.C$6] + ([.$B92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92] / [.D$8] * [.D$13])" office:value-type="float" office:value="372.46875" calcext:value-type="float">
            <text:p>372.47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95" calcext:value-type="float">
            <text:p>95</text:p>
          </table:table-cell>
          <table:table-cell table:style-name="ce21" table:formula="of:=([.C$13] * [.C$17]) + (0.5 * [.C$10] * ([.C$17]^2)) + ([.$C$2] - [.C$17]) * [.C$6] + ([.$B93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93] / [.D$8] * [.D$13])" office:value-type="float" office:value="373.857638888889" calcext:value-type="float">
            <text:p>373.86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00" calcext:value-type="float">
            <text:p>100</text:p>
          </table:table-cell>
          <table:table-cell table:style-name="ce21" table:formula="of:=([.C$13] * [.C$17]) + (0.5 * [.C$10] * ([.C$17]^2)) + ([.$C$2] - [.C$17]) * [.C$6] + ([.$B94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94] / [.D$8] * [.D$13])" office:value-type="float" office:value="375.246527777778" calcext:value-type="float">
            <text:p>375.25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05" calcext:value-type="float">
            <text:p>105</text:p>
          </table:table-cell>
          <table:table-cell table:style-name="ce21" table:formula="of:=([.C$13] * [.C$17]) + (0.5 * [.C$10] * ([.C$17]^2)) + ([.$C$2] - [.C$17]) * [.C$6] + ([.$B95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95] / [.D$8] * [.D$13])" office:value-type="float" office:value="376.635416666667" calcext:value-type="float">
            <text:p>376.64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10" calcext:value-type="float">
            <text:p>110</text:p>
          </table:table-cell>
          <table:table-cell table:style-name="ce21" table:formula="of:=([.C$13] * [.C$17]) + (0.5 * [.C$10] * ([.C$17]^2)) + ([.$C$2] - [.C$17]) * [.C$6] + ([.$B96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96] / [.D$8] * [.D$13])" office:value-type="float" office:value="378.024305555556" calcext:value-type="float">
            <text:p>378.02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15" calcext:value-type="float">
            <text:p>115</text:p>
          </table:table-cell>
          <table:table-cell table:style-name="ce21" table:formula="of:=([.C$13] * [.C$17]) + (0.5 * [.C$10] * ([.C$17]^2)) + ([.$C$2] - [.C$17]) * [.C$6] + ([.$B97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97] / [.D$8] * [.D$13])" office:value-type="float" office:value="379.413194444444" calcext:value-type="float">
            <text:p>379.41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20" calcext:value-type="float">
            <text:p>120</text:p>
          </table:table-cell>
          <table:table-cell table:style-name="ce21" table:formula="of:=([.C$13] * [.C$17]) + (0.5 * [.C$10] * ([.C$17]^2)) + ([.$C$2] - [.C$17]) * [.C$6] + ([.$B98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98] / [.D$8] * [.D$13])" office:value-type="float" office:value="380.802083333333" calcext:value-type="float">
            <text:p>380.8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25" calcext:value-type="float">
            <text:p>125</text:p>
          </table:table-cell>
          <table:table-cell table:style-name="ce21" table:formula="of:=([.C$13] * [.C$17]) + (0.5 * [.C$10] * ([.C$17]^2)) + ([.$C$2] - [.C$17]) * [.C$6] + ([.$B99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99] / [.D$8] * [.D$13])" office:value-type="float" office:value="382.190972222222" calcext:value-type="float">
            <text:p>382.19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30" calcext:value-type="float">
            <text:p>130</text:p>
          </table:table-cell>
          <table:table-cell table:style-name="ce21" table:formula="of:=([.C$13] * [.C$17]) + (0.5 * [.C$10] * ([.C$17]^2)) + ([.$C$2] - [.C$17]) * [.C$6] + ([.$B100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100] / [.D$8] * [.D$13])" office:value-type="float" office:value="383.579861111111" calcext:value-type="float">
            <text:p>383.58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35" calcext:value-type="float">
            <text:p>135</text:p>
          </table:table-cell>
          <table:table-cell table:style-name="ce21" table:formula="of:=([.C$13] * [.C$17]) + (0.5 * [.C$10] * ([.C$17]^2)) + ([.$C$2] - [.C$17]) * [.C$6] + ([.$B101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101] / [.D$8] * [.D$13])" office:value-type="float" office:value="384.96875" calcext:value-type="float">
            <text:p>384.97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40" calcext:value-type="float">
            <text:p>140</text:p>
          </table:table-cell>
          <table:table-cell table:style-name="ce21" table:formula="of:=([.C$13] * [.C$17]) + (0.5 * [.C$10] * ([.C$17]^2)) + ([.$C$2] - [.C$17]) * [.C$6] + ([.$B102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102] / [.D$8] * [.D$13])" office:value-type="float" office:value="386.357638888889" calcext:value-type="float">
            <text:p>386.36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45" calcext:value-type="float">
            <text:p>145</text:p>
          </table:table-cell>
          <table:table-cell table:style-name="ce21" table:formula="of:=([.C$13] * [.C$17]) + (0.5 * [.C$10] * ([.C$17]^2)) + ([.$C$2] - [.C$17]) * [.C$6] + ([.$B103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103] / [.D$8] * [.D$13])" office:value-type="float" office:value="387.746527777778" calcext:value-type="float">
            <text:p>387.75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50" calcext:value-type="float">
            <text:p>150</text:p>
          </table:table-cell>
          <table:table-cell table:style-name="ce21" table:formula="of:=([.C$13] * [.C$17]) + (0.5 * [.C$10] * ([.C$17]^2)) + ([.$C$2] - [.C$17]) * [.C$6] + ([.$B104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104] / [.D$8] * [.D$13])" office:value-type="float" office:value="389.135416666667" calcext:value-type="float">
            <text:p>389.14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55" calcext:value-type="float">
            <text:p>155</text:p>
          </table:table-cell>
          <table:table-cell table:style-name="ce21" table:formula="of:=([.C$13] * [.C$17]) + (0.5 * [.C$10] * ([.C$17]^2)) + ([.$C$2] - [.C$17]) * [.C$6] + ([.$B105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105] / [.D$8] * [.D$13])" office:value-type="float" office:value="390.524305555556" calcext:value-type="float">
            <text:p>390.52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60" calcext:value-type="float">
            <text:p>160</text:p>
          </table:table-cell>
          <table:table-cell table:style-name="ce21" table:formula="of:=([.C$13] * [.C$17]) + (0.5 * [.C$10] * ([.C$17]^2)) + ([.$C$2] - [.C$17]) * [.C$6] + ([.$B106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106] / [.D$8] * [.D$13])" office:value-type="float" office:value="391.913194444444" calcext:value-type="float">
            <text:p>391.91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65" calcext:value-type="float">
            <text:p>165</text:p>
          </table:table-cell>
          <table:table-cell table:style-name="ce21" table:formula="of:=([.C$13] * [.C$17]) + (0.5 * [.C$10] * ([.C$17]^2)) + ([.$C$2] - [.C$17]) * [.C$6] + ([.$B107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107] / [.D$8] * [.D$13])" office:value-type="float" office:value="393.302083333333" calcext:value-type="float">
            <text:p>393.3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70" calcext:value-type="float">
            <text:p>170</text:p>
          </table:table-cell>
          <table:table-cell table:style-name="ce21" table:formula="of:=([.C$13] * [.C$17]) + (0.5 * [.C$10] * ([.C$17]^2)) + ([.$C$2] - [.C$17]) * [.C$6] + ([.$B108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108] / [.D$8] * [.D$13])" office:value-type="float" office:value="394.690972222222" calcext:value-type="float">
            <text:p>394.69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75" calcext:value-type="float">
            <text:p>175</text:p>
          </table:table-cell>
          <table:table-cell table:style-name="ce21" table:formula="of:=([.C$13] * [.C$17]) + (0.5 * [.C$10] * ([.C$17]^2)) + ([.$C$2] - [.C$17]) * [.C$6] + ([.$B109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109] / [.D$8] * [.D$13])" office:value-type="float" office:value="396.079861111111" calcext:value-type="float">
            <text:p>396.08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80" calcext:value-type="float">
            <text:p>180</text:p>
          </table:table-cell>
          <table:table-cell table:style-name="ce21" table:formula="of:=([.C$13] * [.C$17]) + (0.5 * [.C$10] * ([.C$17]^2)) + ([.$C$2] - [.C$17]) * [.C$6] + ([.$B110] / [.C$8] * [.C$13])" office:value-type="float" office:value="347.55" calcext:value-type="float">
            <text:p>347.55</text:p>
          </table:table-cell>
          <table:table-cell table:style-name="ce21" table:formula="of:=([.D$13] * [.D$17]) + (0.5 * [.D$10] * ([.D$17]^2)) + ([.$C$2] - [.D$17]) * [.D$6] + ([.$B110] / [.D$8] * [.D$13])" office:value-type="float" office:value="397.46875" calcext:value-type="float">
            <text:p>397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</text:p>
          </table:table-cell>
          <table:table-cell table:number-columns-repeated="1023"/>
        </table:table-row>
        <table:table-row table:style-name="ro2">
          <table:table-cell table:style-name="Default"/>
          <table:table-cell table:style-name="ce17" office:value-type="string" calcext:value-type="string">
            <text:p>TurnAngle</text:p>
          </table:table-cell>
          <table:table-cell/>
          <table:table-cell table:style-name="ce9" office:value-type="string" calcext:value-type="string">
            <text:p>BattleBusLocomotor Fixe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1"/>
          <table:table-cell table:style-name="ce21" table:formula="of:=[.D74] - [.$C74]" office:value-type="float" office:value="-0.0812499999999545" calcext:value-type="float">
            <text:p>-0.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1"/>
          <table:table-cell table:style-name="ce21" table:formula="of:=[.D75] - [.$C75]" office:value-type="float" office:value="1.30763888888896" calcext:value-type="float">
            <text:p>1.3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1"/>
          <table:table-cell table:style-name="ce21" table:formula="of:=[.D76] - [.$C76]" office:value-type="float" office:value="2.69652777777782" calcext:value-type="float">
            <text:p>2.7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1"/>
          <table:table-cell table:style-name="ce21" table:formula="of:=[.D77] - [.$C77]" office:value-type="float" office:value="4.08541666666673" calcext:value-type="float">
            <text:p>4.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1"/>
          <table:table-cell table:style-name="ce21" table:formula="of:=[.D78] - [.$C78]" office:value-type="float" office:value="5.47430555555559" calcext:value-type="float">
            <text:p>5.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1"/>
          <table:table-cell table:style-name="ce21" table:formula="of:=[.D79] - [.$C79]" office:value-type="float" office:value="6.8631944444445" calcext:value-type="float">
            <text:p>6.8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21"/>
          <table:table-cell table:style-name="ce21" table:formula="of:=[.D80] - [.$C80]" office:value-type="float" office:value="8.25208333333336" calcext:value-type="float">
            <text:p>8.2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21"/>
          <table:table-cell table:style-name="ce21" table:formula="of:=[.D81] - [.$C81]" office:value-type="float" office:value="9.64097222222227" calcext:value-type="float">
            <text:p>9.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21"/>
          <table:table-cell table:style-name="ce21" table:formula="of:=[.D82] - [.$C82]" office:value-type="float" office:value="11.0298611111111" calcext:value-type="float">
            <text:p>11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21"/>
          <table:table-cell table:style-name="ce21" table:formula="of:=[.D83] - [.$C83]" office:value-type="float" office:value="12.41875" calcext:value-type="float">
            <text:p>12.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1"/>
          <table:table-cell table:style-name="ce21" table:formula="of:=[.D84] - [.$C84]" office:value-type="float" office:value="13.807638888889" calcext:value-type="float">
            <text:p>13.8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21"/>
          <table:table-cell table:style-name="ce21" table:formula="of:=[.D85] - [.$C85]" office:value-type="float" office:value="15.1965277777778" calcext:value-type="float">
            <text:p>15.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21"/>
          <table:table-cell table:style-name="ce21" table:formula="of:=[.D86] - [.$C86]" office:value-type="float" office:value="16.5854166666667" calcext:value-type="float">
            <text:p>16.5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ce21"/>
          <table:table-cell table:style-name="ce21" table:formula="of:=[.D87] - [.$C87]" office:value-type="float" office:value="17.9743055555556" calcext:value-type="float">
            <text:p>17.9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21"/>
          <table:table-cell table:style-name="ce21" table:formula="of:=[.D88] - [.$C88]" office:value-type="float" office:value="19.3631944444445" calcext:value-type="float">
            <text:p>19.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21"/>
          <table:table-cell table:style-name="ce21" table:formula="of:=[.D89] - [.$C89]" office:value-type="float" office:value="20.7520833333334" calcext:value-type="float">
            <text:p>20.7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21"/>
          <table:table-cell table:style-name="ce21" table:formula="of:=[.D90] - [.$C90]" office:value-type="float" office:value="22.1409722222223" calcext:value-type="float">
            <text:p>22.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ce21"/>
          <table:table-cell table:style-name="ce21" table:formula="of:=[.D91] - [.$C91]" office:value-type="float" office:value="23.5298611111111" calcext:value-type="float">
            <text:p>23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21"/>
          <table:table-cell table:style-name="ce21" table:formula="of:=[.D92] - [.$C92]" office:value-type="float" office:value="24.91875" calcext:value-type="float">
            <text:p>24.9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style-name="ce21"/>
          <table:table-cell table:style-name="ce21" table:formula="of:=[.D93] - [.$C93]" office:value-type="float" office:value="26.307638888889" calcext:value-type="float">
            <text:p>26.3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21"/>
          <table:table-cell table:style-name="ce21" table:formula="of:=[.D94] - [.$C94]" office:value-type="float" office:value="27.6965277777778" calcext:value-type="float">
            <text:p>27.7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style-name="ce21"/>
          <table:table-cell table:style-name="ce21" table:formula="of:=[.D95] - [.$C95]" office:value-type="float" office:value="29.0854166666667" calcext:value-type="float">
            <text:p>29.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style-name="ce21"/>
          <table:table-cell table:style-name="ce21" table:formula="of:=[.D96] - [.$C96]" office:value-type="float" office:value="30.4743055555556" calcext:value-type="float">
            <text:p>30.4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style-name="ce21"/>
          <table:table-cell table:style-name="ce21" table:formula="of:=[.D97] - [.$C97]" office:value-type="float" office:value="31.8631944444445" calcext:value-type="float">
            <text:p>31.8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style-name="ce21"/>
          <table:table-cell table:style-name="ce21" table:formula="of:=[.D98] - [.$C98]" office:value-type="float" office:value="33.2520833333334" calcext:value-type="float">
            <text:p>33.2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style-name="ce21"/>
          <table:table-cell table:style-name="ce21" table:formula="of:=[.D99] - [.$C99]" office:value-type="float" office:value="34.6409722222223" calcext:value-type="float">
            <text:p>34.6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style-name="ce21"/>
          <table:table-cell table:style-name="ce21" table:formula="of:=[.D100] - [.$C100]" office:value-type="float" office:value="36.0298611111111" calcext:value-type="float">
            <text:p>36.0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style-name="ce21"/>
          <table:table-cell table:style-name="ce21" table:formula="of:=[.D101] - [.$C101]" office:value-type="float" office:value="37.41875" calcext:value-type="float">
            <text:p>37.4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ce21"/>
          <table:table-cell table:style-name="ce21" table:formula="of:=[.D102] - [.$C102]" office:value-type="float" office:value="38.807638888889" calcext:value-type="float">
            <text:p>38.8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style-name="ce21"/>
          <table:table-cell table:style-name="ce21" table:formula="of:=[.D103] - [.$C103]" office:value-type="float" office:value="40.1965277777778" calcext:value-type="float">
            <text:p>40.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21"/>
          <table:table-cell table:style-name="ce21" table:formula="of:=[.D104] - [.$C104]" office:value-type="float" office:value="41.5854166666667" calcext:value-type="float">
            <text:p>41.5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style-name="ce21"/>
          <table:table-cell table:style-name="ce21" table:formula="of:=[.D105] - [.$C105]" office:value-type="float" office:value="42.9743055555556" calcext:value-type="float">
            <text:p>42.9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21"/>
          <table:table-cell table:style-name="ce21" table:formula="of:=[.D106] - [.$C106]" office:value-type="float" office:value="44.3631944444445" calcext:value-type="float">
            <text:p>44.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style-name="ce21"/>
          <table:table-cell table:style-name="ce21" table:formula="of:=[.D107] - [.$C107]" office:value-type="float" office:value="45.7520833333334" calcext:value-type="float">
            <text:p>45.7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style-name="ce21"/>
          <table:table-cell table:style-name="ce21" table:formula="of:=[.D108] - [.$C108]" office:value-type="float" office:value="47.1409722222223" calcext:value-type="float">
            <text:p>47.1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style-name="ce21"/>
          <table:table-cell table:style-name="ce21" table:formula="of:=[.D109] - [.$C109]" office:value-type="float" office:value="48.5298611111111" calcext:value-type="float">
            <text:p>48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style-name="ce21"/>
          <table:table-cell table:style-name="ce21" table:formula="of:=[.D110] - [.$C110]" office:value-type="float" office:value="49.9187500000001" calcext:value-type="float">
            <text:p>49.92</text:p>
          </table:table-cell>
          <table:table-cell table:number-columns-repeated="1020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mbTruckLocomotor" table:style-name="ta1">
        <table:shapes>
          <draw:frame draw:z-index="0" draw:style-name="gr1" draw:text-style-name="P1" svg:width="9.7827in" svg:height="6.5138in" svg:x="11.3106in" svg:y="13.9043in">
            <draw:object draw:notify-on-update-of-ranges="BombTruckLocomotor.B75:BombTruckLocomotor.B111 BombTruckLocomotor.C74:BombTruckLocomotor.C74 BombTruckLocomotor.C75:BombTruckLocomotor.C111 BombTruckLocomotor.D74:BombTruckLocomotor.D74 BombTruckLocomotor.D75:BombTruckLocomotor.D1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TestTurnAngle</text:p>
          </table:table-cell>
          <table:table-cell/>
          <table:table-cell table:style-name="ce7" office:value-type="float" office:value="90" calcext:value-type="float">
            <text:p>90.00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TestDriveDuration</text:p>
          </table:table-cell>
          <table:table-cell/>
          <table:table-cell table:style-name="ce7" office:value-type="float" office:value="5" calcext:value-type="float">
            <text:p>5.00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FrameTime</text:p>
          </table:table-cell>
          <table:table-cell/>
          <table:table-cell table:style-name="ce8" table:formula="of:=1/30" office:value-type="float" office:value="0.0333333333333333" calcext:value-type="float">
            <text:p>0.0333333333333333</text:p>
          </table:table-cell>
          <table:table-cell table:style-name="ce8"/>
          <table:table-cell table:number-columns-repeated="1020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BombTruckLocomotor</text:p>
          </table:table-cell>
          <table:table-cell table:style-name="ce9" office:value-type="string" calcext:value-type="string">
            <text:p>BombTruckLocomotor Fixe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peed </text:p>
          </table:table-cell>
          <table:table-cell table:style-name="ce2"/>
          <table:table-cell table:number-columns-repeated="2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edDamaged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nRate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nRateDamage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leration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lerationDamaged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king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TurnSpe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Time to reach full </text:span><text:span text:style-name="T2">Speed</text:span></text:p>
          </table:table-cell>
          <table:table-cell/>
          <table:table-cell table:style-name="ce10" table:formula="of:=[.C6] / [.C10]" office:value-type="float" office:value="0.05" calcext:value-type="float">
            <text:p>0.050</text:p>
          </table:table-cell>
          <table:table-cell table:style-name="ce10" table:formula="of:=[.D6] / [.D10]" office:value-type="float" office:value="0.2" calcext:value-type="float">
            <text:p>0.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 to reach full SpeedDamaged</text:p>
          </table:table-cell>
          <table:table-cell/>
          <table:table-cell table:style-name="ce10" table:formula="of:=[.C7] / [.C11]" office:value-type="float" office:value="0.05" calcext:value-type="float">
            <text:p>0.050</text:p>
          </table:table-cell>
          <table:table-cell table:style-name="ce10" table:formula="of:=[.D7] / [.D11]" office:value-type="float" office:value="0.2" calcext:value-type="float">
            <text:p>0.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 to reach full Speed after turn</text:p>
          </table:table-cell>
          <table:table-cell/>
          <table:table-cell table:style-name="ce10" table:formula="of:=([.C6] - [.C$13]) / [.C10]" office:value-type="float" office:value="0.05" calcext:value-type="float">
            <text:p>0.050</text:p>
          </table:table-cell>
          <table:table-cell table:style-name="ce10" table:formula="of:=([.D6] - [.D$13]) / [.D10]" office:value-type="float" office:value="0.12" calcext:value-type="float">
            <text:p>0.1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 to reach full SpeedDamaged after turn</text:p>
          </table:table-cell>
          <table:table-cell/>
          <table:table-cell table:style-name="ce10" table:formula="of:=([.C7] - [.C$13]) / [.C11]" office:value-type="float" office:value="0.05" calcext:value-type="float">
            <text:p>0.050</text:p>
          </table:table-cell>
          <table:table-cell table:style-name="ce10" table:formula="of:=([.D7] - [.D$13]) / [.D11]" office:value-type="float" office:value="0.12" calcext:value-type="float">
            <text:p>0.1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 to brake from full Speed</text:p>
          </table:table-cell>
          <table:table-cell/>
          <table:table-cell table:style-name="ce10" table:formula="of:=[.C6] / [.C$12]" office:value-type="float" office:value="0.05" calcext:value-type="float">
            <text:p>0.050</text:p>
          </table:table-cell>
          <table:table-cell table:style-name="ce10" table:formula="of:=[.D6] / [.D$12]" office:value-type="float" office:value="0.05" calcext:value-type="float">
            <text:p>0.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 to brake from full SpeedDamaged</text:p>
          </table:table-cell>
          <table:table-cell/>
          <table:table-cell table:style-name="ce10" table:formula="of:=[.C7] / [.C$12]" office:value-type="float" office:value="0.05" calcext:value-type="float">
            <text:p>0.050</text:p>
          </table:table-cell>
          <table:table-cell table:style-name="ce10" table:formula="of:=[.D7] / [.D$12]" office:value-type="float" office:value="0.05" calcext:value-type="float">
            <text:p>0.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 to turn TestTurnAngle with TurnRate</text:p>
          </table:table-cell>
          <table:table-cell/>
          <table:table-cell table:style-name="ce10" table:formula="of:=[.$C$1] / [.C$8]" office:value-type="float" office:value="1" calcext:value-type="float">
            <text:p>1.000</text:p>
          </table:table-cell>
          <table:table-cell table:style-name="ce10" table:formula="of:=[.$C$1] / [.D$8]" office:value-type="float" office:value="1" calcext:value-type="float">
            <text:p>1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Time to turn TestTurnAngle with TurnRate</text:span> and reach full Speed</text:p>
          </table:table-cell>
          <table:table-cell/>
          <table:table-cell table:style-name="ce10" table:formula="of:=[.C$17] + [.C$21]" office:value-type="float" office:value="1.05" calcext:value-type="float">
            <text:p>1.050</text:p>
          </table:table-cell>
          <table:table-cell table:style-name="ce10" table:formula="of:=[.D$17] + [.D$21]" office:value-type="float" office:value="1.12" calcext:value-type="float">
            <text:p>1.1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 to turn TestTurnAngle with TurnRateDamaged</text:p>
          </table:table-cell>
          <table:table-cell/>
          <table:table-cell table:style-name="ce10" table:formula="of:=[.$C$1] / [.C$9]" office:value-type="float" office:value="1.5" calcext:value-type="float">
            <text:p>1.500</text:p>
          </table:table-cell>
          <table:table-cell table:style-name="ce10" table:formula="of:=[.$C$1] / [.D$9]" office:value-type="float" office:value="1.2" calcext:value-type="float">
            <text:p>1.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 to turn TestTurnAngle with TurnRateDamaged and reach full SpeedDamaged</text:p>
          </table:table-cell>
          <table:table-cell/>
          <table:table-cell table:style-name="ce10" table:formula="of:=[.C$18] + [.C$23]" office:value-type="float" office:value="1.55" calcext:value-type="float">
            <text:p>1.550</text:p>
          </table:table-cell>
          <table:table-cell table:style-name="ce10" table:formula="of:=[.D$18] + [.D$23]" office:value-type="float" office:value="1.32" calcext:value-type="float">
            <text:p>1.3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istance traveled driving TestDriveDuration with </text:span><text:span text:style-name="T2">Speed from idle</text:span></text:p>
          </table:table-cell>
          <table:table-cell/>
          <table:table-cell table:style-name="ce10" table:formula="of:=(0.5 * [.C10] * ([.C15]^2)) + ([.$C$2] - [.C15]) * [.C6]" office:value-type="float" office:value="248.75" calcext:value-type="float">
            <text:p>248.750</text:p>
          </table:table-cell>
          <table:table-cell table:style-name="ce10" table:formula="of:=(0.5 * [.D10] * ([.D15]^2)) + ([.$C$2] - [.D15]) * [.D6]" office:value-type="float" office:value="245" calcext:value-type="float">
            <text:p>245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istance traveled driving TestDriveDuration with </text:span><text:span text:style-name="T2">SpeedDamaged from idle</text:span></text:p>
          </table:table-cell>
          <table:table-cell/>
          <table:table-cell table:style-name="ce10" table:formula="of:=(0.5 * [.C11] * ([.C16]^2)) + ([.$C$2] - [.C16]) * [.C7]" office:value-type="float" office:value="248.75" calcext:value-type="float">
            <text:p>248.750</text:p>
          </table:table-cell>
          <table:table-cell table:style-name="ce10" table:formula="of:=(0.5 * [.D11] * ([.D16]^2)) + ([.$C$2] - [.D16]) * [.D7]" office:value-type="float" office:value="245" calcext:value-type="float">
            <text:p>245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istance traveled driving TestDriveDuration with </text:span><text:span text:style-name="T2">Speed </text:span><text:span text:style-name="T3">after a turn</text:span></text:p>
          </table:table-cell>
          <table:table-cell/>
          <table:table-cell table:style-name="ce10" table:formula="of:=([.C$13] * [.C17]) + (0.5 * [.C10] * ([.C17]^2)) + ([.$C$2] - [.C17]) * [.C6]" office:value-type="float" office:value="248.75" calcext:value-type="float">
            <text:p>248.750</text:p>
          </table:table-cell>
          <table:table-cell table:style-name="ce10" table:formula="of:=([.D$13] * [.D17]) + (0.5 * [.D10] * ([.D17]^2)) + ([.$C$2] - [.D17]) * [.D6]" office:value-type="float" office:value="248.2" calcext:value-type="float">
            <text:p>248.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istance traveled driving TestDriveDuration </text:span><text:span text:style-name="T4">with </text:span><text:span text:style-name="T5">SpeedDamaged </text:span><text:span text:style-name="T6">after a turn</text:span></text:p>
          </table:table-cell>
          <table:table-cell/>
          <table:table-cell table:style-name="ce10" table:formula="of:=([.C$13] * [.C18]) + (0.5 * [.C11] * ([.C18]^2)) + ([.$C$2] - [.C18]) * [.C7]" office:value-type="float" office:value="248.75" calcext:value-type="float">
            <text:p>248.750</text:p>
          </table:table-cell>
          <table:table-cell table:style-name="ce10" table:formula="of:=([.D$13] * [.D18]) + (0.5 * [.D11] * ([.D18]^2)) + ([.$C$2] - [.D18]) * [.D7]" office:value-type="float" office:value="248.2" calcext:value-type="float">
            <text:p>248.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istance traveled turning TestTurnAngle</text:span></text:p>
          </table:table-cell>
          <table:table-cell/>
          <table:table-cell table:style-name="ce10" table:formula="of:=[.C21] * [.C$13]" office:value-type="float" office:value="0" calcext:value-type="float">
            <text:p>0.000</text:p>
          </table:table-cell>
          <table:table-cell table:style-name="ce10" table:formula="of:=[.D21] * [.D$13]" office:value-type="float" office:value="20" calcext:value-type="float">
            <text:p>20.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ance traveled turning TestTurnAngle and driving TestDriveDuration with Speed</text:p>
          </table:table-cell>
          <table:table-cell/>
          <table:table-cell table:style-name="ce10" table:formula="of:=[.C$29] + [.C27]" office:value-type="float" office:value="248.75" calcext:value-type="float">
            <text:p>248.750</text:p>
          </table:table-cell>
          <table:table-cell table:style-name="ce10" table:formula="of:=[.D$29] + [.D27]" office:value-type="float" office:value="268.2" calcext:value-type="float">
            <text:p>268.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ance traveled turning TestTurnAngle and driving TestDriveDuration with SpeedDamaged</text:p>
          </table:table-cell>
          <table:table-cell/>
          <table:table-cell table:style-name="ce10" table:formula="of:=[.C$29] + [.C28]" office:value-type="float" office:value="248.75" calcext:value-type="float">
            <text:p>248.750</text:p>
          </table:table-cell>
          <table:table-cell table:style-name="ce10" table:formula="of:=[.D$29] + [.D28]" office:value-type="float" office:value="268.2" calcext:value-type="float">
            <text:p>268.200</text:p>
          </table:table-cell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<text:span text:style-name="T1">Distance traveled for DriveDuration with </text:span><text:span text:style-name="T2">Speed from idle</text:span></text:p>
          </table:table-cell>
          <table:table-cell table:style-name="ce3"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Min(1, DriveDuration / t) * 0.5 * Acceleration * sqr(t) + Max(0, DriveDuration – t) * Speed</text:p>
          </table:table-cell>
          <table:table-cell table:style-name="ce3"/>
          <table:table-cell table:style-name="ce10" table:number-columns-repeated="2"/>
          <table:table-cell table:number-columns-repeated="1020"/>
        </table:table-row>
        <table:table-row table:style-name="ro2">
          <table:table-cell table:style-name="Default"/>
          <table:table-cell table:style-name="ce14" office:value-type="string" calcext:value-type="string">
            <text:p>DriveDuration</text:p>
          </table:table-cell>
          <table:table-cell table:style-name="ce9" office:value-type="string" calcext:value-type="string">
            <text:p>BattleBusLocomotor </text:p>
          </table:table-cell>
          <table:table-cell table:style-name="ce9" office:value-type="string" calcext:value-type="string">
            <text:p>BattleBusLocomotor Fixed</text:p>
          </table:table-cell>
          <table:table-cell table:number-columns-repeated="102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5" table:formula="of:=[.$A39] * [.$C$3]" office:value-type="float" office:value="0.0333333333333333" calcext:value-type="float">
            <text:p>0.03</text:p>
          </table:table-cell>
          <table:table-cell table:style-name="ce21" table:formula="of:=MIN(1; [.$B39] / [.C$15]) * (0.5 * [.C$10] * [.C$15]^2) + MAX(0; [.$B39] - [.C$15]) * [.C$6]" office:value-type="float" office:value="0.833333333333333" calcext:value-type="float">
            <text:p>0.83</text:p>
          </table:table-cell>
          <table:table-cell table:style-name="ce21" table:formula="of:=MIN(1; [.$B39] / [.D$15]) * (0.5 * [.D$10] * [.D$15]^2) + MAX(0; [.$B39] - [.D$15]) * [.D$6]" office:value-type="float" office:value="0.833333333333333" calcext:value-type="float">
            <text:p>0.83</text:p>
          </table:table-cell>
          <table:table-cell table:number-columns-repeated="102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5" table:formula="of:=[.$A40] * [.$C$3]" office:value-type="float" office:value="0.0666666666666666" calcext:value-type="float">
            <text:p>0.07</text:p>
          </table:table-cell>
          <table:table-cell table:style-name="ce21" table:formula="of:=MIN(1; [.$B40] / [.C$15]) * (0.5 * [.C$10] * [.C$15]^2) + MAX(0; [.$B40] - [.C$15]) * [.C$6]" office:value-type="float" office:value="2.08333333333333" calcext:value-type="float">
            <text:p>2.08</text:p>
          </table:table-cell>
          <table:table-cell table:style-name="ce21" table:formula="of:=MIN(1; [.$B40] / [.D$15]) * (0.5 * [.D$10] * [.D$15]^2) + MAX(0; [.$B40] - [.D$15]) * [.D$6]" office:value-type="float" office:value="1.66666666666667" calcext:value-type="float">
            <text:p>1.67</text:p>
          </table:table-cell>
          <table:table-cell table:number-columns-repeated="102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5" table:formula="of:=[.$A41] * [.$C$3]" office:value-type="float" office:value="0.0999999999999999" calcext:value-type="float">
            <text:p>0.10</text:p>
          </table:table-cell>
          <table:table-cell table:style-name="ce21" table:formula="of:=MIN(1; [.$B41] / [.C$15]) * (0.5 * [.C$10] * [.C$15]^2) + MAX(0; [.$B41] - [.C$15]) * [.C$6]" office:value-type="float" office:value="3.74999999999999" calcext:value-type="float">
            <text:p>3.75</text:p>
          </table:table-cell>
          <table:table-cell table:style-name="ce21" table:formula="of:=MIN(1; [.$B41] / [.D$15]) * (0.5 * [.D$10] * [.D$15]^2) + MAX(0; [.$B41] - [.D$15]) * [.D$6]" office:value-type="float" office:value="2.5" calcext:value-type="float">
            <text:p>2.50</text:p>
          </table:table-cell>
          <table:table-cell table:number-columns-repeated="1020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5" table:formula="of:=[.$A42] * [.$C$3]" office:value-type="float" office:value="0.133333333333333" calcext:value-type="float">
            <text:p>0.13</text:p>
          </table:table-cell>
          <table:table-cell table:style-name="ce21" table:formula="of:=MIN(1; [.$B42] / [.C$15]) * (0.5 * [.C$10] * [.C$15]^2) + MAX(0; [.$B42] - [.C$15]) * [.C$6]" office:value-type="float" office:value="5.41666666666666" calcext:value-type="float">
            <text:p>5.42</text:p>
          </table:table-cell>
          <table:table-cell table:style-name="ce21" table:formula="of:=MIN(1; [.$B42] / [.D$15]) * (0.5 * [.D$10] * [.D$15]^2) + MAX(0; [.$B42] - [.D$15]) * [.D$6]" office:value-type="float" office:value="3.33333333333333" calcext:value-type="float">
            <text:p>3.33</text:p>
          </table:table-cell>
          <table:table-cell table:number-columns-repeated="1020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5" table:formula="of:=[.$A43] * [.$C$3]" office:value-type="float" office:value="0.166666666666666" calcext:value-type="float">
            <text:p>0.17</text:p>
          </table:table-cell>
          <table:table-cell table:style-name="ce21" table:formula="of:=MIN(1; [.$B43] / [.C$15]) * (0.5 * [.C$10] * [.C$15]^2) + MAX(0; [.$B43] - [.C$15]) * [.C$6]" office:value-type="float" office:value="7.08333333333332" calcext:value-type="float">
            <text:p>7.08</text:p>
          </table:table-cell>
          <table:table-cell table:style-name="ce21" table:formula="of:=MIN(1; [.$B43] / [.D$15]) * (0.5 * [.D$10] * [.D$15]^2) + MAX(0; [.$B43] - [.D$15]) * [.D$6]" office:value-type="float" office:value="4.16666666666666" calcext:value-type="float">
            <text:p>4.17</text:p>
          </table:table-cell>
          <table:table-cell table:number-columns-repeated="1020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5" table:formula="of:=[.$A44] * [.$C$3]" office:value-type="float" office:value="0.2" calcext:value-type="float">
            <text:p>0.20</text:p>
          </table:table-cell>
          <table:table-cell table:style-name="ce21" table:formula="of:=MIN(1; [.$B44] / [.C$15]) * (0.5 * [.C$10] * [.C$15]^2) + MAX(0; [.$B44] - [.C$15]) * [.C$6]" office:value-type="float" office:value="8.74999999999999" calcext:value-type="float">
            <text:p>8.75</text:p>
          </table:table-cell>
          <table:table-cell table:style-name="ce21" table:formula="of:=MIN(1; [.$B44] / [.D$15]) * (0.5 * [.D$10] * [.D$15]^2) + MAX(0; [.$B44] - [.D$15]) * [.D$6]" office:value-type="float" office:value="5" calcext:value-type="float">
            <text:p>5.00</text:p>
          </table:table-cell>
          <table:table-cell table:number-columns-repeated="1020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5" table:formula="of:=[.$A45] * [.$C$3]" office:value-type="float" office:value="0.233333333333333" calcext:value-type="float">
            <text:p>0.23</text:p>
          </table:table-cell>
          <table:table-cell table:style-name="ce21" table:formula="of:=MIN(1; [.$B45] / [.C$15]) * (0.5 * [.C$10] * [.C$15]^2) + MAX(0; [.$B45] - [.C$15]) * [.C$6]" office:value-type="float" office:value="10.4166666666667" calcext:value-type="float">
            <text:p>10.42</text:p>
          </table:table-cell>
          <table:table-cell table:style-name="ce21" table:formula="of:=MIN(1; [.$B45] / [.D$15]) * (0.5 * [.D$10] * [.D$15]^2) + MAX(0; [.$B45] - [.D$15]) * [.D$6]" office:value-type="float" office:value="6.66666666666665" calcext:value-type="float">
            <text:p>6.67</text:p>
          </table:table-cell>
          <table:table-cell table:number-columns-repeated="1020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5" table:formula="of:=[.$A46] * [.$C$3]" office:value-type="float" office:value="0.266666666666666" calcext:value-type="float">
            <text:p>0.27</text:p>
          </table:table-cell>
          <table:table-cell table:style-name="ce21" table:formula="of:=MIN(1; [.$B46] / [.C$15]) * (0.5 * [.C$10] * [.C$15]^2) + MAX(0; [.$B46] - [.C$15]) * [.C$6]" office:value-type="float" office:value="12.0833333333333" calcext:value-type="float">
            <text:p>12.08</text:p>
          </table:table-cell>
          <table:table-cell table:style-name="ce21" table:formula="of:=MIN(1; [.$B46] / [.D$15]) * (0.5 * [.D$10] * [.D$15]^2) + MAX(0; [.$B46] - [.D$15]) * [.D$6]" office:value-type="float" office:value="8.33333333333332" calcext:value-type="float">
            <text:p>8.33</text:p>
          </table:table-cell>
          <table:table-cell table:number-columns-repeated="1020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ce5" table:formula="of:=[.$A47] * [.$C$3]" office:value-type="float" office:value="0.3" calcext:value-type="float">
            <text:p>0.30</text:p>
          </table:table-cell>
          <table:table-cell table:style-name="ce21" table:formula="of:=MIN(1; [.$B47] / [.C$15]) * (0.5 * [.C$10] * [.C$15]^2) + MAX(0; [.$B47] - [.C$15]) * [.C$6]" office:value-type="float" office:value="13.75" calcext:value-type="float">
            <text:p>13.75</text:p>
          </table:table-cell>
          <table:table-cell table:style-name="ce21" table:formula="of:=MIN(1; [.$B47] / [.D$15]) * (0.5 * [.D$10] * [.D$15]^2) + MAX(0; [.$B47] - [.D$15]) * [.D$6]" office:value-type="float" office:value="9.99999999999999" calcext:value-type="float">
            <text:p>10.00</text:p>
          </table:table-cell>
          <table:table-cell table:number-columns-repeated="1020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ce5" table:formula="of:=[.$A48] * [.$C$3]" office:value-type="float" office:value="0.333333333333333" calcext:value-type="float">
            <text:p>0.33</text:p>
          </table:table-cell>
          <table:table-cell table:style-name="ce21" table:formula="of:=MIN(1; [.$B48] / [.C$15]) * (0.5 * [.C$10] * [.C$15]^2) + MAX(0; [.$B48] - [.C$15]) * [.C$6]" office:value-type="float" office:value="15.4166666666667" calcext:value-type="float">
            <text:p>15.42</text:p>
          </table:table-cell>
          <table:table-cell table:style-name="ce21" table:formula="of:=MIN(1; [.$B48] / [.D$15]) * (0.5 * [.D$10] * [.D$15]^2) + MAX(0; [.$B48] - [.D$15]) * [.D$6]" office:value-type="float" office:value="11.6666666666667" calcext:value-type="float">
            <text:p>11.67</text:p>
          </table:table-cell>
          <table:table-cell table:number-columns-repeated="1020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ce5" table:formula="of:=[.$A49] * [.$C$3]" office:value-type="float" office:value="0.366666666666666" calcext:value-type="float">
            <text:p>0.37</text:p>
          </table:table-cell>
          <table:table-cell table:style-name="ce21" table:formula="of:=MIN(1; [.$B49] / [.C$15]) * (0.5 * [.C$10] * [.C$15]^2) + MAX(0; [.$B49] - [.C$15]) * [.C$6]" office:value-type="float" office:value="17.0833333333333" calcext:value-type="float">
            <text:p>17.08</text:p>
          </table:table-cell>
          <table:table-cell table:style-name="ce21" table:formula="of:=MIN(1; [.$B49] / [.D$15]) * (0.5 * [.D$10] * [.D$15]^2) + MAX(0; [.$B49] - [.D$15]) * [.D$6]" office:value-type="float" office:value="13.3333333333333" calcext:value-type="float">
            <text:p>13.33</text:p>
          </table:table-cell>
          <table:table-cell table:number-columns-repeated="1020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ce5" table:formula="of:=[.$A50] * [.$C$3]" office:value-type="float" office:value="0.4" calcext:value-type="float">
            <text:p>0.40</text:p>
          </table:table-cell>
          <table:table-cell table:style-name="ce21" table:formula="of:=MIN(1; [.$B50] / [.C$15]) * (0.5 * [.C$10] * [.C$15]^2) + MAX(0; [.$B50] - [.C$15]) * [.C$6]" office:value-type="float" office:value="18.75" calcext:value-type="float">
            <text:p>18.75</text:p>
          </table:table-cell>
          <table:table-cell table:style-name="ce21" table:formula="of:=MIN(1; [.$B50] / [.D$15]) * (0.5 * [.D$10] * [.D$15]^2) + MAX(0; [.$B50] - [.D$15]) * [.D$6]" office:value-type="float" office:value="15" calcext:value-type="float">
            <text:p>15.00</text:p>
          </table:table-cell>
          <table:table-cell table:number-columns-repeated="1020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ce5" table:formula="of:=[.$A51] * [.$C$3]" office:value-type="float" office:value="0.433333333333333" calcext:value-type="float">
            <text:p>0.43</text:p>
          </table:table-cell>
          <table:table-cell table:style-name="ce21" table:formula="of:=MIN(1; [.$B51] / [.C$15]) * (0.5 * [.C$10] * [.C$15]^2) + MAX(0; [.$B51] - [.C$15]) * [.C$6]" office:value-type="float" office:value="20.4166666666666" calcext:value-type="float">
            <text:p>20.42</text:p>
          </table:table-cell>
          <table:table-cell table:style-name="ce21" table:formula="of:=MIN(1; [.$B51] / [.D$15]) * (0.5 * [.D$10] * [.D$15]^2) + MAX(0; [.$B51] - [.D$15]) * [.D$6]" office:value-type="float" office:value="16.6666666666666" calcext:value-type="float">
            <text:p>16.67</text:p>
          </table:table-cell>
          <table:table-cell table:number-columns-repeated="1020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ce5" table:formula="of:=[.$A52] * [.$C$3]" office:value-type="float" office:value="0.466666666666666" calcext:value-type="float">
            <text:p>0.47</text:p>
          </table:table-cell>
          <table:table-cell table:style-name="ce21" table:formula="of:=MIN(1; [.$B52] / [.C$15]) * (0.5 * [.C$10] * [.C$15]^2) + MAX(0; [.$B52] - [.C$15]) * [.C$6]" office:value-type="float" office:value="22.0833333333333" calcext:value-type="float">
            <text:p>22.08</text:p>
          </table:table-cell>
          <table:table-cell table:style-name="ce21" table:formula="of:=MIN(1; [.$B52] / [.D$15]) * (0.5 * [.D$10] * [.D$15]^2) + MAX(0; [.$B52] - [.D$15]) * [.D$6]" office:value-type="float" office:value="18.3333333333333" calcext:value-type="float">
            <text:p>18.33</text:p>
          </table:table-cell>
          <table:table-cell table:number-columns-repeated="1020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ce5" table:formula="of:=[.$A53] * [.$C$3]" office:value-type="float" office:value="0.5" calcext:value-type="float">
            <text:p>0.50</text:p>
          </table:table-cell>
          <table:table-cell table:style-name="ce21" table:formula="of:=MIN(1; [.$B53] / [.C$15]) * (0.5 * [.C$10] * [.C$15]^2) + MAX(0; [.$B53] - [.C$15]) * [.C$6]" office:value-type="float" office:value="23.75" calcext:value-type="float">
            <text:p>23.75</text:p>
          </table:table-cell>
          <table:table-cell table:style-name="ce21" table:formula="of:=MIN(1; [.$B53] / [.D$15]) * (0.5 * [.D$10] * [.D$15]^2) + MAX(0; [.$B53] - [.D$15]) * [.D$6]" office:value-type="float" office:value="20" calcext:value-type="float">
            <text:p>20.00</text:p>
          </table:table-cell>
          <table:table-cell table:number-columns-repeated="1020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ce5" table:formula="of:=[.$A54] * [.$C$3]" office:value-type="float" office:value="0.533333333333333" calcext:value-type="float">
            <text:p>0.53</text:p>
          </table:table-cell>
          <table:table-cell table:style-name="ce21" table:formula="of:=MIN(1; [.$B54] / [.C$15]) * (0.5 * [.C$10] * [.C$15]^2) + MAX(0; [.$B54] - [.C$15]) * [.C$6]" office:value-type="float" office:value="25.4166666666666" calcext:value-type="float">
            <text:p>25.42</text:p>
          </table:table-cell>
          <table:table-cell table:style-name="ce21" table:formula="of:=MIN(1; [.$B54] / [.D$15]) * (0.5 * [.D$10] * [.D$15]^2) + MAX(0; [.$B54] - [.D$15]) * [.D$6]" office:value-type="float" office:value="21.6666666666666" calcext:value-type="float">
            <text:p>21.67</text:p>
          </table:table-cell>
          <table:table-cell table:number-columns-repeated="1020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ce5" table:formula="of:=[.$A55] * [.$C$3]" office:value-type="float" office:value="0.566666666666666" calcext:value-type="float">
            <text:p>0.57</text:p>
          </table:table-cell>
          <table:table-cell table:style-name="ce21" table:formula="of:=MIN(1; [.$B55] / [.C$15]) * (0.5 * [.C$10] * [.C$15]^2) + MAX(0; [.$B55] - [.C$15]) * [.C$6]" office:value-type="float" office:value="27.0833333333333" calcext:value-type="float">
            <text:p>27.08</text:p>
          </table:table-cell>
          <table:table-cell table:style-name="ce21" table:formula="of:=MIN(1; [.$B55] / [.D$15]) * (0.5 * [.D$10] * [.D$15]^2) + MAX(0; [.$B55] - [.D$15]) * [.D$6]" office:value-type="float" office:value="23.3333333333333" calcext:value-type="float">
            <text:p>23.33</text:p>
          </table:table-cell>
          <table:table-cell table:number-columns-repeated="1020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style-name="ce5" table:formula="of:=[.$A56] * [.$C$3]" office:value-type="float" office:value="0.6" calcext:value-type="float">
            <text:p>0.60</text:p>
          </table:table-cell>
          <table:table-cell table:style-name="ce21" table:formula="of:=MIN(1; [.$B56] / [.C$15]) * (0.5 * [.C$10] * [.C$15]^2) + MAX(0; [.$B56] - [.C$15]) * [.C$6]" office:value-type="float" office:value="28.75" calcext:value-type="float">
            <text:p>28.75</text:p>
          </table:table-cell>
          <table:table-cell table:style-name="ce21" table:formula="of:=MIN(1; [.$B56] / [.D$15]) * (0.5 * [.D$10] * [.D$15]^2) + MAX(0; [.$B56] - [.D$15]) * [.D$6]" office:value-type="float" office:value="25" calcext:value-type="float">
            <text:p>25.00</text:p>
          </table:table-cell>
          <table:table-cell table:number-columns-repeated="1020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ce5" table:formula="of:=[.$A57] * [.$C$3]" office:value-type="float" office:value="0.633333333333333" calcext:value-type="float">
            <text:p>0.63</text:p>
          </table:table-cell>
          <table:table-cell table:style-name="ce21" table:formula="of:=MIN(1; [.$B57] / [.C$15]) * (0.5 * [.C$10] * [.C$15]^2) + MAX(0; [.$B57] - [.C$15]) * [.C$6]" office:value-type="float" office:value="30.4166666666666" calcext:value-type="float">
            <text:p>30.42</text:p>
          </table:table-cell>
          <table:table-cell table:style-name="ce21" table:formula="of:=MIN(1; [.$B57] / [.D$15]) * (0.5 * [.D$10] * [.D$15]^2) + MAX(0; [.$B57] - [.D$15]) * [.D$6]" office:value-type="float" office:value="26.6666666666666" calcext:value-type="float">
            <text:p>26.67</text:p>
          </table:table-cell>
          <table:table-cell table:number-columns-repeated="1020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ce5" table:formula="of:=[.$A58] * [.$C$3]" office:value-type="float" office:value="0.666666666666666" calcext:value-type="float">
            <text:p>0.67</text:p>
          </table:table-cell>
          <table:table-cell table:style-name="ce21" table:formula="of:=MIN(1; [.$B58] / [.C$15]) * (0.5 * [.C$10] * [.C$15]^2) + MAX(0; [.$B58] - [.C$15]) * [.C$6]" office:value-type="float" office:value="32.0833333333333" calcext:value-type="float">
            <text:p>32.08</text:p>
          </table:table-cell>
          <table:table-cell table:style-name="ce21" table:formula="of:=MIN(1; [.$B58] / [.D$15]) * (0.5 * [.D$10] * [.D$15]^2) + MAX(0; [.$B58] - [.D$15]) * [.D$6]" office:value-type="float" office:value="28.3333333333333" calcext:value-type="float">
            <text:p>28.33</text:p>
          </table:table-cell>
          <table:table-cell table:number-columns-repeated="1020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ce5" table:formula="of:=[.$A59] * [.$C$3]" office:value-type="float" office:value="0.699999999999999" calcext:value-type="float">
            <text:p>0.70</text:p>
          </table:table-cell>
          <table:table-cell table:style-name="ce21" table:formula="of:=MIN(1; [.$B59] / [.C$15]) * (0.5 * [.C$10] * [.C$15]^2) + MAX(0; [.$B59] - [.C$15]) * [.C$6]" office:value-type="float" office:value="33.75" calcext:value-type="float">
            <text:p>33.75</text:p>
          </table:table-cell>
          <table:table-cell table:style-name="ce21" table:formula="of:=MIN(1; [.$B59] / [.D$15]) * (0.5 * [.D$10] * [.D$15]^2) + MAX(0; [.$B59] - [.D$15]) * [.D$6]" office:value-type="float" office:value="30" calcext:value-type="float">
            <text:p>30.00</text:p>
          </table:table-cell>
          <table:table-cell table:number-columns-repeated="1020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ce5" table:formula="of:=[.$A60] * [.$C$3]" office:value-type="float" office:value="0.733333333333333" calcext:value-type="float">
            <text:p>0.73</text:p>
          </table:table-cell>
          <table:table-cell table:style-name="ce21" table:formula="of:=MIN(1; [.$B60] / [.C$15]) * (0.5 * [.C$10] * [.C$15]^2) + MAX(0; [.$B60] - [.C$15]) * [.C$6]" office:value-type="float" office:value="35.4166666666666" calcext:value-type="float">
            <text:p>35.42</text:p>
          </table:table-cell>
          <table:table-cell table:style-name="ce21" table:formula="of:=MIN(1; [.$B60] / [.D$15]) * (0.5 * [.D$10] * [.D$15]^2) + MAX(0; [.$B60] - [.D$15]) * [.D$6]" office:value-type="float" office:value="31.6666666666666" calcext:value-type="float">
            <text:p>31.67</text:p>
          </table:table-cell>
          <table:table-cell table:number-columns-repeated="1020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ce5" table:formula="of:=[.$A61] * [.$C$3]" office:value-type="float" office:value="0.766666666666666" calcext:value-type="float">
            <text:p>0.77</text:p>
          </table:table-cell>
          <table:table-cell table:style-name="ce21" table:formula="of:=MIN(1; [.$B61] / [.C$15]) * (0.5 * [.C$10] * [.C$15]^2) + MAX(0; [.$B61] - [.C$15]) * [.C$6]" office:value-type="float" office:value="37.0833333333333" calcext:value-type="float">
            <text:p>37.08</text:p>
          </table:table-cell>
          <table:table-cell table:style-name="ce21" table:formula="of:=MIN(1; [.$B61] / [.D$15]) * (0.5 * [.D$10] * [.D$15]^2) + MAX(0; [.$B61] - [.D$15]) * [.D$6]" office:value-type="float" office:value="33.3333333333333" calcext:value-type="float">
            <text:p>33.33</text:p>
          </table:table-cell>
          <table:table-cell table:number-columns-repeated="1020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ce5" table:formula="of:=[.$A62] * [.$C$3]" office:value-type="float" office:value="0.799999999999999" calcext:value-type="float">
            <text:p>0.80</text:p>
          </table:table-cell>
          <table:table-cell table:style-name="ce21" table:formula="of:=MIN(1; [.$B62] / [.C$15]) * (0.5 * [.C$10] * [.C$15]^2) + MAX(0; [.$B62] - [.C$15]) * [.C$6]" office:value-type="float" office:value="38.75" calcext:value-type="float">
            <text:p>38.75</text:p>
          </table:table-cell>
          <table:table-cell table:style-name="ce21" table:formula="of:=MIN(1; [.$B62] / [.D$15]) * (0.5 * [.D$10] * [.D$15]^2) + MAX(0; [.$B62] - [.D$15]) * [.D$6]" office:value-type="float" office:value="35" calcext:value-type="float">
            <text:p>35.00</text:p>
          </table:table-cell>
          <table:table-cell table:number-columns-repeated="1020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ce5" table:formula="of:=[.$A63] * [.$C$3]" office:value-type="float" office:value="0.833333333333333" calcext:value-type="float">
            <text:p>0.83</text:p>
          </table:table-cell>
          <table:table-cell table:style-name="ce21" table:formula="of:=MIN(1; [.$B63] / [.C$15]) * (0.5 * [.C$10] * [.C$15]^2) + MAX(0; [.$B63] - [.C$15]) * [.C$6]" office:value-type="float" office:value="40.4166666666666" calcext:value-type="float">
            <text:p>40.42</text:p>
          </table:table-cell>
          <table:table-cell table:style-name="ce21" table:formula="of:=MIN(1; [.$B63] / [.D$15]) * (0.5 * [.D$10] * [.D$15]^2) + MAX(0; [.$B63] - [.D$15]) * [.D$6]" office:value-type="float" office:value="36.6666666666666" calcext:value-type="float">
            <text:p>36.67</text:p>
          </table:table-cell>
          <table:table-cell table:number-columns-repeated="1020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style-name="ce5" table:formula="of:=[.$A64] * [.$C$3]" office:value-type="float" office:value="0.866666666666666" calcext:value-type="float">
            <text:p>0.87</text:p>
          </table:table-cell>
          <table:table-cell table:style-name="ce21" table:formula="of:=MIN(1; [.$B64] / [.C$15]) * (0.5 * [.C$10] * [.C$15]^2) + MAX(0; [.$B64] - [.C$15]) * [.C$6]" office:value-type="float" office:value="42.0833333333333" calcext:value-type="float">
            <text:p>42.08</text:p>
          </table:table-cell>
          <table:table-cell table:style-name="ce21" table:formula="of:=MIN(1; [.$B64] / [.D$15]) * (0.5 * [.D$10] * [.D$15]^2) + MAX(0; [.$B64] - [.D$15]) * [.D$6]" office:value-type="float" office:value="38.3333333333333" calcext:value-type="float">
            <text:p>38.33</text:p>
          </table:table-cell>
          <table:table-cell table:number-columns-repeated="1020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style-name="ce5" table:formula="of:=[.$A65] * [.$C$3]" office:value-type="float" office:value="0.899999999999999" calcext:value-type="float">
            <text:p>0.90</text:p>
          </table:table-cell>
          <table:table-cell table:style-name="ce21" table:formula="of:=MIN(1; [.$B65] / [.C$15]) * (0.5 * [.C$10] * [.C$15]^2) + MAX(0; [.$B65] - [.C$15]) * [.C$6]" office:value-type="float" office:value="43.75" calcext:value-type="float">
            <text:p>43.75</text:p>
          </table:table-cell>
          <table:table-cell table:style-name="ce21" table:formula="of:=MIN(1; [.$B65] / [.D$15]) * (0.5 * [.D$10] * [.D$15]^2) + MAX(0; [.$B65] - [.D$15]) * [.D$6]" office:value-type="float" office:value="40" calcext:value-type="float">
            <text:p>40.00</text:p>
          </table:table-cell>
          <table:table-cell table:number-columns-repeated="1020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style-name="ce5" table:formula="of:=[.$A66] * [.$C$3]" office:value-type="float" office:value="0.933333333333332" calcext:value-type="float">
            <text:p>0.93</text:p>
          </table:table-cell>
          <table:table-cell table:style-name="ce21" table:formula="of:=MIN(1; [.$B66] / [.C$15]) * (0.5 * [.C$10] * [.C$15]^2) + MAX(0; [.$B66] - [.C$15]) * [.C$6]" office:value-type="float" office:value="45.4166666666666" calcext:value-type="float">
            <text:p>45.42</text:p>
          </table:table-cell>
          <table:table-cell table:style-name="ce21" table:formula="of:=MIN(1; [.$B66] / [.D$15]) * (0.5 * [.D$10] * [.D$15]^2) + MAX(0; [.$B66] - [.D$15]) * [.D$6]" office:value-type="float" office:value="41.6666666666666" calcext:value-type="float">
            <text:p>41.67</text:p>
          </table:table-cell>
          <table:table-cell table:number-columns-repeated="1020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ce5" table:formula="of:=[.$A67] * [.$C$3]" office:value-type="float" office:value="0.966666666666666" calcext:value-type="float">
            <text:p>0.97</text:p>
          </table:table-cell>
          <table:table-cell table:style-name="ce21" table:formula="of:=MIN(1; [.$B67] / [.C$15]) * (0.5 * [.C$10] * [.C$15]^2) + MAX(0; [.$B67] - [.C$15]) * [.C$6]" office:value-type="float" office:value="47.0833333333333" calcext:value-type="float">
            <text:p>47.08</text:p>
          </table:table-cell>
          <table:table-cell table:style-name="ce21" table:formula="of:=MIN(1; [.$B67] / [.D$15]) * (0.5 * [.D$10] * [.D$15]^2) + MAX(0; [.$B67] - [.D$15]) * [.D$6]" office:value-type="float" office:value="43.3333333333333" calcext:value-type="float">
            <text:p>43.33</text:p>
          </table:table-cell>
          <table:table-cell table:number-columns-repeated="1020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ce5" table:formula="of:=[.$A68] * [.$C$3]" office:value-type="float" office:value="0.999999999999999" calcext:value-type="float">
            <text:p>1.00</text:p>
          </table:table-cell>
          <table:table-cell table:style-name="ce21" table:formula="of:=MIN(1; [.$B68] / [.C$15]) * (0.5 * [.C$10] * [.C$15]^2) + MAX(0; [.$B68] - [.C$15]) * [.C$6]" office:value-type="float" office:value="48.75" calcext:value-type="float">
            <text:p>48.75</text:p>
          </table:table-cell>
          <table:table-cell table:style-name="ce21" table:formula="of:=MIN(1; [.$B68] / [.D$15]) * (0.5 * [.D$10] * [.D$15]^2) + MAX(0; [.$B68] - [.D$15]) * [.D$6]" office:value-type="float" office:value="45" calcext:value-type="float">
            <text:p>45.00</text:p>
          </table:table-cell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istance traveled with TurnAngle</text:span> X and driving TestDriveDuration with Speed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MinTurnSpeed * t + 0.5 * Acceleration * sqr(t) + (TestDriveDuration</text:span> – t) * Speed + (TurnAngle / TurnRate * MinTurnSpeed)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TurnAngle</text:p>
          </table:table-cell>
          <table:table-cell table:style-name="ce9" office:value-type="string" calcext:value-type="string">
            <text:p>BattleBusLocomotor </text:p>
          </table:table-cell>
          <table:table-cell table:style-name="ce9" office:value-type="string" calcext:value-type="string">
            <text:p>BattleBusLocomotor Fixed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table:style-name="ce21" table:formula="of:=([.C$13] * [.C$17]) + (0.5 * [.C$10] * ([.C$17]^2)) + ([.$C$2] - [.C$17]) * [.C$6] + ([.$B75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75] / [.D$8] * [.D$13])" office:value-type="float" office:value="248.2" calcext:value-type="float">
            <text:p>248.2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table:style-name="ce21" table:formula="of:=([.C$13] * [.C$17]) + (0.5 * [.C$10] * ([.C$17]^2)) + ([.$C$2] - [.C$17]) * [.C$6] + ([.$B76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76] / [.D$8] * [.D$13])" office:value-type="float" office:value="249.311111111111" calcext:value-type="float">
            <text:p>249.31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0" calcext:value-type="float">
            <text:p>10</text:p>
          </table:table-cell>
          <table:table-cell table:style-name="ce21" table:formula="of:=([.C$13] * [.C$17]) + (0.5 * [.C$10] * ([.C$17]^2)) + ([.$C$2] - [.C$17]) * [.C$6] + ([.$B77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77] / [.D$8] * [.D$13])" office:value-type="float" office:value="250.422222222222" calcext:value-type="float">
            <text:p>250.42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5" calcext:value-type="float">
            <text:p>15</text:p>
          </table:table-cell>
          <table:table-cell table:style-name="ce21" table:formula="of:=([.C$13] * [.C$17]) + (0.5 * [.C$10] * ([.C$17]^2)) + ([.$C$2] - [.C$17]) * [.C$6] + ([.$B78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78] / [.D$8] * [.D$13])" office:value-type="float" office:value="251.533333333333" calcext:value-type="float">
            <text:p>251.53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20" calcext:value-type="float">
            <text:p>20</text:p>
          </table:table-cell>
          <table:table-cell table:style-name="ce21" table:formula="of:=([.C$13] * [.C$17]) + (0.5 * [.C$10] * ([.C$17]^2)) + ([.$C$2] - [.C$17]) * [.C$6] + ([.$B79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79] / [.D$8] * [.D$13])" office:value-type="float" office:value="252.644444444444" calcext:value-type="float">
            <text:p>252.64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25" calcext:value-type="float">
            <text:p>25</text:p>
          </table:table-cell>
          <table:table-cell table:style-name="ce21" table:formula="of:=([.C$13] * [.C$17]) + (0.5 * [.C$10] * ([.C$17]^2)) + ([.$C$2] - [.C$17]) * [.C$6] + ([.$B80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80] / [.D$8] * [.D$13])" office:value-type="float" office:value="253.755555555556" calcext:value-type="float">
            <text:p>253.76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30" calcext:value-type="float">
            <text:p>30</text:p>
          </table:table-cell>
          <table:table-cell table:style-name="ce21" table:formula="of:=([.C$13] * [.C$17]) + (0.5 * [.C$10] * ([.C$17]^2)) + ([.$C$2] - [.C$17]) * [.C$6] + ([.$B81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81] / [.D$8] * [.D$13])" office:value-type="float" office:value="254.866666666667" calcext:value-type="float">
            <text:p>254.87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35" calcext:value-type="float">
            <text:p>35</text:p>
          </table:table-cell>
          <table:table-cell table:style-name="ce21" table:formula="of:=([.C$13] * [.C$17]) + (0.5 * [.C$10] * ([.C$17]^2)) + ([.$C$2] - [.C$17]) * [.C$6] + ([.$B82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82] / [.D$8] * [.D$13])" office:value-type="float" office:value="255.977777777778" calcext:value-type="float">
            <text:p>255.98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40" calcext:value-type="float">
            <text:p>40</text:p>
          </table:table-cell>
          <table:table-cell table:style-name="ce21" table:formula="of:=([.C$13] * [.C$17]) + (0.5 * [.C$10] * ([.C$17]^2)) + ([.$C$2] - [.C$17]) * [.C$6] + ([.$B83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83] / [.D$8] * [.D$13])" office:value-type="float" office:value="257.088888888889" calcext:value-type="float">
            <text:p>257.09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45" calcext:value-type="float">
            <text:p>45</text:p>
          </table:table-cell>
          <table:table-cell table:style-name="ce21" table:formula="of:=([.C$13] * [.C$17]) + (0.5 * [.C$10] * ([.C$17]^2)) + ([.$C$2] - [.C$17]) * [.C$6] + ([.$B84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84] / [.D$8] * [.D$13])" office:value-type="float" office:value="258.2" calcext:value-type="float">
            <text:p>258.2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50" calcext:value-type="float">
            <text:p>50</text:p>
          </table:table-cell>
          <table:table-cell table:style-name="ce21" table:formula="of:=([.C$13] * [.C$17]) + (0.5 * [.C$10] * ([.C$17]^2)) + ([.$C$2] - [.C$17]) * [.C$6] + ([.$B85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85] / [.D$8] * [.D$13])" office:value-type="float" office:value="259.311111111111" calcext:value-type="float">
            <text:p>259.31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55" calcext:value-type="float">
            <text:p>55</text:p>
          </table:table-cell>
          <table:table-cell table:style-name="ce21" table:formula="of:=([.C$13] * [.C$17]) + (0.5 * [.C$10] * ([.C$17]^2)) + ([.$C$2] - [.C$17]) * [.C$6] + ([.$B86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86] / [.D$8] * [.D$13])" office:value-type="float" office:value="260.422222222222" calcext:value-type="float">
            <text:p>260.42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60" calcext:value-type="float">
            <text:p>60</text:p>
          </table:table-cell>
          <table:table-cell table:style-name="ce21" table:formula="of:=([.C$13] * [.C$17]) + (0.5 * [.C$10] * ([.C$17]^2)) + ([.$C$2] - [.C$17]) * [.C$6] + ([.$B87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87] / [.D$8] * [.D$13])" office:value-type="float" office:value="261.533333333333" calcext:value-type="float">
            <text:p>261.53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65" calcext:value-type="float">
            <text:p>65</text:p>
          </table:table-cell>
          <table:table-cell table:style-name="ce21" table:formula="of:=([.C$13] * [.C$17]) + (0.5 * [.C$10] * ([.C$17]^2)) + ([.$C$2] - [.C$17]) * [.C$6] + ([.$B88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88] / [.D$8] * [.D$13])" office:value-type="float" office:value="262.644444444444" calcext:value-type="float">
            <text:p>262.64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70" calcext:value-type="float">
            <text:p>70</text:p>
          </table:table-cell>
          <table:table-cell table:style-name="ce21" table:formula="of:=([.C$13] * [.C$17]) + (0.5 * [.C$10] * ([.C$17]^2)) + ([.$C$2] - [.C$17]) * [.C$6] + ([.$B89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89] / [.D$8] * [.D$13])" office:value-type="float" office:value="263.755555555556" calcext:value-type="float">
            <text:p>263.76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75" calcext:value-type="float">
            <text:p>75</text:p>
          </table:table-cell>
          <table:table-cell table:style-name="ce21" table:formula="of:=([.C$13] * [.C$17]) + (0.5 * [.C$10] * ([.C$17]^2)) + ([.$C$2] - [.C$17]) * [.C$6] + ([.$B90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90] / [.D$8] * [.D$13])" office:value-type="float" office:value="264.866666666667" calcext:value-type="float">
            <text:p>264.87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80" calcext:value-type="float">
            <text:p>80</text:p>
          </table:table-cell>
          <table:table-cell table:style-name="ce21" table:formula="of:=([.C$13] * [.C$17]) + (0.5 * [.C$10] * ([.C$17]^2)) + ([.$C$2] - [.C$17]) * [.C$6] + ([.$B91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91] / [.D$8] * [.D$13])" office:value-type="float" office:value="265.977777777778" calcext:value-type="float">
            <text:p>265.98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85" calcext:value-type="float">
            <text:p>85</text:p>
          </table:table-cell>
          <table:table-cell table:style-name="ce21" table:formula="of:=([.C$13] * [.C$17]) + (0.5 * [.C$10] * ([.C$17]^2)) + ([.$C$2] - [.C$17]) * [.C$6] + ([.$B92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92] / [.D$8] * [.D$13])" office:value-type="float" office:value="267.088888888889" calcext:value-type="float">
            <text:p>267.09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90" calcext:value-type="float">
            <text:p>90</text:p>
          </table:table-cell>
          <table:table-cell table:style-name="ce21" table:formula="of:=([.C$13] * [.C$17]) + (0.5 * [.C$10] * ([.C$17]^2)) + ([.$C$2] - [.C$17]) * [.C$6] + ([.$B93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93] / [.D$8] * [.D$13])" office:value-type="float" office:value="268.2" calcext:value-type="float">
            <text:p>268.2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95" calcext:value-type="float">
            <text:p>95</text:p>
          </table:table-cell>
          <table:table-cell table:style-name="ce21" table:formula="of:=([.C$13] * [.C$17]) + (0.5 * [.C$10] * ([.C$17]^2)) + ([.$C$2] - [.C$17]) * [.C$6] + ([.$B94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94] / [.D$8] * [.D$13])" office:value-type="float" office:value="269.311111111111" calcext:value-type="float">
            <text:p>269.31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00" calcext:value-type="float">
            <text:p>100</text:p>
          </table:table-cell>
          <table:table-cell table:style-name="ce21" table:formula="of:=([.C$13] * [.C$17]) + (0.5 * [.C$10] * ([.C$17]^2)) + ([.$C$2] - [.C$17]) * [.C$6] + ([.$B95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95] / [.D$8] * [.D$13])" office:value-type="float" office:value="270.422222222222" calcext:value-type="float">
            <text:p>270.42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05" calcext:value-type="float">
            <text:p>105</text:p>
          </table:table-cell>
          <table:table-cell table:style-name="ce21" table:formula="of:=([.C$13] * [.C$17]) + (0.5 * [.C$10] * ([.C$17]^2)) + ([.$C$2] - [.C$17]) * [.C$6] + ([.$B96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96] / [.D$8] * [.D$13])" office:value-type="float" office:value="271.533333333333" calcext:value-type="float">
            <text:p>271.53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10" calcext:value-type="float">
            <text:p>110</text:p>
          </table:table-cell>
          <table:table-cell table:style-name="ce21" table:formula="of:=([.C$13] * [.C$17]) + (0.5 * [.C$10] * ([.C$17]^2)) + ([.$C$2] - [.C$17]) * [.C$6] + ([.$B97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97] / [.D$8] * [.D$13])" office:value-type="float" office:value="272.644444444444" calcext:value-type="float">
            <text:p>272.64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15" calcext:value-type="float">
            <text:p>115</text:p>
          </table:table-cell>
          <table:table-cell table:style-name="ce21" table:formula="of:=([.C$13] * [.C$17]) + (0.5 * [.C$10] * ([.C$17]^2)) + ([.$C$2] - [.C$17]) * [.C$6] + ([.$B98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98] / [.D$8] * [.D$13])" office:value-type="float" office:value="273.755555555556" calcext:value-type="float">
            <text:p>273.76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20" calcext:value-type="float">
            <text:p>120</text:p>
          </table:table-cell>
          <table:table-cell table:style-name="ce21" table:formula="of:=([.C$13] * [.C$17]) + (0.5 * [.C$10] * ([.C$17]^2)) + ([.$C$2] - [.C$17]) * [.C$6] + ([.$B99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99] / [.D$8] * [.D$13])" office:value-type="float" office:value="274.866666666667" calcext:value-type="float">
            <text:p>274.87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25" calcext:value-type="float">
            <text:p>125</text:p>
          </table:table-cell>
          <table:table-cell table:style-name="ce21" table:formula="of:=([.C$13] * [.C$17]) + (0.5 * [.C$10] * ([.C$17]^2)) + ([.$C$2] - [.C$17]) * [.C$6] + ([.$B100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100] / [.D$8] * [.D$13])" office:value-type="float" office:value="275.977777777778" calcext:value-type="float">
            <text:p>275.98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30" calcext:value-type="float">
            <text:p>130</text:p>
          </table:table-cell>
          <table:table-cell table:style-name="ce21" table:formula="of:=([.C$13] * [.C$17]) + (0.5 * [.C$10] * ([.C$17]^2)) + ([.$C$2] - [.C$17]) * [.C$6] + ([.$B101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101] / [.D$8] * [.D$13])" office:value-type="float" office:value="277.088888888889" calcext:value-type="float">
            <text:p>277.09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35" calcext:value-type="float">
            <text:p>135</text:p>
          </table:table-cell>
          <table:table-cell table:style-name="ce21" table:formula="of:=([.C$13] * [.C$17]) + (0.5 * [.C$10] * ([.C$17]^2)) + ([.$C$2] - [.C$17]) * [.C$6] + ([.$B102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102] / [.D$8] * [.D$13])" office:value-type="float" office:value="278.2" calcext:value-type="float">
            <text:p>278.2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40" calcext:value-type="float">
            <text:p>140</text:p>
          </table:table-cell>
          <table:table-cell table:style-name="ce21" table:formula="of:=([.C$13] * [.C$17]) + (0.5 * [.C$10] * ([.C$17]^2)) + ([.$C$2] - [.C$17]) * [.C$6] + ([.$B103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103] / [.D$8] * [.D$13])" office:value-type="float" office:value="279.311111111111" calcext:value-type="float">
            <text:p>279.31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45" calcext:value-type="float">
            <text:p>145</text:p>
          </table:table-cell>
          <table:table-cell table:style-name="ce21" table:formula="of:=([.C$13] * [.C$17]) + (0.5 * [.C$10] * ([.C$17]^2)) + ([.$C$2] - [.C$17]) * [.C$6] + ([.$B104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104] / [.D$8] * [.D$13])" office:value-type="float" office:value="280.422222222222" calcext:value-type="float">
            <text:p>280.42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50" calcext:value-type="float">
            <text:p>150</text:p>
          </table:table-cell>
          <table:table-cell table:style-name="ce21" table:formula="of:=([.C$13] * [.C$17]) + (0.5 * [.C$10] * ([.C$17]^2)) + ([.$C$2] - [.C$17]) * [.C$6] + ([.$B105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105] / [.D$8] * [.D$13])" office:value-type="float" office:value="281.533333333333" calcext:value-type="float">
            <text:p>281.53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55" calcext:value-type="float">
            <text:p>155</text:p>
          </table:table-cell>
          <table:table-cell table:style-name="ce21" table:formula="of:=([.C$13] * [.C$17]) + (0.5 * [.C$10] * ([.C$17]^2)) + ([.$C$2] - [.C$17]) * [.C$6] + ([.$B106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106] / [.D$8] * [.D$13])" office:value-type="float" office:value="282.644444444444" calcext:value-type="float">
            <text:p>282.64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60" calcext:value-type="float">
            <text:p>160</text:p>
          </table:table-cell>
          <table:table-cell table:style-name="ce21" table:formula="of:=([.C$13] * [.C$17]) + (0.5 * [.C$10] * ([.C$17]^2)) + ([.$C$2] - [.C$17]) * [.C$6] + ([.$B107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107] / [.D$8] * [.D$13])" office:value-type="float" office:value="283.755555555556" calcext:value-type="float">
            <text:p>283.76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65" calcext:value-type="float">
            <text:p>165</text:p>
          </table:table-cell>
          <table:table-cell table:style-name="ce21" table:formula="of:=([.C$13] * [.C$17]) + (0.5 * [.C$10] * ([.C$17]^2)) + ([.$C$2] - [.C$17]) * [.C$6] + ([.$B108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108] / [.D$8] * [.D$13])" office:value-type="float" office:value="284.866666666667" calcext:value-type="float">
            <text:p>284.87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70" calcext:value-type="float">
            <text:p>170</text:p>
          </table:table-cell>
          <table:table-cell table:style-name="ce21" table:formula="of:=([.C$13] * [.C$17]) + (0.5 * [.C$10] * ([.C$17]^2)) + ([.$C$2] - [.C$17]) * [.C$6] + ([.$B109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109] / [.D$8] * [.D$13])" office:value-type="float" office:value="285.977777777778" calcext:value-type="float">
            <text:p>285.98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75" calcext:value-type="float">
            <text:p>175</text:p>
          </table:table-cell>
          <table:table-cell table:style-name="ce21" table:formula="of:=([.C$13] * [.C$17]) + (0.5 * [.C$10] * ([.C$17]^2)) + ([.$C$2] - [.C$17]) * [.C$6] + ([.$B110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110] / [.D$8] * [.D$13])" office:value-type="float" office:value="287.088888888889" calcext:value-type="float">
            <text:p>287.09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80" calcext:value-type="float">
            <text:p>180</text:p>
          </table:table-cell>
          <table:table-cell table:style-name="ce21" table:formula="of:=([.C$13] * [.C$17]) + (0.5 * [.C$10] * ([.C$17]^2)) + ([.$C$2] - [.C$17]) * [.C$6] + ([.$B111] / [.C$8] * [.C$13])" office:value-type="float" office:value="248.75" calcext:value-type="float">
            <text:p>248.75</text:p>
          </table:table-cell>
          <table:table-cell table:style-name="ce21" table:formula="of:=([.D$13] * [.D$17]) + (0.5 * [.D$10] * ([.D$17]^2)) + ([.$C$2] - [.D$17]) * [.D$6] + ([.$B111] / [.D$8] * [.D$13])" office:value-type="float" office:value="288.2" calcext:value-type="float">
            <text:p>288.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</text:p>
          </table:table-cell>
          <table:table-cell table:number-columns-repeated="1023"/>
        </table:table-row>
        <table:table-row table:style-name="ro2">
          <table:table-cell table:style-name="Default"/>
          <table:table-cell table:style-name="ce17" office:value-type="string" calcext:value-type="string">
            <text:p>TurnAngle</text:p>
          </table:table-cell>
          <table:table-cell/>
          <table:table-cell table:style-name="ce9" office:value-type="string" calcext:value-type="string">
            <text:p>BattleBusLocomotor Fixe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1"/>
          <table:table-cell table:style-name="ce21" table:formula="of:=[.D75] - [.$C75]" office:value-type="float" office:value="-0.550000000000011" calcext:value-type="float">
            <text:p>-0.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1"/>
          <table:table-cell table:style-name="ce21" table:formula="of:=[.D76] - [.$C76]" office:value-type="float" office:value="0.561111111111103" calcext:value-type="float">
            <text:p>0.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1"/>
          <table:table-cell table:style-name="ce21" table:formula="of:=[.D77] - [.$C77]" office:value-type="float" office:value="1.67222222222222" calcext:value-type="float">
            <text:p>1.6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1"/>
          <table:table-cell table:style-name="ce21" table:formula="of:=[.D78] - [.$C78]" office:value-type="float" office:value="2.78333333333333" calcext:value-type="float">
            <text:p>2.7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1"/>
          <table:table-cell table:style-name="ce21" table:formula="of:=[.D79] - [.$C79]" office:value-type="float" office:value="3.89444444444445" calcext:value-type="float">
            <text:p>3.8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1"/>
          <table:table-cell table:style-name="ce21" table:formula="of:=[.D80] - [.$C80]" office:value-type="float" office:value="5.00555555555553" calcext:value-type="float">
            <text:p>5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21"/>
          <table:table-cell table:style-name="ce21" table:formula="of:=[.D81] - [.$C81]" office:value-type="float" office:value="6.11666666666665" calcext:value-type="float">
            <text:p>6.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21"/>
          <table:table-cell table:style-name="ce21" table:formula="of:=[.D82] - [.$C82]" office:value-type="float" office:value="7.22777777777776" calcext:value-type="float">
            <text:p>7.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21"/>
          <table:table-cell table:style-name="ce21" table:formula="of:=[.D83] - [.$C83]" office:value-type="float" office:value="8.3388888888889" calcext:value-type="float">
            <text:p>8.3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21"/>
          <table:table-cell table:style-name="ce21" table:formula="of:=[.D84] - [.$C84]" office:value-type="float" office:value="9.44999999999999" calcext:value-type="float">
            <text:p>9.4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1"/>
          <table:table-cell table:style-name="ce21" table:formula="of:=[.D85] - [.$C85]" office:value-type="float" office:value="10.5611111111111" calcext:value-type="float">
            <text:p>10.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21"/>
          <table:table-cell table:style-name="ce21" table:formula="of:=[.D86] - [.$C86]" office:value-type="float" office:value="11.6722222222222" calcext:value-type="float">
            <text:p>11.6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21"/>
          <table:table-cell table:style-name="ce21" table:formula="of:=[.D87] - [.$C87]" office:value-type="float" office:value="12.7833333333333" calcext:value-type="float">
            <text:p>12.7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ce21"/>
          <table:table-cell table:style-name="ce21" table:formula="of:=[.D88] - [.$C88]" office:value-type="float" office:value="13.8944444444444" calcext:value-type="float">
            <text:p>13.8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21"/>
          <table:table-cell table:style-name="ce21" table:formula="of:=[.D89] - [.$C89]" office:value-type="float" office:value="15.0055555555555" calcext:value-type="float">
            <text:p>15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21"/>
          <table:table-cell table:style-name="ce21" table:formula="of:=[.D90] - [.$C90]" office:value-type="float" office:value="16.1166666666667" calcext:value-type="float">
            <text:p>16.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21"/>
          <table:table-cell table:style-name="ce21" table:formula="of:=[.D91] - [.$C91]" office:value-type="float" office:value="17.2277777777778" calcext:value-type="float">
            <text:p>17.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ce21"/>
          <table:table-cell table:style-name="ce21" table:formula="of:=[.D92] - [.$C92]" office:value-type="float" office:value="18.3388888888889" calcext:value-type="float">
            <text:p>18.3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21"/>
          <table:table-cell table:style-name="ce21" table:formula="of:=[.D93] - [.$C93]" office:value-type="float" office:value="19.45" calcext:value-type="float">
            <text:p>19.4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style-name="ce21"/>
          <table:table-cell table:style-name="ce21" table:formula="of:=[.D94] - [.$C94]" office:value-type="float" office:value="20.5611111111111" calcext:value-type="float">
            <text:p>20.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21"/>
          <table:table-cell table:style-name="ce21" table:formula="of:=[.D95] - [.$C95]" office:value-type="float" office:value="21.6722222222222" calcext:value-type="float">
            <text:p>21.6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style-name="ce21"/>
          <table:table-cell table:style-name="ce21" table:formula="of:=[.D96] - [.$C96]" office:value-type="float" office:value="22.7833333333333" calcext:value-type="float">
            <text:p>22.7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style-name="ce21"/>
          <table:table-cell table:style-name="ce21" table:formula="of:=[.D97] - [.$C97]" office:value-type="float" office:value="23.8944444444444" calcext:value-type="float">
            <text:p>23.8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style-name="ce21"/>
          <table:table-cell table:style-name="ce21" table:formula="of:=[.D98] - [.$C98]" office:value-type="float" office:value="25.0055555555555" calcext:value-type="float">
            <text:p>25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style-name="ce21"/>
          <table:table-cell table:style-name="ce21" table:formula="of:=[.D99] - [.$C99]" office:value-type="float" office:value="26.1166666666667" calcext:value-type="float">
            <text:p>26.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style-name="ce21"/>
          <table:table-cell table:style-name="ce21" table:formula="of:=[.D100] - [.$C100]" office:value-type="float" office:value="27.2277777777778" calcext:value-type="float">
            <text:p>27.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style-name="ce21"/>
          <table:table-cell table:style-name="ce21" table:formula="of:=[.D101] - [.$C101]" office:value-type="float" office:value="28.3388888888889" calcext:value-type="float">
            <text:p>28.3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style-name="ce21"/>
          <table:table-cell table:style-name="ce21" table:formula="of:=[.D102] - [.$C102]" office:value-type="float" office:value="29.45" calcext:value-type="float">
            <text:p>29.4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ce21"/>
          <table:table-cell table:style-name="ce21" table:formula="of:=[.D103] - [.$C103]" office:value-type="float" office:value="30.5611111111111" calcext:value-type="float">
            <text:p>30.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style-name="ce21"/>
          <table:table-cell table:style-name="ce21" table:formula="of:=[.D104] - [.$C104]" office:value-type="float" office:value="31.6722222222222" calcext:value-type="float">
            <text:p>31.6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21"/>
          <table:table-cell table:style-name="ce21" table:formula="of:=[.D105] - [.$C105]" office:value-type="float" office:value="32.7833333333333" calcext:value-type="float">
            <text:p>32.7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style-name="ce21"/>
          <table:table-cell table:style-name="ce21" table:formula="of:=[.D106] - [.$C106]" office:value-type="float" office:value="33.8944444444444" calcext:value-type="float">
            <text:p>33.8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21"/>
          <table:table-cell table:style-name="ce21" table:formula="of:=[.D107] - [.$C107]" office:value-type="float" office:value="35.0055555555555" calcext:value-type="float">
            <text:p>35.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style-name="ce21"/>
          <table:table-cell table:style-name="ce21" table:formula="of:=[.D108] - [.$C108]" office:value-type="float" office:value="36.1166666666667" calcext:value-type="float">
            <text:p>36.1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style-name="ce21"/>
          <table:table-cell table:style-name="ce21" table:formula="of:=[.D109] - [.$C109]" office:value-type="float" office:value="37.2277777777778" calcext:value-type="float">
            <text:p>37.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style-name="ce21"/>
          <table:table-cell table:style-name="ce21" table:formula="of:=[.D110] - [.$C110]" office:value-type="float" office:value="38.3388888888888" calcext:value-type="float">
            <text:p>38.3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style-name="ce21"/>
          <table:table-cell table:style-name="ce21" table:formula="of:=[.D111] - [.$C111]" office:value-type="float" office:value="39.45" calcext:value-type="float">
            <text:p>39.45</text:p>
          </table:table-cell>
          <table:table-cell table:number-columns-repeated="1020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oopCrawlerLocomotor" table:style-name="ta1">
        <table:shapes>
          <draw:frame draw:z-index="0" draw:style-name="gr1" draw:text-style-name="P1" svg:width="9.7827in" svg:height="6.5138in" svg:x="11.3106in" svg:y="13.9043in">
            <draw:object draw:notify-on-update-of-ranges="TroopCrawlerLocomotor.B74:TroopCrawlerLocomotor.B110 TroopCrawlerLocomotor.C73:TroopCrawlerLocomotor.C73 TroopCrawlerLocomotor.C74:TroopCrawlerLocomotor.C110 TroopCrawlerLocomotor.D73:TroopCrawlerLocomotor.D73 TroopCrawlerLocomotor.D74:TroopCrawlerLocomotor.D1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TestTurnAngle</text:p>
          </table:table-cell>
          <table:table-cell/>
          <table:table-cell table:style-name="ce7" office:value-type="float" office:value="30" calcext:value-type="float">
            <text:p>30.00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TestDriveDuration</text:p>
          </table:table-cell>
          <table:table-cell/>
          <table:table-cell table:style-name="ce7" office:value-type="float" office:value="5" calcext:value-type="float">
            <text:p>5.00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FrameTime</text:p>
          </table:table-cell>
          <table:table-cell/>
          <table:table-cell table:style-name="ce8" table:formula="of:=1/30" office:value-type="float" office:value="0.0333333333333333" calcext:value-type="float">
            <text:p>0.0333333333333333</text:p>
          </table:table-cell>
          <table:table-cell table:style-name="ce8"/>
          <table:table-cell table:number-columns-repeated="1020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TroopCrawlerLocomotor</text:p>
          </table:table-cell>
          <table:table-cell table:style-name="ce9" office:value-type="string" calcext:value-type="string">
            <text:p>TroopCrawlerLocomotor Fixe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peed </text:p>
          </table:table-cell>
          <table:table-cell table:style-name="ce2"/>
          <table:table-cell table:number-columns-repeated="2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edDamaged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nRate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nRateDamaged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leration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celerationDamaged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70" calcext:value-type="float">
            <text:p>17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king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TurnSpeed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Time to reach full </text:span><text:span text:style-name="T2">Speed</text:span></text:p>
          </table:table-cell>
          <table:table-cell/>
          <table:table-cell table:style-name="ce10" table:formula="of:=[.C6] / [.C10]" office:value-type="float" office:value="0.04" calcext:value-type="float">
            <text:p>0.040</text:p>
          </table:table-cell>
          <table:table-cell table:style-name="ce10" table:formula="of:=[.D6] / [.D10]" office:value-type="float" office:value="0.173913043478261" calcext:value-type="float">
            <text:p>0.1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 to reach full SpeedDamaged</text:p>
          </table:table-cell>
          <table:table-cell/>
          <table:table-cell table:style-name="ce10" table:formula="of:=[.C7] / [.C11]" office:value-type="float" office:value="0.03" calcext:value-type="float">
            <text:p>0.030</text:p>
          </table:table-cell>
          <table:table-cell table:style-name="ce10" table:formula="of:=[.D7] / [.D11]" office:value-type="float" office:value="0.176470588235294" calcext:value-type="float">
            <text:p>0.1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 to reach full Speed after turn</text:p>
          </table:table-cell>
          <table:table-cell/>
          <table:table-cell table:style-name="ce10" table:formula="of:=([.C6] - [.C$13]) / [.C10]" office:value-type="float" office:value="0.015" calcext:value-type="float">
            <text:p>0.015</text:p>
          </table:table-cell>
          <table:table-cell table:style-name="ce10" table:formula="of:=([.D6] - [.D$13]) / [.D10]" office:value-type="float" office:value="0.0652173913043478" calcext:value-type="float">
            <text:p>0.0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 to reach full SpeedDamaged after turn</text:p>
          </table:table-cell>
          <table:table-cell/>
          <table:table-cell table:style-name="ce10" table:formula="of:=([.C7] - [.C$13]) / [.C11]" office:value-type="float" office:value="0.005" calcext:value-type="float">
            <text:p>0.005</text:p>
          </table:table-cell>
          <table:table-cell table:style-name="ce10" table:formula="of:=([.D7] - [.D$13]) / [.D11]" office:value-type="float" office:value="0.0294117647058823" calcext:value-type="float">
            <text:p>0.0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 to brake from full Speed</text:p>
          </table:table-cell>
          <table:table-cell/>
          <table:table-cell table:style-name="ce10" table:formula="of:=[.C6] / [.C$12]" office:value-type="float" office:value="0.04" calcext:value-type="float">
            <text:p>0.040</text:p>
          </table:table-cell>
          <table:table-cell table:style-name="ce10" table:formula="of:=[.D6] / [.D$12]" office:value-type="float" office:value="0.04" calcext:value-type="float">
            <text:p>0.0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 to brake from full SpeedDamaged</text:p>
          </table:table-cell>
          <table:table-cell/>
          <table:table-cell table:style-name="ce10" table:formula="of:=[.C7] / [.C$12]" office:value-type="float" office:value="0.03" calcext:value-type="float">
            <text:p>0.030</text:p>
          </table:table-cell>
          <table:table-cell table:style-name="ce10" table:formula="of:=[.D7] / [.D$12]" office:value-type="float" office:value="0.03" calcext:value-type="float">
            <text:p>0.0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 to turn TestTurnAngle</text:p>
          </table:table-cell>
          <table:table-cell/>
          <table:table-cell table:style-name="ce10" table:formula="of:=[.$C$1] / [.C$8]" office:value-type="float" office:value="0.25" calcext:value-type="float">
            <text:p>0.250</text:p>
          </table:table-cell>
          <table:table-cell table:style-name="ce10" table:formula="of:=[.$C$1] / [.D$8]" office:value-type="float" office:value="0.25" calcext:value-type="float">
            <text:p>0.2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Time to turn TestTurnAngle</text:span> degrees and reach full Speed</text:p>
          </table:table-cell>
          <table:table-cell/>
          <table:table-cell table:style-name="ce10" table:formula="of:=[.C$17] + [.C$21]" office:value-type="float" office:value="0.265" calcext:value-type="float">
            <text:p>0.265</text:p>
          </table:table-cell>
          <table:table-cell table:style-name="ce10" table:formula="of:=[.D$17] + [.D$21]" office:value-type="float" office:value="0.315217391304348" calcext:value-type="float">
            <text:p>0.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Time to turn TestTurnAngle</text:span> degrees and reach full SpeedDamaged</text:p>
          </table:table-cell>
          <table:table-cell/>
          <table:table-cell table:style-name="ce10" table:formula="of:=[.C18] + [.C$21]" office:value-type="float" office:value="0.255" calcext:value-type="float">
            <text:p>0.255</text:p>
          </table:table-cell>
          <table:table-cell table:style-name="ce10" table:formula="of:=[.D18] + [.D$21]" office:value-type="float" office:value="0.279411764705882" calcext:value-type="float">
            <text:p>0.2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istance traveled driving TestDriveDuration with </text:span><text:span text:style-name="T2">Speed from idle</text:span></text:p>
          </table:table-cell>
          <table:table-cell/>
          <table:table-cell table:style-name="ce10" table:formula="of:=(0.5 * [.C10] * ([.C15]^2)) + ([.$C$2] - [.C15]) * [.C6]" office:value-type="float" office:value="199.2" calcext:value-type="float">
            <text:p>199.200</text:p>
          </table:table-cell>
          <table:table-cell table:style-name="ce10" table:formula="of:=(0.5 * [.D10] * ([.D15]^2)) + ([.$C$2] - [.D15]) * [.D6]" office:value-type="float" office:value="196.521739130435" calcext:value-type="float">
            <text:p>196.5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istance traveled driving TestDriveDuration with </text:span><text:span text:style-name="T2">SpeedDamaged from idle</text:span></text:p>
          </table:table-cell>
          <table:table-cell/>
          <table:table-cell table:style-name="ce10" table:formula="of:=(0.5 * [.C11] * ([.C16]^2)) + ([.$C$2] - [.C16]) * [.C7]" office:value-type="float" office:value="149.55" calcext:value-type="float">
            <text:p>149.550</text:p>
          </table:table-cell>
          <table:table-cell table:style-name="ce10" table:formula="of:=(0.5 * [.D11] * ([.D16]^2)) + ([.$C$2] - [.D16]) * [.D7]" office:value-type="float" office:value="147.352941176471" calcext:value-type="float">
            <text:p>147.3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istance traveled driving TestDriveDuration with </text:span><text:span text:style-name="T2">Speed </text:span><text:span text:style-name="T3">after a turn</text:span></text:p>
          </table:table-cell>
          <table:table-cell/>
          <table:table-cell table:style-name="ce10" table:formula="of:=([.C$13] * [.C17]) + (0.5 * [.C10] * ([.C17]^2)) + ([.$C$2] - [.C17]) * [.C6]" office:value-type="float" office:value="199.8875" calcext:value-type="float">
            <text:p>199.888</text:p>
          </table:table-cell>
          <table:table-cell table:style-name="ce10" table:formula="of:=([.D$13] * [.D17]) + (0.5 * [.D10] * ([.D17]^2)) + ([.$C$2] - [.D17]) * [.D6]" office:value-type="float" office:value="199.510869565217" calcext:value-type="float">
            <text:p>199.5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istance traveled driving TestDriveDuration </text:span><text:span text:style-name="T4">with </text:span><text:span text:style-name="T5">SpeedDamaged </text:span><text:span text:style-name="T6">after a turn</text:span></text:p>
          </table:table-cell>
          <table:table-cell/>
          <table:table-cell table:style-name="ce10" table:formula="of:=([.C$13] * [.C18]) + (0.5 * [.C11] * ([.C18]^2)) + ([.$C$2] - [.C18]) * [.C7]" office:value-type="float" office:value="149.9875" calcext:value-type="float">
            <text:p>149.988</text:p>
          </table:table-cell>
          <table:table-cell table:style-name="ce10" table:formula="of:=([.D$13] * [.D18]) + (0.5 * [.D11] * ([.D18]^2)) + ([.$C$2] - [.D18]) * [.D7]" office:value-type="float" office:value="149.926470588235" calcext:value-type="float">
            <text:p>149.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istance traveled turning TestTurnAngle</text:span></text:p>
          </table:table-cell>
          <table:table-cell/>
          <table:table-cell table:style-name="ce10" table:formula="of:=[.C21] * [.C$13]" office:value-type="float" office:value="6.25" calcext:value-type="float">
            <text:p>6.250</text:p>
          </table:table-cell>
          <table:table-cell table:style-name="ce10" table:formula="of:=[.D21] * [.D$13]" office:value-type="float" office:value="6.25" calcext:value-type="float">
            <text:p>6.2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ance traveled turning TestTurnAngle and driving TestDriveDuration with Speed</text:p>
          </table:table-cell>
          <table:table-cell/>
          <table:table-cell table:style-name="ce10" table:formula="of:=[.C$28] + [.C26]" office:value-type="float" office:value="206.1375" calcext:value-type="float">
            <text:p>206.138</text:p>
          </table:table-cell>
          <table:table-cell table:style-name="ce10" table:formula="of:=[.D$28] + [.D26]" office:value-type="float" office:value="205.760869565217" calcext:value-type="float">
            <text:p>205.7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tance traveled turning TestTurnAngle and driving TestDriveDuration with SpeedDamaged</text:p>
          </table:table-cell>
          <table:table-cell/>
          <table:table-cell table:style-name="ce10" table:formula="of:=[.C$28] + [.C27]" office:value-type="float" office:value="156.2375" calcext:value-type="float">
            <text:p>156.238</text:p>
          </table:table-cell>
          <table:table-cell table:style-name="ce10" table:formula="of:=[.D$28] + [.D27]" office:value-type="float" office:value="156.176470588235" calcext:value-type="float">
            <text:p>156.176</text:p>
          </table:table-cell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<text:span text:style-name="T1">Distance traveled for DriveDuration with </text:span><text:span text:style-name="T2">Speed from idle</text:span></text:p>
          </table:table-cell>
          <table:table-cell table:style-name="ce3"/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Min(1, DriveDuration / t) * 0.5 * Acceleration * sqr(t) + Max(0, DriveDuration – t) * Speed</text:p>
          </table:table-cell>
          <table:table-cell table:style-name="ce3"/>
          <table:table-cell table:style-name="ce10" table:number-columns-repeated="2"/>
          <table:table-cell table:number-columns-repeated="1020"/>
        </table:table-row>
        <table:table-row table:style-name="ro2">
          <table:table-cell table:style-name="Default"/>
          <table:table-cell table:style-name="ce14" office:value-type="string" calcext:value-type="string">
            <text:p>DriveDuration</text:p>
          </table:table-cell>
          <table:table-cell table:style-name="ce9" office:value-type="string" calcext:value-type="string">
            <text:p>BattleBusLocomotor </text:p>
          </table:table-cell>
          <table:table-cell table:style-name="ce9" office:value-type="string" calcext:value-type="string">
            <text:p>BattleBusLocomotor Fixed</text:p>
          </table:table-cell>
          <table:table-cell table:number-columns-repeated="102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5" table:formula="of:=[.$A38] * [.$C$3]" office:value-type="float" office:value="0.0333333333333333" calcext:value-type="float">
            <text:p>0.03</text:p>
          </table:table-cell>
          <table:table-cell table:style-name="ce21" table:formula="of:=MIN(1; [.$B38] / [.C$15]) * (0.5 * [.C$10] * [.C$15]^2) + MAX(0; [.$B38] - [.C$15]) * [.C$6]" office:value-type="float" office:value="0.666666666666667" calcext:value-type="float">
            <text:p>0.67</text:p>
          </table:table-cell>
          <table:table-cell table:style-name="ce21" table:formula="of:=MIN(1; [.$B38] / [.D$15]) * (0.5 * [.D$10] * [.D$15]^2) + MAX(0; [.$B38] - [.D$15]) * [.D$6]" office:value-type="float" office:value="0.666666666666667" calcext:value-type="float">
            <text:p>0.67</text:p>
          </table:table-cell>
          <table:table-cell table:number-columns-repeated="1020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5" table:formula="of:=[.$A39] * [.$C$3]" office:value-type="float" office:value="0.0666666666666667" calcext:value-type="float">
            <text:p>0.07</text:p>
          </table:table-cell>
          <table:table-cell table:style-name="ce21" table:formula="of:=MIN(1; [.$B39] / [.C$15]) * (0.5 * [.C$10] * [.C$15]^2) + MAX(0; [.$B39] - [.C$15]) * [.C$6]" office:value-type="float" office:value="1.86666666666667" calcext:value-type="float">
            <text:p>1.87</text:p>
          </table:table-cell>
          <table:table-cell table:style-name="ce21" table:formula="of:=MIN(1; [.$B39] / [.D$15]) * (0.5 * [.D$10] * [.D$15]^2) + MAX(0; [.$B39] - [.D$15]) * [.D$6]" office:value-type="float" office:value="1.33333333333333" calcext:value-type="float">
            <text:p>1.33</text:p>
          </table:table-cell>
          <table:table-cell table:number-columns-repeated="1020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5" table:formula="of:=[.$A40] * [.$C$3]" office:value-type="float" office:value="0.1" calcext:value-type="float">
            <text:p>0.10</text:p>
          </table:table-cell>
          <table:table-cell table:style-name="ce21" table:formula="of:=MIN(1; [.$B40] / [.C$15]) * (0.5 * [.C$10] * [.C$15]^2) + MAX(0; [.$B40] - [.C$15]) * [.C$6]" office:value-type="float" office:value="3.2" calcext:value-type="float">
            <text:p>3.20</text:p>
          </table:table-cell>
          <table:table-cell table:style-name="ce21" table:formula="of:=MIN(1; [.$B40] / [.D$15]) * (0.5 * [.D$10] * [.D$15]^2) + MAX(0; [.$B40] - [.D$15]) * [.D$6]" office:value-type="float" office:value="2" calcext:value-type="float">
            <text:p>2.00</text:p>
          </table:table-cell>
          <table:table-cell table:number-columns-repeated="1020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5" table:formula="of:=[.$A41] * [.$C$3]" office:value-type="float" office:value="0.133333333333333" calcext:value-type="float">
            <text:p>0.13</text:p>
          </table:table-cell>
          <table:table-cell table:style-name="ce21" table:formula="of:=MIN(1; [.$B41] / [.C$15]) * (0.5 * [.C$10] * [.C$15]^2) + MAX(0; [.$B41] - [.C$15]) * [.C$6]" office:value-type="float" office:value="4.53333333333333" calcext:value-type="float">
            <text:p>4.53</text:p>
          </table:table-cell>
          <table:table-cell table:style-name="ce21" table:formula="of:=MIN(1; [.$B41] / [.D$15]) * (0.5 * [.D$10] * [.D$15]^2) + MAX(0; [.$B41] - [.D$15]) * [.D$6]" office:value-type="float" office:value="2.66666666666667" calcext:value-type="float">
            <text:p>2.67</text:p>
          </table:table-cell>
          <table:table-cell table:number-columns-repeated="1020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5" table:formula="of:=[.$A42] * [.$C$3]" office:value-type="float" office:value="0.166666666666667" calcext:value-type="float">
            <text:p>0.17</text:p>
          </table:table-cell>
          <table:table-cell table:style-name="ce21" table:formula="of:=MIN(1; [.$B42] / [.C$15]) * (0.5 * [.C$10] * [.C$15]^2) + MAX(0; [.$B42] - [.C$15]) * [.C$6]" office:value-type="float" office:value="5.86666666666667" calcext:value-type="float">
            <text:p>5.87</text:p>
          </table:table-cell>
          <table:table-cell table:style-name="ce21" table:formula="of:=MIN(1; [.$B42] / [.D$15]) * (0.5 * [.D$10] * [.D$15]^2) + MAX(0; [.$B42] - [.D$15]) * [.D$6]" office:value-type="float" office:value="3.33333333333333" calcext:value-type="float">
            <text:p>3.33</text:p>
          </table:table-cell>
          <table:table-cell table:number-columns-repeated="1020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5" table:formula="of:=[.$A43] * [.$C$3]" office:value-type="float" office:value="0.2" calcext:value-type="float">
            <text:p>0.20</text:p>
          </table:table-cell>
          <table:table-cell table:style-name="ce21" table:formula="of:=MIN(1; [.$B43] / [.C$15]) * (0.5 * [.C$10] * [.C$15]^2) + MAX(0; [.$B43] - [.C$15]) * [.C$6]" office:value-type="float" office:value="7.2" calcext:value-type="float">
            <text:p>7.20</text:p>
          </table:table-cell>
          <table:table-cell table:style-name="ce21" table:formula="of:=MIN(1; [.$B43] / [.D$15]) * (0.5 * [.D$10] * [.D$15]^2) + MAX(0; [.$B43] - [.D$15]) * [.D$6]" office:value-type="float" office:value="4.52173913043478" calcext:value-type="float">
            <text:p>4.52</text:p>
          </table:table-cell>
          <table:table-cell table:number-columns-repeated="1020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5" table:formula="of:=[.$A44] * [.$C$3]" office:value-type="float" office:value="0.233333333333333" calcext:value-type="float">
            <text:p>0.23</text:p>
          </table:table-cell>
          <table:table-cell table:style-name="ce21" table:formula="of:=MIN(1; [.$B44] / [.C$15]) * (0.5 * [.C$10] * [.C$15]^2) + MAX(0; [.$B44] - [.C$15]) * [.C$6]" office:value-type="float" office:value="8.53333333333333" calcext:value-type="float">
            <text:p>8.53</text:p>
          </table:table-cell>
          <table:table-cell table:style-name="ce21" table:formula="of:=MIN(1; [.$B44] / [.D$15]) * (0.5 * [.D$10] * [.D$15]^2) + MAX(0; [.$B44] - [.D$15]) * [.D$6]" office:value-type="float" office:value="5.85507246376812" calcext:value-type="float">
            <text:p>5.86</text:p>
          </table:table-cell>
          <table:table-cell table:number-columns-repeated="1020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5" table:formula="of:=[.$A45] * [.$C$3]" office:value-type="float" office:value="0.266666666666667" calcext:value-type="float">
            <text:p>0.27</text:p>
          </table:table-cell>
          <table:table-cell table:style-name="ce21" table:formula="of:=MIN(1; [.$B45] / [.C$15]) * (0.5 * [.C$10] * [.C$15]^2) + MAX(0; [.$B45] - [.C$15]) * [.C$6]" office:value-type="float" office:value="9.86666666666667" calcext:value-type="float">
            <text:p>9.87</text:p>
          </table:table-cell>
          <table:table-cell table:style-name="ce21" table:formula="of:=MIN(1; [.$B45] / [.D$15]) * (0.5 * [.D$10] * [.D$15]^2) + MAX(0; [.$B45] - [.D$15]) * [.D$6]" office:value-type="float" office:value="7.18840579710145" calcext:value-type="float">
            <text:p>7.19</text:p>
          </table:table-cell>
          <table:table-cell table:number-columns-repeated="1020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ce5" table:formula="of:=[.$A46] * [.$C$3]" office:value-type="float" office:value="0.3" calcext:value-type="float">
            <text:p>0.30</text:p>
          </table:table-cell>
          <table:table-cell table:style-name="ce21" table:formula="of:=MIN(1; [.$B46] / [.C$15]) * (0.5 * [.C$10] * [.C$15]^2) + MAX(0; [.$B46] - [.C$15]) * [.C$6]" office:value-type="float" office:value="11.2" calcext:value-type="float">
            <text:p>11.20</text:p>
          </table:table-cell>
          <table:table-cell table:style-name="ce21" table:formula="of:=MIN(1; [.$B46] / [.D$15]) * (0.5 * [.D$10] * [.D$15]^2) + MAX(0; [.$B46] - [.D$15]) * [.D$6]" office:value-type="float" office:value="8.52173913043478" calcext:value-type="float">
            <text:p>8.52</text:p>
          </table:table-cell>
          <table:table-cell table:number-columns-repeated="1020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ce5" table:formula="of:=[.$A47] * [.$C$3]" office:value-type="float" office:value="0.333333333333333" calcext:value-type="float">
            <text:p>0.33</text:p>
          </table:table-cell>
          <table:table-cell table:style-name="ce21" table:formula="of:=MIN(1; [.$B47] / [.C$15]) * (0.5 * [.C$10] * [.C$15]^2) + MAX(0; [.$B47] - [.C$15]) * [.C$6]" office:value-type="float" office:value="12.5333333333333" calcext:value-type="float">
            <text:p>12.53</text:p>
          </table:table-cell>
          <table:table-cell table:style-name="ce21" table:formula="of:=MIN(1; [.$B47] / [.D$15]) * (0.5 * [.D$10] * [.D$15]^2) + MAX(0; [.$B47] - [.D$15]) * [.D$6]" office:value-type="float" office:value="9.85507246376812" calcext:value-type="float">
            <text:p>9.86</text:p>
          </table:table-cell>
          <table:table-cell table:number-columns-repeated="1020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ce5" table:formula="of:=[.$A48] * [.$C$3]" office:value-type="float" office:value="0.366666666666667" calcext:value-type="float">
            <text:p>0.37</text:p>
          </table:table-cell>
          <table:table-cell table:style-name="ce21" table:formula="of:=MIN(1; [.$B48] / [.C$15]) * (0.5 * [.C$10] * [.C$15]^2) + MAX(0; [.$B48] - [.C$15]) * [.C$6]" office:value-type="float" office:value="13.8666666666667" calcext:value-type="float">
            <text:p>13.87</text:p>
          </table:table-cell>
          <table:table-cell table:style-name="ce21" table:formula="of:=MIN(1; [.$B48] / [.D$15]) * (0.5 * [.D$10] * [.D$15]^2) + MAX(0; [.$B48] - [.D$15]) * [.D$6]" office:value-type="float" office:value="11.1884057971014" calcext:value-type="float">
            <text:p>11.19</text:p>
          </table:table-cell>
          <table:table-cell table:number-columns-repeated="1020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ce5" table:formula="of:=[.$A49] * [.$C$3]" office:value-type="float" office:value="0.4" calcext:value-type="float">
            <text:p>0.40</text:p>
          </table:table-cell>
          <table:table-cell table:style-name="ce21" table:formula="of:=MIN(1; [.$B49] / [.C$15]) * (0.5 * [.C$10] * [.C$15]^2) + MAX(0; [.$B49] - [.C$15]) * [.C$6]" office:value-type="float" office:value="15.2" calcext:value-type="float">
            <text:p>15.20</text:p>
          </table:table-cell>
          <table:table-cell table:style-name="ce21" table:formula="of:=MIN(1; [.$B49] / [.D$15]) * (0.5 * [.D$10] * [.D$15]^2) + MAX(0; [.$B49] - [.D$15]) * [.D$6]" office:value-type="float" office:value="12.5217391304348" calcext:value-type="float">
            <text:p>12.52</text:p>
          </table:table-cell>
          <table:table-cell table:number-columns-repeated="1020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ce5" table:formula="of:=[.$A50] * [.$C$3]" office:value-type="float" office:value="0.433333333333333" calcext:value-type="float">
            <text:p>0.43</text:p>
          </table:table-cell>
          <table:table-cell table:style-name="ce21" table:formula="of:=MIN(1; [.$B50] / [.C$15]) * (0.5 * [.C$10] * [.C$15]^2) + MAX(0; [.$B50] - [.C$15]) * [.C$6]" office:value-type="float" office:value="16.5333333333333" calcext:value-type="float">
            <text:p>16.53</text:p>
          </table:table-cell>
          <table:table-cell table:style-name="ce21" table:formula="of:=MIN(1; [.$B50] / [.D$15]) * (0.5 * [.D$10] * [.D$15]^2) + MAX(0; [.$B50] - [.D$15]) * [.D$6]" office:value-type="float" office:value="13.8550724637681" calcext:value-type="float">
            <text:p>13.86</text:p>
          </table:table-cell>
          <table:table-cell table:number-columns-repeated="1020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ce5" table:formula="of:=[.$A51] * [.$C$3]" office:value-type="float" office:value="0.466666666666667" calcext:value-type="float">
            <text:p>0.47</text:p>
          </table:table-cell>
          <table:table-cell table:style-name="ce21" table:formula="of:=MIN(1; [.$B51] / [.C$15]) * (0.5 * [.C$10] * [.C$15]^2) + MAX(0; [.$B51] - [.C$15]) * [.C$6]" office:value-type="float" office:value="17.8666666666667" calcext:value-type="float">
            <text:p>17.87</text:p>
          </table:table-cell>
          <table:table-cell table:style-name="ce21" table:formula="of:=MIN(1; [.$B51] / [.D$15]) * (0.5 * [.D$10] * [.D$15]^2) + MAX(0; [.$B51] - [.D$15]) * [.D$6]" office:value-type="float" office:value="15.1884057971015" calcext:value-type="float">
            <text:p>15.19</text:p>
          </table:table-cell>
          <table:table-cell table:number-columns-repeated="1020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ce5" table:formula="of:=[.$A52] * [.$C$3]" office:value-type="float" office:value="0.5" calcext:value-type="float">
            <text:p>0.50</text:p>
          </table:table-cell>
          <table:table-cell table:style-name="ce21" table:formula="of:=MIN(1; [.$B52] / [.C$15]) * (0.5 * [.C$10] * [.C$15]^2) + MAX(0; [.$B52] - [.C$15]) * [.C$6]" office:value-type="float" office:value="19.2" calcext:value-type="float">
            <text:p>19.20</text:p>
          </table:table-cell>
          <table:table-cell table:style-name="ce21" table:formula="of:=MIN(1; [.$B52] / [.D$15]) * (0.5 * [.D$10] * [.D$15]^2) + MAX(0; [.$B52] - [.D$15]) * [.D$6]" office:value-type="float" office:value="16.5217391304348" calcext:value-type="float">
            <text:p>16.52</text:p>
          </table:table-cell>
          <table:table-cell table:number-columns-repeated="1020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ce5" table:formula="of:=[.$A53] * [.$C$3]" office:value-type="float" office:value="0.533333333333333" calcext:value-type="float">
            <text:p>0.53</text:p>
          </table:table-cell>
          <table:table-cell table:style-name="ce21" table:formula="of:=MIN(1; [.$B53] / [.C$15]) * (0.5 * [.C$10] * [.C$15]^2) + MAX(0; [.$B53] - [.C$15]) * [.C$6]" office:value-type="float" office:value="20.5333333333333" calcext:value-type="float">
            <text:p>20.53</text:p>
          </table:table-cell>
          <table:table-cell table:style-name="ce21" table:formula="of:=MIN(1; [.$B53] / [.D$15]) * (0.5 * [.D$10] * [.D$15]^2) + MAX(0; [.$B53] - [.D$15]) * [.D$6]" office:value-type="float" office:value="17.8550724637681" calcext:value-type="float">
            <text:p>17.86</text:p>
          </table:table-cell>
          <table:table-cell table:number-columns-repeated="1020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ce5" table:formula="of:=[.$A54] * [.$C$3]" office:value-type="float" office:value="0.566666666666667" calcext:value-type="float">
            <text:p>0.57</text:p>
          </table:table-cell>
          <table:table-cell table:style-name="ce21" table:formula="of:=MIN(1; [.$B54] / [.C$15]) * (0.5 * [.C$10] * [.C$15]^2) + MAX(0; [.$B54] - [.C$15]) * [.C$6]" office:value-type="float" office:value="21.8666666666667" calcext:value-type="float">
            <text:p>21.87</text:p>
          </table:table-cell>
          <table:table-cell table:style-name="ce21" table:formula="of:=MIN(1; [.$B54] / [.D$15]) * (0.5 * [.D$10] * [.D$15]^2) + MAX(0; [.$B54] - [.D$15]) * [.D$6]" office:value-type="float" office:value="19.1884057971014" calcext:value-type="float">
            <text:p>19.19</text:p>
          </table:table-cell>
          <table:table-cell table:number-columns-repeated="1020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style-name="ce5" table:formula="of:=[.$A55] * [.$C$3]" office:value-type="float" office:value="0.6" calcext:value-type="float">
            <text:p>0.60</text:p>
          </table:table-cell>
          <table:table-cell table:style-name="ce21" table:formula="of:=MIN(1; [.$B55] / [.C$15]) * (0.5 * [.C$10] * [.C$15]^2) + MAX(0; [.$B55] - [.C$15]) * [.C$6]" office:value-type="float" office:value="23.2" calcext:value-type="float">
            <text:p>23.20</text:p>
          </table:table-cell>
          <table:table-cell table:style-name="ce21" table:formula="of:=MIN(1; [.$B55] / [.D$15]) * (0.5 * [.D$10] * [.D$15]^2) + MAX(0; [.$B55] - [.D$15]) * [.D$6]" office:value-type="float" office:value="20.5217391304348" calcext:value-type="float">
            <text:p>20.52</text:p>
          </table:table-cell>
          <table:table-cell table:number-columns-repeated="1020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ce5" table:formula="of:=[.$A56] * [.$C$3]" office:value-type="float" office:value="0.633333333333333" calcext:value-type="float">
            <text:p>0.63</text:p>
          </table:table-cell>
          <table:table-cell table:style-name="ce21" table:formula="of:=MIN(1; [.$B56] / [.C$15]) * (0.5 * [.C$10] * [.C$15]^2) + MAX(0; [.$B56] - [.C$15]) * [.C$6]" office:value-type="float" office:value="24.5333333333333" calcext:value-type="float">
            <text:p>24.53</text:p>
          </table:table-cell>
          <table:table-cell table:style-name="ce21" table:formula="of:=MIN(1; [.$B56] / [.D$15]) * (0.5 * [.D$10] * [.D$15]^2) + MAX(0; [.$B56] - [.D$15]) * [.D$6]" office:value-type="float" office:value="21.8550724637681" calcext:value-type="float">
            <text:p>21.86</text:p>
          </table:table-cell>
          <table:table-cell table:number-columns-repeated="1020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ce5" table:formula="of:=[.$A57] * [.$C$3]" office:value-type="float" office:value="0.666666666666667" calcext:value-type="float">
            <text:p>0.67</text:p>
          </table:table-cell>
          <table:table-cell table:style-name="ce21" table:formula="of:=MIN(1; [.$B57] / [.C$15]) * (0.5 * [.C$10] * [.C$15]^2) + MAX(0; [.$B57] - [.C$15]) * [.C$6]" office:value-type="float" office:value="25.8666666666667" calcext:value-type="float">
            <text:p>25.87</text:p>
          </table:table-cell>
          <table:table-cell table:style-name="ce21" table:formula="of:=MIN(1; [.$B57] / [.D$15]) * (0.5 * [.D$10] * [.D$15]^2) + MAX(0; [.$B57] - [.D$15]) * [.D$6]" office:value-type="float" office:value="23.1884057971014" calcext:value-type="float">
            <text:p>23.19</text:p>
          </table:table-cell>
          <table:table-cell table:number-columns-repeated="1020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ce5" table:formula="of:=[.$A58] * [.$C$3]" office:value-type="float" office:value="0.7" calcext:value-type="float">
            <text:p>0.70</text:p>
          </table:table-cell>
          <table:table-cell table:style-name="ce21" table:formula="of:=MIN(1; [.$B58] / [.C$15]) * (0.5 * [.C$10] * [.C$15]^2) + MAX(0; [.$B58] - [.C$15]) * [.C$6]" office:value-type="float" office:value="27.2" calcext:value-type="float">
            <text:p>27.20</text:p>
          </table:table-cell>
          <table:table-cell table:style-name="ce21" table:formula="of:=MIN(1; [.$B58] / [.D$15]) * (0.5 * [.D$10] * [.D$15]^2) + MAX(0; [.$B58] - [.D$15]) * [.D$6]" office:value-type="float" office:value="24.5217391304348" calcext:value-type="float">
            <text:p>24.52</text:p>
          </table:table-cell>
          <table:table-cell table:number-columns-repeated="1020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ce5" table:formula="of:=[.$A59] * [.$C$3]" office:value-type="float" office:value="0.733333333333333" calcext:value-type="float">
            <text:p>0.73</text:p>
          </table:table-cell>
          <table:table-cell table:style-name="ce21" table:formula="of:=MIN(1; [.$B59] / [.C$15]) * (0.5 * [.C$10] * [.C$15]^2) + MAX(0; [.$B59] - [.C$15]) * [.C$6]" office:value-type="float" office:value="28.5333333333333" calcext:value-type="float">
            <text:p>28.53</text:p>
          </table:table-cell>
          <table:table-cell table:style-name="ce21" table:formula="of:=MIN(1; [.$B59] / [.D$15]) * (0.5 * [.D$10] * [.D$15]^2) + MAX(0; [.$B59] - [.D$15]) * [.D$6]" office:value-type="float" office:value="25.8550724637681" calcext:value-type="float">
            <text:p>25.86</text:p>
          </table:table-cell>
          <table:table-cell table:number-columns-repeated="1020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ce5" table:formula="of:=[.$A60] * [.$C$3]" office:value-type="float" office:value="0.766666666666667" calcext:value-type="float">
            <text:p>0.77</text:p>
          </table:table-cell>
          <table:table-cell table:style-name="ce21" table:formula="of:=MIN(1; [.$B60] / [.C$15]) * (0.5 * [.C$10] * [.C$15]^2) + MAX(0; [.$B60] - [.C$15]) * [.C$6]" office:value-type="float" office:value="29.8666666666667" calcext:value-type="float">
            <text:p>29.87</text:p>
          </table:table-cell>
          <table:table-cell table:style-name="ce21" table:formula="of:=MIN(1; [.$B60] / [.D$15]) * (0.5 * [.D$10] * [.D$15]^2) + MAX(0; [.$B60] - [.D$15]) * [.D$6]" office:value-type="float" office:value="27.1884057971014" calcext:value-type="float">
            <text:p>27.19</text:p>
          </table:table-cell>
          <table:table-cell table:number-columns-repeated="1020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ce5" table:formula="of:=[.$A61] * [.$C$3]" office:value-type="float" office:value="0.8" calcext:value-type="float">
            <text:p>0.80</text:p>
          </table:table-cell>
          <table:table-cell table:style-name="ce21" table:formula="of:=MIN(1; [.$B61] / [.C$15]) * (0.5 * [.C$10] * [.C$15]^2) + MAX(0; [.$B61] - [.C$15]) * [.C$6]" office:value-type="float" office:value="31.2" calcext:value-type="float">
            <text:p>31.20</text:p>
          </table:table-cell>
          <table:table-cell table:style-name="ce21" table:formula="of:=MIN(1; [.$B61] / [.D$15]) * (0.5 * [.D$10] * [.D$15]^2) + MAX(0; [.$B61] - [.D$15]) * [.D$6]" office:value-type="float" office:value="28.5217391304348" calcext:value-type="float">
            <text:p>28.52</text:p>
          </table:table-cell>
          <table:table-cell table:number-columns-repeated="1020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ce5" table:formula="of:=[.$A62] * [.$C$3]" office:value-type="float" office:value="0.833333333333333" calcext:value-type="float">
            <text:p>0.83</text:p>
          </table:table-cell>
          <table:table-cell table:style-name="ce21" table:formula="of:=MIN(1; [.$B62] / [.C$15]) * (0.5 * [.C$10] * [.C$15]^2) + MAX(0; [.$B62] - [.C$15]) * [.C$6]" office:value-type="float" office:value="32.5333333333333" calcext:value-type="float">
            <text:p>32.53</text:p>
          </table:table-cell>
          <table:table-cell table:style-name="ce21" table:formula="of:=MIN(1; [.$B62] / [.D$15]) * (0.5 * [.D$10] * [.D$15]^2) + MAX(0; [.$B62] - [.D$15]) * [.D$6]" office:value-type="float" office:value="29.8550724637681" calcext:value-type="float">
            <text:p>29.86</text:p>
          </table:table-cell>
          <table:table-cell table:number-columns-repeated="1020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style-name="ce5" table:formula="of:=[.$A63] * [.$C$3]" office:value-type="float" office:value="0.866666666666667" calcext:value-type="float">
            <text:p>0.87</text:p>
          </table:table-cell>
          <table:table-cell table:style-name="ce21" table:formula="of:=MIN(1; [.$B63] / [.C$15]) * (0.5 * [.C$10] * [.C$15]^2) + MAX(0; [.$B63] - [.C$15]) * [.C$6]" office:value-type="float" office:value="33.8666666666667" calcext:value-type="float">
            <text:p>33.87</text:p>
          </table:table-cell>
          <table:table-cell table:style-name="ce21" table:formula="of:=MIN(1; [.$B63] / [.D$15]) * (0.5 * [.D$10] * [.D$15]^2) + MAX(0; [.$B63] - [.D$15]) * [.D$6]" office:value-type="float" office:value="31.1884057971015" calcext:value-type="float">
            <text:p>31.19</text:p>
          </table:table-cell>
          <table:table-cell table:number-columns-repeated="1020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style-name="ce5" table:formula="of:=[.$A64] * [.$C$3]" office:value-type="float" office:value="0.9" calcext:value-type="float">
            <text:p>0.90</text:p>
          </table:table-cell>
          <table:table-cell table:style-name="ce21" table:formula="of:=MIN(1; [.$B64] / [.C$15]) * (0.5 * [.C$10] * [.C$15]^2) + MAX(0; [.$B64] - [.C$15]) * [.C$6]" office:value-type="float" office:value="35.2" calcext:value-type="float">
            <text:p>35.20</text:p>
          </table:table-cell>
          <table:table-cell table:style-name="ce21" table:formula="of:=MIN(1; [.$B64] / [.D$15]) * (0.5 * [.D$10] * [.D$15]^2) + MAX(0; [.$B64] - [.D$15]) * [.D$6]" office:value-type="float" office:value="32.5217391304348" calcext:value-type="float">
            <text:p>32.52</text:p>
          </table:table-cell>
          <table:table-cell table:number-columns-repeated="1020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style-name="ce5" table:formula="of:=[.$A65] * [.$C$3]" office:value-type="float" office:value="0.933333333333333" calcext:value-type="float">
            <text:p>0.93</text:p>
          </table:table-cell>
          <table:table-cell table:style-name="ce21" table:formula="of:=MIN(1; [.$B65] / [.C$15]) * (0.5 * [.C$10] * [.C$15]^2) + MAX(0; [.$B65] - [.C$15]) * [.C$6]" office:value-type="float" office:value="36.5333333333333" calcext:value-type="float">
            <text:p>36.53</text:p>
          </table:table-cell>
          <table:table-cell table:style-name="ce21" table:formula="of:=MIN(1; [.$B65] / [.D$15]) * (0.5 * [.D$10] * [.D$15]^2) + MAX(0; [.$B65] - [.D$15]) * [.D$6]" office:value-type="float" office:value="33.8550724637681" calcext:value-type="float">
            <text:p>33.86</text:p>
          </table:table-cell>
          <table:table-cell table:number-columns-repeated="1020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ce5" table:formula="of:=[.$A66] * [.$C$3]" office:value-type="float" office:value="0.966666666666667" calcext:value-type="float">
            <text:p>0.97</text:p>
          </table:table-cell>
          <table:table-cell table:style-name="ce21" table:formula="of:=MIN(1; [.$B66] / [.C$15]) * (0.5 * [.C$10] * [.C$15]^2) + MAX(0; [.$B66] - [.C$15]) * [.C$6]" office:value-type="float" office:value="37.8666666666667" calcext:value-type="float">
            <text:p>37.87</text:p>
          </table:table-cell>
          <table:table-cell table:style-name="ce21" table:formula="of:=MIN(1; [.$B66] / [.D$15]) * (0.5 * [.D$10] * [.D$15]^2) + MAX(0; [.$B66] - [.D$15]) * [.D$6]" office:value-type="float" office:value="35.1884057971015" calcext:value-type="float">
            <text:p>35.19</text:p>
          </table:table-cell>
          <table:table-cell table:number-columns-repeated="1020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ce5" table:formula="of:=[.$A67] * [.$C$3]" office:value-type="float" office:value="1" calcext:value-type="float">
            <text:p>1.00</text:p>
          </table:table-cell>
          <table:table-cell table:style-name="ce21" table:formula="of:=MIN(1; [.$B67] / [.C$15]) * (0.5 * [.C$10] * [.C$15]^2) + MAX(0; [.$B67] - [.C$15]) * [.C$6]" office:value-type="float" office:value="39.2" calcext:value-type="float">
            <text:p>39.20</text:p>
          </table:table-cell>
          <table:table-cell table:style-name="ce21" table:formula="of:=MIN(1; [.$B67] / [.D$15]) * (0.5 * [.D$10] * [.D$15]^2) + MAX(0; [.$B67] - [.D$15]) * [.D$6]" office:value-type="float" office:value="36.5217391304348" calcext:value-type="float">
            <text:p>36.52</text:p>
          </table:table-cell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Distance traveled with TurnAngle</text:span> X and driving TestDriveDuration with Speed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<text:span text:style-name="T1">MinTurnSpeed * t + 0.5 * Acceleration * sqr(t) + (TestDriveDuration</text:span> – t) * Speed + (TurnAngle / TurnRate * MinTurnSpeed)</text:p>
          </table:table-cell>
          <table:table-cell/>
          <table:table-cell table:style-name="ce10" table:number-columns-repeated="2"/>
          <table:table-cell table:number-columns-repeated="1020"/>
        </table:table-row>
        <table:table-row table:style-name="ro2">
          <table:table-cell table:style-name="Default"/>
          <table:table-cell table:style-name="ce16" office:value-type="string" calcext:value-type="string">
            <text:p>TurnAngle</text:p>
          </table:table-cell>
          <table:table-cell table:style-name="ce9" office:value-type="string" calcext:value-type="string">
            <text:p>BattleBusLocomotor </text:p>
          </table:table-cell>
          <table:table-cell table:style-name="ce9" office:value-type="string" calcext:value-type="string">
            <text:p>BattleBusLocomotor Fixed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0" calcext:value-type="float">
            <text:p>0</text:p>
          </table:table-cell>
          <table:table-cell table:style-name="ce21" table:formula="of:=([.C$13] * [.C$17]) + (0.5 * [.C$10] * ([.C$17]^2)) + ([.$C$2] - [.C$17]) * [.C$6] + ([.$B74] / [.C$8] * [.C$13])" office:value-type="float" office:value="199.8875" calcext:value-type="float">
            <text:p>199.89</text:p>
          </table:table-cell>
          <table:table-cell table:style-name="ce21" table:formula="of:=([.D$13] * [.D$17]) + (0.5 * [.D$10] * ([.D$17]^2)) + ([.$C$2] - [.D$17]) * [.D$6] + ([.$B74] / [.D$8] * [.D$13])" office:value-type="float" office:value="199.510869565217" calcext:value-type="float">
            <text:p>199.51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5" calcext:value-type="float">
            <text:p>5</text:p>
          </table:table-cell>
          <table:table-cell table:style-name="ce21" table:formula="of:=([.C$13] * [.C$17]) + (0.5 * [.C$10] * ([.C$17]^2)) + ([.$C$2] - [.C$17]) * [.C$6] + ([.$B75] / [.C$8] * [.C$13])" office:value-type="float" office:value="200.929166666667" calcext:value-type="float">
            <text:p>200.93</text:p>
          </table:table-cell>
          <table:table-cell table:style-name="ce21" table:formula="of:=([.D$13] * [.D$17]) + (0.5 * [.D$10] * ([.D$17]^2)) + ([.$C$2] - [.D$17]) * [.D$6] + ([.$B75] / [.D$8] * [.D$13])" office:value-type="float" office:value="200.552536231884" calcext:value-type="float">
            <text:p>200.55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0" calcext:value-type="float">
            <text:p>10</text:p>
          </table:table-cell>
          <table:table-cell table:style-name="ce21" table:formula="of:=([.C$13] * [.C$17]) + (0.5 * [.C$10] * ([.C$17]^2)) + ([.$C$2] - [.C$17]) * [.C$6] + ([.$B76] / [.C$8] * [.C$13])" office:value-type="float" office:value="201.970833333333" calcext:value-type="float">
            <text:p>201.97</text:p>
          </table:table-cell>
          <table:table-cell table:style-name="ce21" table:formula="of:=([.D$13] * [.D$17]) + (0.5 * [.D$10] * ([.D$17]^2)) + ([.$C$2] - [.D$17]) * [.D$6] + ([.$B76] / [.D$8] * [.D$13])" office:value-type="float" office:value="201.594202898551" calcext:value-type="float">
            <text:p>201.59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5" calcext:value-type="float">
            <text:p>15</text:p>
          </table:table-cell>
          <table:table-cell table:style-name="ce21" table:formula="of:=([.C$13] * [.C$17]) + (0.5 * [.C$10] * ([.C$17]^2)) + ([.$C$2] - [.C$17]) * [.C$6] + ([.$B77] / [.C$8] * [.C$13])" office:value-type="float" office:value="203.0125" calcext:value-type="float">
            <text:p>203.01</text:p>
          </table:table-cell>
          <table:table-cell table:style-name="ce21" table:formula="of:=([.D$13] * [.D$17]) + (0.5 * [.D$10] * ([.D$17]^2)) + ([.$C$2] - [.D$17]) * [.D$6] + ([.$B77] / [.D$8] * [.D$13])" office:value-type="float" office:value="202.635869565217" calcext:value-type="float">
            <text:p>202.64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20" calcext:value-type="float">
            <text:p>20</text:p>
          </table:table-cell>
          <table:table-cell table:style-name="ce21" table:formula="of:=([.C$13] * [.C$17]) + (0.5 * [.C$10] * ([.C$17]^2)) + ([.$C$2] - [.C$17]) * [.C$6] + ([.$B78] / [.C$8] * [.C$13])" office:value-type="float" office:value="204.054166666667" calcext:value-type="float">
            <text:p>204.05</text:p>
          </table:table-cell>
          <table:table-cell table:style-name="ce21" table:formula="of:=([.D$13] * [.D$17]) + (0.5 * [.D$10] * ([.D$17]^2)) + ([.$C$2] - [.D$17]) * [.D$6] + ([.$B78] / [.D$8] * [.D$13])" office:value-type="float" office:value="203.677536231884" calcext:value-type="float">
            <text:p>203.68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25" calcext:value-type="float">
            <text:p>25</text:p>
          </table:table-cell>
          <table:table-cell table:style-name="ce21" table:formula="of:=([.C$13] * [.C$17]) + (0.5 * [.C$10] * ([.C$17]^2)) + ([.$C$2] - [.C$17]) * [.C$6] + ([.$B79] / [.C$8] * [.C$13])" office:value-type="float" office:value="205.095833333333" calcext:value-type="float">
            <text:p>205.10</text:p>
          </table:table-cell>
          <table:table-cell table:style-name="ce21" table:formula="of:=([.D$13] * [.D$17]) + (0.5 * [.D$10] * ([.D$17]^2)) + ([.$C$2] - [.D$17]) * [.D$6] + ([.$B79] / [.D$8] * [.D$13])" office:value-type="float" office:value="204.719202898551" calcext:value-type="float">
            <text:p>204.72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30" calcext:value-type="float">
            <text:p>30</text:p>
          </table:table-cell>
          <table:table-cell table:style-name="ce21" table:formula="of:=([.C$13] * [.C$17]) + (0.5 * [.C$10] * ([.C$17]^2)) + ([.$C$2] - [.C$17]) * [.C$6] + ([.$B80] / [.C$8] * [.C$13])" office:value-type="float" office:value="206.1375" calcext:value-type="float">
            <text:p>206.14</text:p>
          </table:table-cell>
          <table:table-cell table:style-name="ce21" table:formula="of:=([.D$13] * [.D$17]) + (0.5 * [.D$10] * ([.D$17]^2)) + ([.$C$2] - [.D$17]) * [.D$6] + ([.$B80] / [.D$8] * [.D$13])" office:value-type="float" office:value="205.760869565217" calcext:value-type="float">
            <text:p>205.76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35" calcext:value-type="float">
            <text:p>35</text:p>
          </table:table-cell>
          <table:table-cell table:style-name="ce21" table:formula="of:=([.C$13] * [.C$17]) + (0.5 * [.C$10] * ([.C$17]^2)) + ([.$C$2] - [.C$17]) * [.C$6] + ([.$B81] / [.C$8] * [.C$13])" office:value-type="float" office:value="207.179166666667" calcext:value-type="float">
            <text:p>207.18</text:p>
          </table:table-cell>
          <table:table-cell table:style-name="ce21" table:formula="of:=([.D$13] * [.D$17]) + (0.5 * [.D$10] * ([.D$17]^2)) + ([.$C$2] - [.D$17]) * [.D$6] + ([.$B81] / [.D$8] * [.D$13])" office:value-type="float" office:value="206.802536231884" calcext:value-type="float">
            <text:p>206.8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40" calcext:value-type="float">
            <text:p>40</text:p>
          </table:table-cell>
          <table:table-cell table:style-name="ce21" table:formula="of:=([.C$13] * [.C$17]) + (0.5 * [.C$10] * ([.C$17]^2)) + ([.$C$2] - [.C$17]) * [.C$6] + ([.$B82] / [.C$8] * [.C$13])" office:value-type="float" office:value="208.220833333333" calcext:value-type="float">
            <text:p>208.22</text:p>
          </table:table-cell>
          <table:table-cell table:style-name="ce21" table:formula="of:=([.D$13] * [.D$17]) + (0.5 * [.D$10] * ([.D$17]^2)) + ([.$C$2] - [.D$17]) * [.D$6] + ([.$B82] / [.D$8] * [.D$13])" office:value-type="float" office:value="207.844202898551" calcext:value-type="float">
            <text:p>207.84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45" calcext:value-type="float">
            <text:p>45</text:p>
          </table:table-cell>
          <table:table-cell table:style-name="ce21" table:formula="of:=([.C$13] * [.C$17]) + (0.5 * [.C$10] * ([.C$17]^2)) + ([.$C$2] - [.C$17]) * [.C$6] + ([.$B83] / [.C$8] * [.C$13])" office:value-type="float" office:value="209.2625" calcext:value-type="float">
            <text:p>209.26</text:p>
          </table:table-cell>
          <table:table-cell table:style-name="ce21" table:formula="of:=([.D$13] * [.D$17]) + (0.5 * [.D$10] * ([.D$17]^2)) + ([.$C$2] - [.D$17]) * [.D$6] + ([.$B83] / [.D$8] * [.D$13])" office:value-type="float" office:value="208.885869565217" calcext:value-type="float">
            <text:p>208.89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50" calcext:value-type="float">
            <text:p>50</text:p>
          </table:table-cell>
          <table:table-cell table:style-name="ce21" table:formula="of:=([.C$13] * [.C$17]) + (0.5 * [.C$10] * ([.C$17]^2)) + ([.$C$2] - [.C$17]) * [.C$6] + ([.$B84] / [.C$8] * [.C$13])" office:value-type="float" office:value="210.304166666667" calcext:value-type="float">
            <text:p>210.30</text:p>
          </table:table-cell>
          <table:table-cell table:style-name="ce21" table:formula="of:=([.D$13] * [.D$17]) + (0.5 * [.D$10] * ([.D$17]^2)) + ([.$C$2] - [.D$17]) * [.D$6] + ([.$B84] / [.D$8] * [.D$13])" office:value-type="float" office:value="209.927536231884" calcext:value-type="float">
            <text:p>209.93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55" calcext:value-type="float">
            <text:p>55</text:p>
          </table:table-cell>
          <table:table-cell table:style-name="ce21" table:formula="of:=([.C$13] * [.C$17]) + (0.5 * [.C$10] * ([.C$17]^2)) + ([.$C$2] - [.C$17]) * [.C$6] + ([.$B85] / [.C$8] * [.C$13])" office:value-type="float" office:value="211.345833333333" calcext:value-type="float">
            <text:p>211.35</text:p>
          </table:table-cell>
          <table:table-cell table:style-name="ce21" table:formula="of:=([.D$13] * [.D$17]) + (0.5 * [.D$10] * ([.D$17]^2)) + ([.$C$2] - [.D$17]) * [.D$6] + ([.$B85] / [.D$8] * [.D$13])" office:value-type="float" office:value="210.969202898551" calcext:value-type="float">
            <text:p>210.97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60" calcext:value-type="float">
            <text:p>60</text:p>
          </table:table-cell>
          <table:table-cell table:style-name="ce21" table:formula="of:=([.C$13] * [.C$17]) + (0.5 * [.C$10] * ([.C$17]^2)) + ([.$C$2] - [.C$17]) * [.C$6] + ([.$B86] / [.C$8] * [.C$13])" office:value-type="float" office:value="212.3875" calcext:value-type="float">
            <text:p>212.39</text:p>
          </table:table-cell>
          <table:table-cell table:style-name="ce21" table:formula="of:=([.D$13] * [.D$17]) + (0.5 * [.D$10] * ([.D$17]^2)) + ([.$C$2] - [.D$17]) * [.D$6] + ([.$B86] / [.D$8] * [.D$13])" office:value-type="float" office:value="212.010869565217" calcext:value-type="float">
            <text:p>212.01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65" calcext:value-type="float">
            <text:p>65</text:p>
          </table:table-cell>
          <table:table-cell table:style-name="ce21" table:formula="of:=([.C$13] * [.C$17]) + (0.5 * [.C$10] * ([.C$17]^2)) + ([.$C$2] - [.C$17]) * [.C$6] + ([.$B87] / [.C$8] * [.C$13])" office:value-type="float" office:value="213.429166666667" calcext:value-type="float">
            <text:p>213.43</text:p>
          </table:table-cell>
          <table:table-cell table:style-name="ce21" table:formula="of:=([.D$13] * [.D$17]) + (0.5 * [.D$10] * ([.D$17]^2)) + ([.$C$2] - [.D$17]) * [.D$6] + ([.$B87] / [.D$8] * [.D$13])" office:value-type="float" office:value="213.052536231884" calcext:value-type="float">
            <text:p>213.05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70" calcext:value-type="float">
            <text:p>70</text:p>
          </table:table-cell>
          <table:table-cell table:style-name="ce21" table:formula="of:=([.C$13] * [.C$17]) + (0.5 * [.C$10] * ([.C$17]^2)) + ([.$C$2] - [.C$17]) * [.C$6] + ([.$B88] / [.C$8] * [.C$13])" office:value-type="float" office:value="214.470833333333" calcext:value-type="float">
            <text:p>214.47</text:p>
          </table:table-cell>
          <table:table-cell table:style-name="ce21" table:formula="of:=([.D$13] * [.D$17]) + (0.5 * [.D$10] * ([.D$17]^2)) + ([.$C$2] - [.D$17]) * [.D$6] + ([.$B88] / [.D$8] * [.D$13])" office:value-type="float" office:value="214.094202898551" calcext:value-type="float">
            <text:p>214.09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75" calcext:value-type="float">
            <text:p>75</text:p>
          </table:table-cell>
          <table:table-cell table:style-name="ce21" table:formula="of:=([.C$13] * [.C$17]) + (0.5 * [.C$10] * ([.C$17]^2)) + ([.$C$2] - [.C$17]) * [.C$6] + ([.$B89] / [.C$8] * [.C$13])" office:value-type="float" office:value="215.5125" calcext:value-type="float">
            <text:p>215.51</text:p>
          </table:table-cell>
          <table:table-cell table:style-name="ce21" table:formula="of:=([.D$13] * [.D$17]) + (0.5 * [.D$10] * ([.D$17]^2)) + ([.$C$2] - [.D$17]) * [.D$6] + ([.$B89] / [.D$8] * [.D$13])" office:value-type="float" office:value="215.135869565217" calcext:value-type="float">
            <text:p>215.14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80" calcext:value-type="float">
            <text:p>80</text:p>
          </table:table-cell>
          <table:table-cell table:style-name="ce21" table:formula="of:=([.C$13] * [.C$17]) + (0.5 * [.C$10] * ([.C$17]^2)) + ([.$C$2] - [.C$17]) * [.C$6] + ([.$B90] / [.C$8] * [.C$13])" office:value-type="float" office:value="216.554166666667" calcext:value-type="float">
            <text:p>216.55</text:p>
          </table:table-cell>
          <table:table-cell table:style-name="ce21" table:formula="of:=([.D$13] * [.D$17]) + (0.5 * [.D$10] * ([.D$17]^2)) + ([.$C$2] - [.D$17]) * [.D$6] + ([.$B90] / [.D$8] * [.D$13])" office:value-type="float" office:value="216.177536231884" calcext:value-type="float">
            <text:p>216.18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85" calcext:value-type="float">
            <text:p>85</text:p>
          </table:table-cell>
          <table:table-cell table:style-name="ce21" table:formula="of:=([.C$13] * [.C$17]) + (0.5 * [.C$10] * ([.C$17]^2)) + ([.$C$2] - [.C$17]) * [.C$6] + ([.$B91] / [.C$8] * [.C$13])" office:value-type="float" office:value="217.595833333333" calcext:value-type="float">
            <text:p>217.60</text:p>
          </table:table-cell>
          <table:table-cell table:style-name="ce21" table:formula="of:=([.D$13] * [.D$17]) + (0.5 * [.D$10] * ([.D$17]^2)) + ([.$C$2] - [.D$17]) * [.D$6] + ([.$B91] / [.D$8] * [.D$13])" office:value-type="float" office:value="217.219202898551" calcext:value-type="float">
            <text:p>217.22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90" calcext:value-type="float">
            <text:p>90</text:p>
          </table:table-cell>
          <table:table-cell table:style-name="ce21" table:formula="of:=([.C$13] * [.C$17]) + (0.5 * [.C$10] * ([.C$17]^2)) + ([.$C$2] - [.C$17]) * [.C$6] + ([.$B92] / [.C$8] * [.C$13])" office:value-type="float" office:value="218.6375" calcext:value-type="float">
            <text:p>218.64</text:p>
          </table:table-cell>
          <table:table-cell table:style-name="ce21" table:formula="of:=([.D$13] * [.D$17]) + (0.5 * [.D$10] * ([.D$17]^2)) + ([.$C$2] - [.D$17]) * [.D$6] + ([.$B92] / [.D$8] * [.D$13])" office:value-type="float" office:value="218.260869565217" calcext:value-type="float">
            <text:p>218.26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95" calcext:value-type="float">
            <text:p>95</text:p>
          </table:table-cell>
          <table:table-cell table:style-name="ce21" table:formula="of:=([.C$13] * [.C$17]) + (0.5 * [.C$10] * ([.C$17]^2)) + ([.$C$2] - [.C$17]) * [.C$6] + ([.$B93] / [.C$8] * [.C$13])" office:value-type="float" office:value="219.679166666667" calcext:value-type="float">
            <text:p>219.68</text:p>
          </table:table-cell>
          <table:table-cell table:style-name="ce21" table:formula="of:=([.D$13] * [.D$17]) + (0.5 * [.D$10] * ([.D$17]^2)) + ([.$C$2] - [.D$17]) * [.D$6] + ([.$B93] / [.D$8] * [.D$13])" office:value-type="float" office:value="219.302536231884" calcext:value-type="float">
            <text:p>219.3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00" calcext:value-type="float">
            <text:p>100</text:p>
          </table:table-cell>
          <table:table-cell table:style-name="ce21" table:formula="of:=([.C$13] * [.C$17]) + (0.5 * [.C$10] * ([.C$17]^2)) + ([.$C$2] - [.C$17]) * [.C$6] + ([.$B94] / [.C$8] * [.C$13])" office:value-type="float" office:value="220.720833333333" calcext:value-type="float">
            <text:p>220.72</text:p>
          </table:table-cell>
          <table:table-cell table:style-name="ce21" table:formula="of:=([.D$13] * [.D$17]) + (0.5 * [.D$10] * ([.D$17]^2)) + ([.$C$2] - [.D$17]) * [.D$6] + ([.$B94] / [.D$8] * [.D$13])" office:value-type="float" office:value="220.344202898551" calcext:value-type="float">
            <text:p>220.34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05" calcext:value-type="float">
            <text:p>105</text:p>
          </table:table-cell>
          <table:table-cell table:style-name="ce21" table:formula="of:=([.C$13] * [.C$17]) + (0.5 * [.C$10] * ([.C$17]^2)) + ([.$C$2] - [.C$17]) * [.C$6] + ([.$B95] / [.C$8] * [.C$13])" office:value-type="float" office:value="221.7625" calcext:value-type="float">
            <text:p>221.76</text:p>
          </table:table-cell>
          <table:table-cell table:style-name="ce21" table:formula="of:=([.D$13] * [.D$17]) + (0.5 * [.D$10] * ([.D$17]^2)) + ([.$C$2] - [.D$17]) * [.D$6] + ([.$B95] / [.D$8] * [.D$13])" office:value-type="float" office:value="221.385869565217" calcext:value-type="float">
            <text:p>221.39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10" calcext:value-type="float">
            <text:p>110</text:p>
          </table:table-cell>
          <table:table-cell table:style-name="ce21" table:formula="of:=([.C$13] * [.C$17]) + (0.5 * [.C$10] * ([.C$17]^2)) + ([.$C$2] - [.C$17]) * [.C$6] + ([.$B96] / [.C$8] * [.C$13])" office:value-type="float" office:value="222.804166666667" calcext:value-type="float">
            <text:p>222.80</text:p>
          </table:table-cell>
          <table:table-cell table:style-name="ce21" table:formula="of:=([.D$13] * [.D$17]) + (0.5 * [.D$10] * ([.D$17]^2)) + ([.$C$2] - [.D$17]) * [.D$6] + ([.$B96] / [.D$8] * [.D$13])" office:value-type="float" office:value="222.427536231884" calcext:value-type="float">
            <text:p>222.43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15" calcext:value-type="float">
            <text:p>115</text:p>
          </table:table-cell>
          <table:table-cell table:style-name="ce21" table:formula="of:=([.C$13] * [.C$17]) + (0.5 * [.C$10] * ([.C$17]^2)) + ([.$C$2] - [.C$17]) * [.C$6] + ([.$B97] / [.C$8] * [.C$13])" office:value-type="float" office:value="223.845833333333" calcext:value-type="float">
            <text:p>223.85</text:p>
          </table:table-cell>
          <table:table-cell table:style-name="ce21" table:formula="of:=([.D$13] * [.D$17]) + (0.5 * [.D$10] * ([.D$17]^2)) + ([.$C$2] - [.D$17]) * [.D$6] + ([.$B97] / [.D$8] * [.D$13])" office:value-type="float" office:value="223.469202898551" calcext:value-type="float">
            <text:p>223.47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20" calcext:value-type="float">
            <text:p>120</text:p>
          </table:table-cell>
          <table:table-cell table:style-name="ce21" table:formula="of:=([.C$13] * [.C$17]) + (0.5 * [.C$10] * ([.C$17]^2)) + ([.$C$2] - [.C$17]) * [.C$6] + ([.$B98] / [.C$8] * [.C$13])" office:value-type="float" office:value="224.8875" calcext:value-type="float">
            <text:p>224.89</text:p>
          </table:table-cell>
          <table:table-cell table:style-name="ce21" table:formula="of:=([.D$13] * [.D$17]) + (0.5 * [.D$10] * ([.D$17]^2)) + ([.$C$2] - [.D$17]) * [.D$6] + ([.$B98] / [.D$8] * [.D$13])" office:value-type="float" office:value="224.510869565217" calcext:value-type="float">
            <text:p>224.51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25" calcext:value-type="float">
            <text:p>125</text:p>
          </table:table-cell>
          <table:table-cell table:style-name="ce21" table:formula="of:=([.C$13] * [.C$17]) + (0.5 * [.C$10] * ([.C$17]^2)) + ([.$C$2] - [.C$17]) * [.C$6] + ([.$B99] / [.C$8] * [.C$13])" office:value-type="float" office:value="225.929166666667" calcext:value-type="float">
            <text:p>225.93</text:p>
          </table:table-cell>
          <table:table-cell table:style-name="ce21" table:formula="of:=([.D$13] * [.D$17]) + (0.5 * [.D$10] * ([.D$17]^2)) + ([.$C$2] - [.D$17]) * [.D$6] + ([.$B99] / [.D$8] * [.D$13])" office:value-type="float" office:value="225.552536231884" calcext:value-type="float">
            <text:p>225.55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30" calcext:value-type="float">
            <text:p>130</text:p>
          </table:table-cell>
          <table:table-cell table:style-name="ce21" table:formula="of:=([.C$13] * [.C$17]) + (0.5 * [.C$10] * ([.C$17]^2)) + ([.$C$2] - [.C$17]) * [.C$6] + ([.$B100] / [.C$8] * [.C$13])" office:value-type="float" office:value="226.970833333333" calcext:value-type="float">
            <text:p>226.97</text:p>
          </table:table-cell>
          <table:table-cell table:style-name="ce21" table:formula="of:=([.D$13] * [.D$17]) + (0.5 * [.D$10] * ([.D$17]^2)) + ([.$C$2] - [.D$17]) * [.D$6] + ([.$B100] / [.D$8] * [.D$13])" office:value-type="float" office:value="226.594202898551" calcext:value-type="float">
            <text:p>226.59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35" calcext:value-type="float">
            <text:p>135</text:p>
          </table:table-cell>
          <table:table-cell table:style-name="ce21" table:formula="of:=([.C$13] * [.C$17]) + (0.5 * [.C$10] * ([.C$17]^2)) + ([.$C$2] - [.C$17]) * [.C$6] + ([.$B101] / [.C$8] * [.C$13])" office:value-type="float" office:value="228.0125" calcext:value-type="float">
            <text:p>228.01</text:p>
          </table:table-cell>
          <table:table-cell table:style-name="ce21" table:formula="of:=([.D$13] * [.D$17]) + (0.5 * [.D$10] * ([.D$17]^2)) + ([.$C$2] - [.D$17]) * [.D$6] + ([.$B101] / [.D$8] * [.D$13])" office:value-type="float" office:value="227.635869565217" calcext:value-type="float">
            <text:p>227.64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40" calcext:value-type="float">
            <text:p>140</text:p>
          </table:table-cell>
          <table:table-cell table:style-name="ce21" table:formula="of:=([.C$13] * [.C$17]) + (0.5 * [.C$10] * ([.C$17]^2)) + ([.$C$2] - [.C$17]) * [.C$6] + ([.$B102] / [.C$8] * [.C$13])" office:value-type="float" office:value="229.054166666667" calcext:value-type="float">
            <text:p>229.05</text:p>
          </table:table-cell>
          <table:table-cell table:style-name="ce21" table:formula="of:=([.D$13] * [.D$17]) + (0.5 * [.D$10] * ([.D$17]^2)) + ([.$C$2] - [.D$17]) * [.D$6] + ([.$B102] / [.D$8] * [.D$13])" office:value-type="float" office:value="228.677536231884" calcext:value-type="float">
            <text:p>228.68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45" calcext:value-type="float">
            <text:p>145</text:p>
          </table:table-cell>
          <table:table-cell table:style-name="ce21" table:formula="of:=([.C$13] * [.C$17]) + (0.5 * [.C$10] * ([.C$17]^2)) + ([.$C$2] - [.C$17]) * [.C$6] + ([.$B103] / [.C$8] * [.C$13])" office:value-type="float" office:value="230.095833333333" calcext:value-type="float">
            <text:p>230.10</text:p>
          </table:table-cell>
          <table:table-cell table:style-name="ce21" table:formula="of:=([.D$13] * [.D$17]) + (0.5 * [.D$10] * ([.D$17]^2)) + ([.$C$2] - [.D$17]) * [.D$6] + ([.$B103] / [.D$8] * [.D$13])" office:value-type="float" office:value="229.719202898551" calcext:value-type="float">
            <text:p>229.72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50" calcext:value-type="float">
            <text:p>150</text:p>
          </table:table-cell>
          <table:table-cell table:style-name="ce21" table:formula="of:=([.C$13] * [.C$17]) + (0.5 * [.C$10] * ([.C$17]^2)) + ([.$C$2] - [.C$17]) * [.C$6] + ([.$B104] / [.C$8] * [.C$13])" office:value-type="float" office:value="231.1375" calcext:value-type="float">
            <text:p>231.14</text:p>
          </table:table-cell>
          <table:table-cell table:style-name="ce21" table:formula="of:=([.D$13] * [.D$17]) + (0.5 * [.D$10] * ([.D$17]^2)) + ([.$C$2] - [.D$17]) * [.D$6] + ([.$B104] / [.D$8] * [.D$13])" office:value-type="float" office:value="230.760869565217" calcext:value-type="float">
            <text:p>230.76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55" calcext:value-type="float">
            <text:p>155</text:p>
          </table:table-cell>
          <table:table-cell table:style-name="ce21" table:formula="of:=([.C$13] * [.C$17]) + (0.5 * [.C$10] * ([.C$17]^2)) + ([.$C$2] - [.C$17]) * [.C$6] + ([.$B105] / [.C$8] * [.C$13])" office:value-type="float" office:value="232.179166666667" calcext:value-type="float">
            <text:p>232.18</text:p>
          </table:table-cell>
          <table:table-cell table:style-name="ce21" table:formula="of:=([.D$13] * [.D$17]) + (0.5 * [.D$10] * ([.D$17]^2)) + ([.$C$2] - [.D$17]) * [.D$6] + ([.$B105] / [.D$8] * [.D$13])" office:value-type="float" office:value="231.802536231884" calcext:value-type="float">
            <text:p>231.80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60" calcext:value-type="float">
            <text:p>160</text:p>
          </table:table-cell>
          <table:table-cell table:style-name="ce21" table:formula="of:=([.C$13] * [.C$17]) + (0.5 * [.C$10] * ([.C$17]^2)) + ([.$C$2] - [.C$17]) * [.C$6] + ([.$B106] / [.C$8] * [.C$13])" office:value-type="float" office:value="233.220833333333" calcext:value-type="float">
            <text:p>233.22</text:p>
          </table:table-cell>
          <table:table-cell table:style-name="ce21" table:formula="of:=([.D$13] * [.D$17]) + (0.5 * [.D$10] * ([.D$17]^2)) + ([.$C$2] - [.D$17]) * [.D$6] + ([.$B106] / [.D$8] * [.D$13])" office:value-type="float" office:value="232.844202898551" calcext:value-type="float">
            <text:p>232.84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65" calcext:value-type="float">
            <text:p>165</text:p>
          </table:table-cell>
          <table:table-cell table:style-name="ce21" table:formula="of:=([.C$13] * [.C$17]) + (0.5 * [.C$10] * ([.C$17]^2)) + ([.$C$2] - [.C$17]) * [.C$6] + ([.$B107] / [.C$8] * [.C$13])" office:value-type="float" office:value="234.2625" calcext:value-type="float">
            <text:p>234.26</text:p>
          </table:table-cell>
          <table:table-cell table:style-name="ce21" table:formula="of:=([.D$13] * [.D$17]) + (0.5 * [.D$10] * ([.D$17]^2)) + ([.$C$2] - [.D$17]) * [.D$6] + ([.$B107] / [.D$8] * [.D$13])" office:value-type="float" office:value="233.885869565217" calcext:value-type="float">
            <text:p>233.89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70" calcext:value-type="float">
            <text:p>170</text:p>
          </table:table-cell>
          <table:table-cell table:style-name="ce21" table:formula="of:=([.C$13] * [.C$17]) + (0.5 * [.C$10] * ([.C$17]^2)) + ([.$C$2] - [.C$17]) * [.C$6] + ([.$B108] / [.C$8] * [.C$13])" office:value-type="float" office:value="235.304166666667" calcext:value-type="float">
            <text:p>235.30</text:p>
          </table:table-cell>
          <table:table-cell table:style-name="ce21" table:formula="of:=([.D$13] * [.D$17]) + (0.5 * [.D$10] * ([.D$17]^2)) + ([.$C$2] - [.D$17]) * [.D$6] + ([.$B108] / [.D$8] * [.D$13])" office:value-type="float" office:value="234.927536231884" calcext:value-type="float">
            <text:p>234.93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75" calcext:value-type="float">
            <text:p>175</text:p>
          </table:table-cell>
          <table:table-cell table:style-name="ce21" table:formula="of:=([.C$13] * [.C$17]) + (0.5 * [.C$10] * ([.C$17]^2)) + ([.$C$2] - [.C$17]) * [.C$6] + ([.$B109] / [.C$8] * [.C$13])" office:value-type="float" office:value="236.345833333333" calcext:value-type="float">
            <text:p>236.35</text:p>
          </table:table-cell>
          <table:table-cell table:style-name="ce21" table:formula="of:=([.D$13] * [.D$17]) + (0.5 * [.D$10] * ([.D$17]^2)) + ([.$C$2] - [.D$17]) * [.D$6] + ([.$B109] / [.D$8] * [.D$13])" office:value-type="float" office:value="235.969202898551" calcext:value-type="float">
            <text:p>235.97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float" office:value="180" calcext:value-type="float">
            <text:p>180</text:p>
          </table:table-cell>
          <table:table-cell table:style-name="ce21" table:formula="of:=([.C$13] * [.C$17]) + (0.5 * [.C$10] * ([.C$17]^2)) + ([.$C$2] - [.C$17]) * [.C$6] + ([.$B110] / [.C$8] * [.C$13])" office:value-type="float" office:value="237.3875" calcext:value-type="float">
            <text:p>237.39</text:p>
          </table:table-cell>
          <table:table-cell table:style-name="ce21" table:formula="of:=([.D$13] * [.D$17]) + (0.5 * [.D$10] * ([.D$17]^2)) + ([.$C$2] - [.D$17]) * [.D$6] + ([.$B110] / [.D$8] * [.D$13])" office:value-type="float" office:value="237.010869565217" calcext:value-type="float">
            <text:p>237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</text:p>
          </table:table-cell>
          <table:table-cell table:number-columns-repeated="1023"/>
        </table:table-row>
        <table:table-row table:style-name="ro2">
          <table:table-cell table:style-name="Default"/>
          <table:table-cell table:style-name="ce17" office:value-type="string" calcext:value-type="string">
            <text:p>TurnAngle</text:p>
          </table:table-cell>
          <table:table-cell/>
          <table:table-cell table:style-name="ce9" office:value-type="string" calcext:value-type="string">
            <text:p>BattleBusLocomotor Fixed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1"/>
          <table:table-cell table:style-name="ce21" table:formula="of:=[.D74] - [.$C74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1"/>
          <table:table-cell table:style-name="ce21" table:formula="of:=[.D75] - [.$C75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1"/>
          <table:table-cell table:style-name="ce21" table:formula="of:=[.D76] - [.$C76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1"/>
          <table:table-cell table:style-name="ce21" table:formula="of:=[.D77] - [.$C77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1"/>
          <table:table-cell table:style-name="ce21" table:formula="of:=[.D78] - [.$C78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21"/>
          <table:table-cell table:style-name="ce21" table:formula="of:=[.D79] - [.$C79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21"/>
          <table:table-cell table:style-name="ce21" table:formula="of:=[.D80] - [.$C80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21"/>
          <table:table-cell table:style-name="ce21" table:formula="of:=[.D81] - [.$C81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21"/>
          <table:table-cell table:style-name="ce21" table:formula="of:=[.D82] - [.$C82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21"/>
          <table:table-cell table:style-name="ce21" table:formula="of:=[.D83] - [.$C83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1"/>
          <table:table-cell table:style-name="ce21" table:formula="of:=[.D84] - [.$C84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ce21"/>
          <table:table-cell table:style-name="ce21" table:formula="of:=[.D85] - [.$C85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21"/>
          <table:table-cell table:style-name="ce21" table:formula="of:=[.D86] - [.$C86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ce21"/>
          <table:table-cell table:style-name="ce21" table:formula="of:=[.D87] - [.$C87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21"/>
          <table:table-cell table:style-name="ce21" table:formula="of:=[.D88] - [.$C88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21"/>
          <table:table-cell table:style-name="ce21" table:formula="of:=[.D89] - [.$C89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21"/>
          <table:table-cell table:style-name="ce21" table:formula="of:=[.D90] - [.$C90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style-name="ce21"/>
          <table:table-cell table:style-name="ce21" table:formula="of:=[.D91] - [.$C91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21"/>
          <table:table-cell table:style-name="ce21" table:formula="of:=[.D92] - [.$C92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style-name="ce21"/>
          <table:table-cell table:style-name="ce21" table:formula="of:=[.D93] - [.$C93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21"/>
          <table:table-cell table:style-name="ce21" table:formula="of:=[.D94] - [.$C94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style-name="ce21"/>
          <table:table-cell table:style-name="ce21" table:formula="of:=[.D95] - [.$C95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style-name="ce21"/>
          <table:table-cell table:style-name="ce21" table:formula="of:=[.D96] - [.$C96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style-name="ce21"/>
          <table:table-cell table:style-name="ce21" table:formula="of:=[.D97] - [.$C97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style-name="ce21"/>
          <table:table-cell table:style-name="ce21" table:formula="of:=[.D98] - [.$C98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style-name="ce21"/>
          <table:table-cell table:style-name="ce21" table:formula="of:=[.D99] - [.$C99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style-name="ce21"/>
          <table:table-cell table:style-name="ce21" table:formula="of:=[.D100] - [.$C100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style-name="ce21"/>
          <table:table-cell table:style-name="ce21" table:formula="of:=[.D101] - [.$C101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ce21"/>
          <table:table-cell table:style-name="ce21" table:formula="of:=[.D102] - [.$C102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style-name="ce21"/>
          <table:table-cell table:style-name="ce21" table:formula="of:=[.D103] - [.$C103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style-name="ce21"/>
          <table:table-cell table:style-name="ce21" table:formula="of:=[.D104] - [.$C104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style-name="ce21"/>
          <table:table-cell table:style-name="ce21" table:formula="of:=[.D105] - [.$C105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style-name="ce21"/>
          <table:table-cell table:style-name="ce21" table:formula="of:=[.D106] - [.$C106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style-name="ce21"/>
          <table:table-cell table:style-name="ce21" table:formula="of:=[.D107] - [.$C107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style-name="ce21"/>
          <table:table-cell table:style-name="ce21" table:formula="of:=[.D108] - [.$C108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style-name="ce21"/>
          <table:table-cell table:style-name="ce21" table:formula="of:=[.D109] - [.$C109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style-name="ce21"/>
          <table:table-cell table:style-name="ce21" table:formula="of:=[.D110] - [.$C110]" office:value-type="float" office:value="-0.376630434782612" calcext:value-type="float">
            <text:p>-0.38</text:p>
          </table:table-cell>
          <table:table-cell table:number-columns-repeated="1020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4T16:25:10.920000000</meta:creation-date>
    <meta:generator>LibreOffice/7.3.4.2$Windows_X86_64 LibreOffice_project/728fec16bd5f605073805c3c9e7c4212a0120dc5</meta:generator>
    <dc:date>2022-08-26T22:55:13.728000000</dc:date>
    <meta:editing-duration>PT8H5M4S</meta:editing-duration>
    <meta:editing-cycles>25</meta:editing-cycles>
    <meta:document-statistic meta:table-count="3" meta:cell-count="1197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849cm" svg:height="16.546cm" xlink:href=".." xlink:type="simple" chart:class="chart:line" chart:style-name="ch1">
        <chart:legend chart:legend-position="end" svg:x="19.43cm" svg:y="7.725cm" style:legend-expansion="high" chart:style-name="ch2"/>
        <chart:plot-area chart:style-name="ch3" table:cell-range-address="BattleBusLocomotor.B73:BattleBusLocomotor.D110" chart:data-source-has-labels="both" svg:x="0.496cm" svg:y="0.33cm" svg:width="18.438cm" svg:height="15.886cm">
          <chart:coordinate-region svg:x="1.779cm" svg:y="0.53cm" svg:width="17.014cm" svg:height="14.763cm"/>
          <chart:axis chart:dimension="x" chart:name="primary-x" chart:style-name="ch4" chartooo:axis-type="auto">
            <chartooo:date-scale/>
            <chart:categories table:cell-range-address="BattleBusLocomotor.B74:BattleBusLocomotor.B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attleBusLocomotor.C74:BattleBusLocomotor.C110" chart:label-cell-address="BattleBusLocomotor.C73:BattleBusLocomotor.C73" chart:class="chart:line">
            <chart:data-point chart:repeated="37"/>
          </chart:series>
          <chart:series chart:style-name="ch8" chart:values-cell-range-address="BattleBusLocomotor.D74:BattleBusLocomotor.D110" chart:label-cell-address="BattleBusLocomotor.D73:BattleBusLocomotor.D73" chart:class="chart:line"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tleBusLocomotor </text:p>
                <draw:g>
                  <svg:desc>BattleBusLocomotor.C73:BattleBusLocomotor.C73</svg:desc>
                </draw:g>
              </table:table-cell>
              <table:table-cell office:value-type="string">
                <text:p>BattleBusLocomotor Fixed</text:p>
                <draw:g>
                  <svg:desc>BattleBusLocomotor.D73:BattleBusLocomotor.D7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BattleBusLocomotor.B74:BattleBusLocomotor.B110</svg:desc>
                </draw:g>
              </table:table-cell>
              <table:table-cell office:value-type="float" office:value="347.55">
                <text:p>347.55</text:p>
                <draw:g>
                  <svg:desc>BattleBusLocomotor.C74:BattleBusLocomotor.C110</svg:desc>
                </draw:g>
              </table:table-cell>
              <table:table-cell office:value-type="float" office:value="347.46875">
                <text:p>347.46875</text:p>
                <draw:g>
                  <svg:desc>BattleBusLocomotor.D74:BattleBusLocomotor.D110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7.55">
                <text:p>347.55</text:p>
              </table:table-cell>
              <table:table-cell office:value-type="float" office:value="348.857638888889">
                <text:p>348.85763888888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47.55">
                <text:p>347.55</text:p>
              </table:table-cell>
              <table:table-cell office:value-type="float" office:value="350.246527777778">
                <text:p>350.24652777777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47.55">
                <text:p>347.55</text:p>
              </table:table-cell>
              <table:table-cell office:value-type="float" office:value="351.635416666667">
                <text:p>351.63541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7.55">
                <text:p>347.55</text:p>
              </table:table-cell>
              <table:table-cell office:value-type="float" office:value="353.024305555556">
                <text:p>353.02430555555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47.55">
                <text:p>347.55</text:p>
              </table:table-cell>
              <table:table-cell office:value-type="float" office:value="354.413194444444">
                <text:p>354.41319444444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47.55">
                <text:p>347.55</text:p>
              </table:table-cell>
              <table:table-cell office:value-type="float" office:value="355.802083333333">
                <text:p>355.80208333333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47.55">
                <text:p>347.55</text:p>
              </table:table-cell>
              <table:table-cell office:value-type="float" office:value="357.190972222222">
                <text:p>357.1909722222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47.55">
                <text:p>347.55</text:p>
              </table:table-cell>
              <table:table-cell office:value-type="float" office:value="358.579861111111">
                <text:p>358.57986111111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47.55">
                <text:p>347.55</text:p>
              </table:table-cell>
              <table:table-cell office:value-type="float" office:value="359.96875">
                <text:p>359.968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47.55">
                <text:p>347.55</text:p>
              </table:table-cell>
              <table:table-cell office:value-type="float" office:value="361.357638888889">
                <text:p>361.35763888888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47.55">
                <text:p>347.55</text:p>
              </table:table-cell>
              <table:table-cell office:value-type="float" office:value="362.746527777778">
                <text:p>362.74652777777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47.55">
                <text:p>347.55</text:p>
              </table:table-cell>
              <table:table-cell office:value-type="float" office:value="364.135416666667">
                <text:p>364.13541666666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47.55">
                <text:p>347.55</text:p>
              </table:table-cell>
              <table:table-cell office:value-type="float" office:value="365.524305555556">
                <text:p>365.52430555555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47.55">
                <text:p>347.55</text:p>
              </table:table-cell>
              <table:table-cell office:value-type="float" office:value="366.913194444444">
                <text:p>366.91319444444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47.55">
                <text:p>347.55</text:p>
              </table:table-cell>
              <table:table-cell office:value-type="float" office:value="368.302083333333">
                <text:p>368.302083333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47.55">
                <text:p>347.55</text:p>
              </table:table-cell>
              <table:table-cell office:value-type="float" office:value="369.690972222222">
                <text:p>369.69097222222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347.55">
                <text:p>347.55</text:p>
              </table:table-cell>
              <table:table-cell office:value-type="float" office:value="371.079861111111">
                <text:p>371.07986111111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47.55">
                <text:p>347.55</text:p>
              </table:table-cell>
              <table:table-cell office:value-type="float" office:value="372.46875">
                <text:p>372.4687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347.55">
                <text:p>347.55</text:p>
              </table:table-cell>
              <table:table-cell office:value-type="float" office:value="373.857638888889">
                <text:p>373.85763888888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47.55">
                <text:p>347.55</text:p>
              </table:table-cell>
              <table:table-cell office:value-type="float" office:value="375.246527777778">
                <text:p>375.24652777777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47.55">
                <text:p>347.55</text:p>
              </table:table-cell>
              <table:table-cell office:value-type="float" office:value="376.635416666667">
                <text:p>376.63541666666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47.55">
                <text:p>347.55</text:p>
              </table:table-cell>
              <table:table-cell office:value-type="float" office:value="378.024305555556">
                <text:p>378.02430555555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347.55">
                <text:p>347.55</text:p>
              </table:table-cell>
              <table:table-cell office:value-type="float" office:value="379.413194444444">
                <text:p>379.41319444444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47.55">
                <text:p>347.55</text:p>
              </table:table-cell>
              <table:table-cell office:value-type="float" office:value="380.802083333333">
                <text:p>380.80208333333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47.55">
                <text:p>347.55</text:p>
              </table:table-cell>
              <table:table-cell office:value-type="float" office:value="382.190972222222">
                <text:p>382.19097222222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47.55">
                <text:p>347.55</text:p>
              </table:table-cell>
              <table:table-cell office:value-type="float" office:value="383.579861111111">
                <text:p>383.57986111111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347.55">
                <text:p>347.55</text:p>
              </table:table-cell>
              <table:table-cell office:value-type="float" office:value="384.96875">
                <text:p>384.9687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47.55">
                <text:p>347.55</text:p>
              </table:table-cell>
              <table:table-cell office:value-type="float" office:value="386.357638888889">
                <text:p>386.35763888888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347.55">
                <text:p>347.55</text:p>
              </table:table-cell>
              <table:table-cell office:value-type="float" office:value="387.746527777778">
                <text:p>387.74652777777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47.55">
                <text:p>347.55</text:p>
              </table:table-cell>
              <table:table-cell office:value-type="float" office:value="389.135416666667">
                <text:p>389.13541666666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347.55">
                <text:p>347.55</text:p>
              </table:table-cell>
              <table:table-cell office:value-type="float" office:value="390.524305555556">
                <text:p>390.52430555555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47.55">
                <text:p>347.55</text:p>
              </table:table-cell>
              <table:table-cell office:value-type="float" office:value="391.913194444444">
                <text:p>391.91319444444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347.55">
                <text:p>347.55</text:p>
              </table:table-cell>
              <table:table-cell office:value-type="float" office:value="393.302083333333">
                <text:p>393.30208333333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47.55">
                <text:p>347.55</text:p>
              </table:table-cell>
              <table:table-cell office:value-type="float" office:value="394.690972222222">
                <text:p>394.69097222222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347.55">
                <text:p>347.55</text:p>
              </table:table-cell>
              <table:table-cell office:value-type="float" office:value="396.079861111111">
                <text:p>396.07986111111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47.55">
                <text:p>347.55</text:p>
              </table:table-cell>
              <table:table-cell office:value-type="float" office:value="397.46875">
                <text:p>397.46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849cm" svg:height="16.546cm" xlink:href=".." xlink:type="simple" chart:class="chart:line" chart:style-name="ch1">
        <chart:legend chart:legend-position="end" svg:x="19.43cm" svg:y="7.725cm" style:legend-expansion="high" chart:style-name="ch2"/>
        <chart:plot-area chart:style-name="ch3" table:cell-range-address="BombTruckLocomotor.B74:BombTruckLocomotor.D111" chart:data-source-has-labels="both" svg:x="0.496cm" svg:y="0.33cm" svg:width="18.438cm" svg:height="15.886cm">
          <chart:coordinate-region svg:x="1.779cm" svg:y="0.529cm" svg:width="17.014cm" svg:height="14.763cm"/>
          <chart:axis chart:dimension="x" chart:name="primary-x" chart:style-name="ch4" chartooo:axis-type="auto">
            <chartooo:date-scale/>
            <chart:categories table:cell-range-address="BombTruckLocomotor.B75:BombTruckLocomotor.B1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ombTruckLocomotor.C75:BombTruckLocomotor.C111" chart:label-cell-address="BombTruckLocomotor.C74:BombTruckLocomotor.C74" chart:class="chart:line">
            <chart:data-point chart:repeated="37"/>
          </chart:series>
          <chart:series chart:style-name="ch8" chart:values-cell-range-address="BombTruckLocomotor.D75:BombTruckLocomotor.D111" chart:label-cell-address="BombTruckLocomotor.D74:BombTruckLocomotor.D74" chart:class="chart:line"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tleBusLocomotor </text:p>
                <draw:g>
                  <svg:desc>BombTruckLocomotor.C74:BombTruckLocomotor.C74</svg:desc>
                </draw:g>
              </table:table-cell>
              <table:table-cell office:value-type="string">
                <text:p>BattleBusLocomotor Fixed</text:p>
                <draw:g>
                  <svg:desc>BombTruckLocomotor.D74:BombTruckLocomotor.D7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BombTruckLocomotor.B75:BombTruckLocomotor.B111</svg:desc>
                </draw:g>
              </table:table-cell>
              <table:table-cell office:value-type="float" office:value="248.75">
                <text:p>248.75</text:p>
                <draw:g>
                  <svg:desc>BombTruckLocomotor.C75:BombTruckLocomotor.C111</svg:desc>
                </draw:g>
              </table:table-cell>
              <table:table-cell office:value-type="float" office:value="248.2">
                <text:p>248.2</text:p>
                <draw:g>
                  <svg:desc>BombTruckLocomotor.D75:BombTruckLocomotor.D111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8.75">
                <text:p>248.75</text:p>
              </table:table-cell>
              <table:table-cell office:value-type="float" office:value="249.311111111111">
                <text:p>249.3111111111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8.75">
                <text:p>248.75</text:p>
              </table:table-cell>
              <table:table-cell office:value-type="float" office:value="250.422222222222">
                <text:p>250.42222222222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48.75">
                <text:p>248.75</text:p>
              </table:table-cell>
              <table:table-cell office:value-type="float" office:value="251.533333333333">
                <text:p>251.5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8.75">
                <text:p>248.75</text:p>
              </table:table-cell>
              <table:table-cell office:value-type="float" office:value="252.644444444444">
                <text:p>252.64444444444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8.75">
                <text:p>248.75</text:p>
              </table:table-cell>
              <table:table-cell office:value-type="float" office:value="253.755555555556">
                <text:p>253.75555555555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8.75">
                <text:p>248.75</text:p>
              </table:table-cell>
              <table:table-cell office:value-type="float" office:value="254.866666666667">
                <text:p>254.86666666666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48.75">
                <text:p>248.75</text:p>
              </table:table-cell>
              <table:table-cell office:value-type="float" office:value="255.977777777778">
                <text:p>255.9777777777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8.75">
                <text:p>248.75</text:p>
              </table:table-cell>
              <table:table-cell office:value-type="float" office:value="257.088888888889">
                <text:p>257.08888888888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48.75">
                <text:p>248.75</text:p>
              </table:table-cell>
              <table:table-cell office:value-type="float" office:value="258.2">
                <text:p>258.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8.75">
                <text:p>248.75</text:p>
              </table:table-cell>
              <table:table-cell office:value-type="float" office:value="259.311111111111">
                <text:p>259.31111111111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48.75">
                <text:p>248.75</text:p>
              </table:table-cell>
              <table:table-cell office:value-type="float" office:value="260.422222222222">
                <text:p>260.42222222222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48.75">
                <text:p>248.75</text:p>
              </table:table-cell>
              <table:table-cell office:value-type="float" office:value="261.533333333333">
                <text:p>261.53333333333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48.75">
                <text:p>248.75</text:p>
              </table:table-cell>
              <table:table-cell office:value-type="float" office:value="262.644444444444">
                <text:p>262.64444444444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48.75">
                <text:p>248.75</text:p>
              </table:table-cell>
              <table:table-cell office:value-type="float" office:value="263.755555555556">
                <text:p>263.75555555555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48.75">
                <text:p>248.75</text:p>
              </table:table-cell>
              <table:table-cell office:value-type="float" office:value="264.866666666667">
                <text:p>264.8666666666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48.75">
                <text:p>248.75</text:p>
              </table:table-cell>
              <table:table-cell office:value-type="float" office:value="265.977777777778">
                <text:p>265.97777777777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48.75">
                <text:p>248.75</text:p>
              </table:table-cell>
              <table:table-cell office:value-type="float" office:value="267.088888888889">
                <text:p>267.08888888888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48.75">
                <text:p>248.75</text:p>
              </table:table-cell>
              <table:table-cell office:value-type="float" office:value="268.2">
                <text:p>268.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48.75">
                <text:p>248.75</text:p>
              </table:table-cell>
              <table:table-cell office:value-type="float" office:value="269.311111111111">
                <text:p>269.31111111111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48.75">
                <text:p>248.75</text:p>
              </table:table-cell>
              <table:table-cell office:value-type="float" office:value="270.422222222222">
                <text:p>270.42222222222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48.75">
                <text:p>248.75</text:p>
              </table:table-cell>
              <table:table-cell office:value-type="float" office:value="271.533333333333">
                <text:p>271.53333333333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48.75">
                <text:p>248.75</text:p>
              </table:table-cell>
              <table:table-cell office:value-type="float" office:value="272.644444444444">
                <text:p>272.64444444444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48.75">
                <text:p>248.75</text:p>
              </table:table-cell>
              <table:table-cell office:value-type="float" office:value="273.755555555556">
                <text:p>273.75555555555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48.75">
                <text:p>248.75</text:p>
              </table:table-cell>
              <table:table-cell office:value-type="float" office:value="274.866666666667">
                <text:p>274.86666666666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48.75">
                <text:p>248.75</text:p>
              </table:table-cell>
              <table:table-cell office:value-type="float" office:value="275.977777777778">
                <text:p>275.97777777777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48.75">
                <text:p>248.75</text:p>
              </table:table-cell>
              <table:table-cell office:value-type="float" office:value="277.088888888889">
                <text:p>277.08888888888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48.75">
                <text:p>248.75</text:p>
              </table:table-cell>
              <table:table-cell office:value-type="float" office:value="278.2">
                <text:p>278.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48.75">
                <text:p>248.75</text:p>
              </table:table-cell>
              <table:table-cell office:value-type="float" office:value="279.311111111111">
                <text:p>279.31111111111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248.75">
                <text:p>248.75</text:p>
              </table:table-cell>
              <table:table-cell office:value-type="float" office:value="280.422222222222">
                <text:p>280.42222222222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48.75">
                <text:p>248.75</text:p>
              </table:table-cell>
              <table:table-cell office:value-type="float" office:value="281.533333333333">
                <text:p>281.53333333333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248.75">
                <text:p>248.75</text:p>
              </table:table-cell>
              <table:table-cell office:value-type="float" office:value="282.644444444444">
                <text:p>282.64444444444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48.75">
                <text:p>248.75</text:p>
              </table:table-cell>
              <table:table-cell office:value-type="float" office:value="283.755555555556">
                <text:p>283.75555555555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248.75">
                <text:p>248.75</text:p>
              </table:table-cell>
              <table:table-cell office:value-type="float" office:value="284.866666666667">
                <text:p>284.86666666666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48.75">
                <text:p>248.75</text:p>
              </table:table-cell>
              <table:table-cell office:value-type="float" office:value="285.977777777778">
                <text:p>285.97777777777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48.75">
                <text:p>248.75</text:p>
              </table:table-cell>
              <table:table-cell office:value-type="float" office:value="287.088888888889">
                <text:p>287.08888888888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48.75">
                <text:p>248.75</text:p>
              </table:table-cell>
              <table:table-cell office:value-type="float" office:value="288.2">
                <text:p>288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849cm" svg:height="16.546cm" xlink:href=".." xlink:type="simple" chart:class="chart:line" chart:style-name="ch1">
        <chart:legend chart:legend-position="end" svg:x="19.43cm" svg:y="7.725cm" style:legend-expansion="high" chart:style-name="ch2"/>
        <chart:plot-area chart:style-name="ch3" table:cell-range-address="TroopCrawlerLocomotor.B73:TroopCrawlerLocomotor.D110" chart:data-source-has-labels="both" svg:x="0.496cm" svg:y="0.33cm" svg:width="18.438cm" svg:height="15.886cm">
          <chart:coordinate-region svg:x="1.779cm" svg:y="0.529cm" svg:width="17.014cm" svg:height="14.763cm"/>
          <chart:axis chart:dimension="x" chart:name="primary-x" chart:style-name="ch4" chartooo:axis-type="auto">
            <chartooo:date-scale/>
            <chart:categories table:cell-range-address="TroopCrawlerLocomotor.B74:TroopCrawlerLocomotor.B1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roopCrawlerLocomotor.C74:TroopCrawlerLocomotor.C110" chart:label-cell-address="TroopCrawlerLocomotor.C73:TroopCrawlerLocomotor.C73" chart:class="chart:line">
            <chart:data-point chart:repeated="37"/>
          </chart:series>
          <chart:series chart:style-name="ch8" chart:values-cell-range-address="TroopCrawlerLocomotor.D74:TroopCrawlerLocomotor.D110" chart:label-cell-address="TroopCrawlerLocomotor.D73:TroopCrawlerLocomotor.D73" chart:class="chart:line"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ttleBusLocomotor </text:p>
                <draw:g>
                  <svg:desc>TroopCrawlerLocomotor.C73:TroopCrawlerLocomotor.C73</svg:desc>
                </draw:g>
              </table:table-cell>
              <table:table-cell office:value-type="string">
                <text:p>BattleBusLocomotor Fixed</text:p>
                <draw:g>
                  <svg:desc>TroopCrawlerLocomotor.D73:TroopCrawlerLocomotor.D7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roopCrawlerLocomotor.B74:TroopCrawlerLocomotor.B110</svg:desc>
                </draw:g>
              </table:table-cell>
              <table:table-cell office:value-type="float" office:value="199.8875">
                <text:p>199.8875</text:p>
                <draw:g>
                  <svg:desc>TroopCrawlerLocomotor.C74:TroopCrawlerLocomotor.C110</svg:desc>
                </draw:g>
              </table:table-cell>
              <table:table-cell office:value-type="float" office:value="199.510869565217">
                <text:p>199.510869565217</text:p>
                <draw:g>
                  <svg:desc>TroopCrawlerLocomotor.D74:TroopCrawlerLocomotor.D110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0.929166666667">
                <text:p>200.929166666667</text:p>
              </table:table-cell>
              <table:table-cell office:value-type="float" office:value="200.552536231884">
                <text:p>200.5525362318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1.970833333333">
                <text:p>201.970833333333</text:p>
              </table:table-cell>
              <table:table-cell office:value-type="float" office:value="201.594202898551">
                <text:p>201.59420289855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03.0125">
                <text:p>203.0125</text:p>
              </table:table-cell>
              <table:table-cell office:value-type="float" office:value="202.635869565217">
                <text:p>202.6358695652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4.054166666667">
                <text:p>204.054166666667</text:p>
              </table:table-cell>
              <table:table-cell office:value-type="float" office:value="203.677536231884">
                <text:p>203.67753623188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05.095833333333">
                <text:p>205.095833333333</text:p>
              </table:table-cell>
              <table:table-cell office:value-type="float" office:value="204.719202898551">
                <text:p>204.71920289855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06.1375">
                <text:p>206.1375</text:p>
              </table:table-cell>
              <table:table-cell office:value-type="float" office:value="205.760869565217">
                <text:p>205.76086956521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07.179166666667">
                <text:p>207.179166666667</text:p>
              </table:table-cell>
              <table:table-cell office:value-type="float" office:value="206.802536231884">
                <text:p>206.8025362318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08.220833333333">
                <text:p>208.220833333333</text:p>
              </table:table-cell>
              <table:table-cell office:value-type="float" office:value="207.844202898551">
                <text:p>207.84420289855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09.2625">
                <text:p>209.2625</text:p>
              </table:table-cell>
              <table:table-cell office:value-type="float" office:value="208.885869565217">
                <text:p>208.8858695652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10.304166666667">
                <text:p>210.304166666667</text:p>
              </table:table-cell>
              <table:table-cell office:value-type="float" office:value="209.927536231884">
                <text:p>209.92753623188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11.345833333333">
                <text:p>211.345833333333</text:p>
              </table:table-cell>
              <table:table-cell office:value-type="float" office:value="210.969202898551">
                <text:p>210.96920289855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12.3875">
                <text:p>212.3875</text:p>
              </table:table-cell>
              <table:table-cell office:value-type="float" office:value="212.010869565217">
                <text:p>212.01086956521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13.429166666667">
                <text:p>213.429166666667</text:p>
              </table:table-cell>
              <table:table-cell office:value-type="float" office:value="213.052536231884">
                <text:p>213.05253623188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14.470833333333">
                <text:p>214.470833333333</text:p>
              </table:table-cell>
              <table:table-cell office:value-type="float" office:value="214.094202898551">
                <text:p>214.09420289855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15.5125">
                <text:p>215.5125</text:p>
              </table:table-cell>
              <table:table-cell office:value-type="float" office:value="215.135869565217">
                <text:p>215.13586956521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16.554166666667">
                <text:p>216.554166666667</text:p>
              </table:table-cell>
              <table:table-cell office:value-type="float" office:value="216.177536231884">
                <text:p>216.17753623188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17.595833333333">
                <text:p>217.595833333333</text:p>
              </table:table-cell>
              <table:table-cell office:value-type="float" office:value="217.219202898551">
                <text:p>217.21920289855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18.6375">
                <text:p>218.6375</text:p>
              </table:table-cell>
              <table:table-cell office:value-type="float" office:value="218.260869565217">
                <text:p>218.26086956521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19.679166666667">
                <text:p>219.679166666667</text:p>
              </table:table-cell>
              <table:table-cell office:value-type="float" office:value="219.302536231884">
                <text:p>219.30253623188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0.720833333333">
                <text:p>220.720833333333</text:p>
              </table:table-cell>
              <table:table-cell office:value-type="float" office:value="220.344202898551">
                <text:p>220.34420289855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21.7625">
                <text:p>221.7625</text:p>
              </table:table-cell>
              <table:table-cell office:value-type="float" office:value="221.385869565217">
                <text:p>221.3858695652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22.804166666667">
                <text:p>222.804166666667</text:p>
              </table:table-cell>
              <table:table-cell office:value-type="float" office:value="222.427536231884">
                <text:p>222.42753623188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23.845833333333">
                <text:p>223.845833333333</text:p>
              </table:table-cell>
              <table:table-cell office:value-type="float" office:value="223.469202898551">
                <text:p>223.46920289855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24.8875">
                <text:p>224.8875</text:p>
              </table:table-cell>
              <table:table-cell office:value-type="float" office:value="224.510869565217">
                <text:p>224.51086956521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25.929166666667">
                <text:p>225.929166666667</text:p>
              </table:table-cell>
              <table:table-cell office:value-type="float" office:value="225.552536231884">
                <text:p>225.55253623188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26.970833333333">
                <text:p>226.970833333333</text:p>
              </table:table-cell>
              <table:table-cell office:value-type="float" office:value="226.594202898551">
                <text:p>226.59420289855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28.0125">
                <text:p>228.0125</text:p>
              </table:table-cell>
              <table:table-cell office:value-type="float" office:value="227.635869565217">
                <text:p>227.63586956521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29.054166666667">
                <text:p>229.054166666667</text:p>
              </table:table-cell>
              <table:table-cell office:value-type="float" office:value="228.677536231884">
                <text:p>228.67753623188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230.095833333333">
                <text:p>230.095833333333</text:p>
              </table:table-cell>
              <table:table-cell office:value-type="float" office:value="229.719202898551">
                <text:p>229.71920289855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31.1375">
                <text:p>231.1375</text:p>
              </table:table-cell>
              <table:table-cell office:value-type="float" office:value="230.760869565217">
                <text:p>230.76086956521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232.179166666667">
                <text:p>232.179166666667</text:p>
              </table:table-cell>
              <table:table-cell office:value-type="float" office:value="231.802536231884">
                <text:p>231.80253623188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33.220833333333">
                <text:p>233.220833333333</text:p>
              </table:table-cell>
              <table:table-cell office:value-type="float" office:value="232.844202898551">
                <text:p>232.84420289855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234.2625">
                <text:p>234.2625</text:p>
              </table:table-cell>
              <table:table-cell office:value-type="float" office:value="233.885869565217">
                <text:p>233.88586956521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35.304166666667">
                <text:p>235.304166666667</text:p>
              </table:table-cell>
              <table:table-cell office:value-type="float" office:value="234.927536231884">
                <text:p>234.92753623188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36.345833333333">
                <text:p>236.345833333333</text:p>
              </table:table-cell>
              <table:table-cell office:value-type="float" office:value="235.969202898551">
                <text:p>235.96920289855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37.3875">
                <text:p>237.3875</text:p>
              </table:table-cell>
              <table:table-cell office:value-type="float" office:value="237.010869565217">
                <text:p>237.0108695652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